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64cm"/>
    </style:style>
    <style:style style:name="co2" style:family="table-column">
      <style:table-column-properties fo:break-before="auto" style:column-width="1.699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4.468cm"/>
    </style:style>
    <style:style style:name="co6" style:family="table-column">
      <style:table-column-properties fo:break-before="auto" style:column-width="2.958cm"/>
    </style:style>
    <style:style style:name="co7" style:family="table-column">
      <style:table-column-properties fo:break-before="auto" style:column-width="0.817cm"/>
    </style:style>
    <style:style style:name="co8" style:family="table-column">
      <style:table-column-properties fo:break-before="auto" style:column-width="4.877cm"/>
    </style:style>
    <style:style style:name="co9" style:family="table-column">
      <style:table-column-properties fo:break-before="auto" style:column-width="4.357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1.446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17cm" fo:break-before="auto" style:use-optimal-row-height="true"/>
    </style:style>
    <style:style style:name="ta1" style:family="table" style:master-page-name="PageStyle_5f_2021-2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Excel_20_Built-in_20_Normal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padding="0.071cm"/>
    </style:style>
    <style:style style:name="ce3" style:family="table-cell" style:parent-style-name="Excel_20_Built-in_20_Normal">
      <style:table-cell-properties fo:border-bottom="0.74pt solid #3d3d3d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add6ff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padding="0.071cm"/>
    </style:style>
    <style:style style:name="ce6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Excel_20_Built-in_20_Normal">
      <style:table-cell-properties style:glyph-orientation-vertical="0" fo:border-bottom="0.74pt solid #3d3d3d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Excel_20_Built-in_20_Normal">
      <style:table-cell-properties style:glyph-orientation-vertical="0" fo:border-bottom="0.74pt solid #3d3d3d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d3d3d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20_Built-in_20_Normal">
      <style:table-cell-properties style:glyph-orientation-vertical="0" fo:background-color="#cccccc" style:diagonal-bl-tr="none" style:diagonal-tl-br="none" style:text-align-source="fix" style:repeat-content="false" fo:wrap-option="no-wrap" fo:border="1.76pt solid #3d3d3d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Default" style:data-style-name="N112">
      <style:table-cell-properties style:glyph-orientation-vertical="0" fo:border-bottom="1.76pt solid #3d3d3d" fo:background-color="#fcf305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" style:apply-style-name="Excel_5f_CondFormat_5f_1_5f_1_5f_1" style:base-cell-address="'2021-22'.H4"/>
    </style:style>
    <style:style style:name="ce18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1.76pt solid #3d3d3d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61">
      <style:table-cell-properties style:glyph-orientation-vertical="0" fo:border-bottom="1.76pt solid #3d3d3d" fo:background-color="#fcf305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3d3d3d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fo:border="none" fo:padding="0.071cm" style:rotation-align="non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6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12">
      <style:table-cell-properties style:glyph-orientation-vertical="0" fo:border-bottom="1.76pt solid #3d3d3d" fo:background-color="#fcf305" style:diagonal-bl-tr="none" style:diagonal-tl-br="none" style:text-align-source="value-type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61">
      <style:table-cell-properties style:glyph-orientation-vertical="0" fo:border-bottom="1.76pt solid #3d3d3d" fo:background-color="#fcf305" style:diagonal-bl-tr="none" style:diagonal-tl-br="none" style:text-align-source="value-type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071cm" fo:border-right="none" style:rotation-angle="0" style:rotation-align="none" style:shrink-to-fit="false" fo:border-top="1.76pt solid #3d3d3d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61">
      <style:table-cell-properties style:glyph-orientation-vertical="0" fo:border-bottom="1.76pt solid #3d3d3d" fo:background-color="#fcf305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21-22" table:style-name="ta1">
        <office:forms form:automatic-focus="false" form:apply-design-mode="false"/>
        <table:shapes>
          <draw:frame draw:z-index="0" draw:style-name="gr1" draw:text-style-name="P1" svg:width="15.998cm" svg:height="9.008cm" svg:x="7.353cm" svg:y="32.885cm">
            <draw:object draw:notify-on-update-of-ranges="'2021-22'.M58:'2021-22'.M58 '2021-22'.M59:'2021-22'.M108 '2021-22'.N58:'2021-22'.N58 '2021-22'.N59:'2021-22'.N108 '2021-22'.O58:'2021-22'.O58 '2021-22'.O59:'2021-22'.O1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8cm" svg:height="9.009cm" svg:x="7.328cm" svg:y="42.28cm">
            <draw:object draw:notify-on-update-of-ranges="'2021-22'.Q58:'2021-22'.Q58 '2021-22'.Q59:'2021-22'.Q108 '2021-22'.R58:'2021-22'.R58 '2021-22'.R59:'2021-22'.R108 '2021-22'.S58:'2021-22'.S58 '2021-22'.S59:'2021-22'.S10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8cm" svg:height="9.009cm" svg:x="7.304cm" svg:y="52.281cm">
            <draw:object draw:notify-on-update-of-ranges="'2021-22'.V58:'2021-22'.V58 '2021-22'.V59:'2021-22'.V108 '2021-22'.W58:'2021-22'.W58 '2021-22'.W59:'2021-22'.W108 '2021-22'.X58:'2021-22'.X58 '2021-22'.X59:'2021-22'.X10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number-columns-repeated="2" table:default-cell-style-name="ce33"/>
        <table:table-column table:style-name="co5" table:default-cell-style-name="ce33"/>
        <table:table-column table:style-name="co6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8" table:default-cell-style-name="ce33"/>
        <table:table-column table:style-name="co4" table:number-columns-repeated="2" table:default-cell-style-name="ce33"/>
        <table:table-column table:style-name="co9" table:default-cell-style-name="ce33"/>
        <table:table-column table:style-name="co4" table:number-columns-repeated="243" table:default-cell-style-name="ce33"/>
        <table:table-row table:style-name="ro1">
          <table:table-cell table:style-name="ce1" office:value-type="string" calcext:value-type="string">
            <text:p>Nº casos:</text:p>
          </table:table-cell>
          <table:table-cell table:style-name="ce6" office:value-type="float" office:value="50" calcext:value-type="float">
            <text:p>50</text:p>
          </table:table-cell>
          <table:table-cell table:style-name="ce7" table:number-columns-repeated="2"/>
          <table:table-cell table:style-name="ce2" table:number-columns-repeated="5"/>
          <table:table-cell table:style-name="ce20" table:number-columns-repeated="3"/>
          <table:table-cell table:number-columns-repeated="245"/>
        </table:table-row>
        <table:table-row table:style-name="ro2">
          <table:table-cell table:style-name="ce2"/>
          <table:table-cell table:style-name="ce7" table:number-columns-repeated="3"/>
          <table:table-cell table:style-name="ce2"/>
          <table:table-cell table:style-name="ce39" office:value-type="string" calcext:value-type="string" table:number-columns-spanned="4" table:number-rows-spanned="1">
            <text:p>Algoritmo Greedy</text:p>
          </table:table-cell>
          <table:covered-table-cell table:number-columns-repeated="3" table:style-name="ce39"/>
          <table:table-cell table:style-name="ce21"/>
          <table:table-cell table:style-name="ce26" table:number-columns-repeated="2"/>
          <table:table-cell/>
          <table:table-cell table:style-name="ce39" office:value-type="string" calcext:value-type="string" table:number-columns-spanned="4" table:number-rows-spanned="1">
            <text:p>Algoritmo Búsqueda Local</text:p>
          </table:table-cell>
          <table:covered-table-cell table:number-columns-repeated="3" table:style-name="ce39"/>
          <table:table-cell/>
          <table:table-cell table:style-name="ce39" office:value-type="string" calcext:value-type="string" table:number-columns-spanned="4" table:number-rows-spanned="1">
            <text:p>Algoritmo Greedy</text:p>
          </table:table-cell>
          <table:covered-table-cell table:number-columns-repeated="3"/>
          <table:table-cell/>
          <table:table-cell table:style-name="ce39" office:value-type="string" calcext:value-type="string" table:number-columns-spanned="4" table:number-rows-spanned="1">
            <text:p>Algoritmo Búsqueda Local</text:p>
          </table:table-cell>
          <table:covered-table-cell table:number-columns-repeated="3"/>
          <table:table-cell table:number-columns-repeated="230"/>
        </table:table-row>
        <table:table-row table:style-name="ro3">
          <table:table-cell table:style-name="ce3" office:value-type="string" calcext:value-type="string">
            <text:p>Cas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m</text:p>
          </table:table-cell>
          <table:table-cell table:style-name="ce9" office:value-type="string" calcext:value-type="string">
            <text:p>Mejor coste</text:p>
          </table:table-cell>
          <table:table-cell table:style-name="ce2"/>
          <table:table-cell table:style-name="ce12" office:value-type="string" calcext:value-type="string">
            <text:p>Caso</text:p>
          </table:table-cell>
          <table:table-cell table:style-name="ce14" office:value-type="string" calcext:value-type="string">
            <text:p>Coste medio obtenido</text:p>
          </table:table-cell>
          <table:table-cell table:style-name="ce39" office:value-type="string" calcext:value-type="string">
            <text:p>Desv</text:p>
          </table:table-cell>
          <table:table-cell table:style-name="ce18" office:value-type="string" calcext:value-type="string">
            <text:p>Tiempo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12" office:value-type="string" calcext:value-type="string">
            <text:p>Caso</text:p>
          </table:table-cell>
          <table:table-cell table:style-name="ce14" office:value-type="string" calcext:value-type="string">
            <text:p>Coste medio obtenido</text:p>
          </table:table-cell>
          <table:table-cell table:style-name="ce39" office:value-type="string" calcext:value-type="string">
            <text:p>Desv</text:p>
          </table:table-cell>
          <table:table-cell table:style-name="ce18" office:value-type="string" calcext:value-type="string">
            <text:p>Tiempo</text:p>
          </table:table-cell>
          <table:table-cell/>
          <table:table-cell table:style-name="ce62" office:value-type="string" calcext:value-type="string">
            <text:p>Mejor tiempo</text:p>
          </table:table-cell>
          <table:table-cell table:style-name="ce18" office:value-type="string" calcext:value-type="string">
            <text:p>Peor tiempo</text:p>
          </table:table-cell>
          <table:table-cell table:style-name="ce18" office:value-type="string" calcext:value-type="string">
            <text:p>Mejor valor</text:p>
          </table:table-cell>
          <table:table-cell table:style-name="ce18" office:value-type="string" calcext:value-type="string">
            <text:p>Peor <text:s/>valor</text:p>
          </table:table-cell>
          <table:table-cell/>
          <table:table-cell table:style-name="ce62" office:value-type="string" calcext:value-type="string">
            <text:p>Mejor tiempo</text:p>
          </table:table-cell>
          <table:table-cell table:style-name="ce18" office:value-type="string" calcext:value-type="string">
            <text:p>Peor tiempo</text:p>
          </table:table-cell>
          <table:table-cell table:style-name="ce18" office:value-type="string" calcext:value-type="string">
            <text:p>Mejor valor</text:p>
          </table:table-cell>
          <table:table-cell table:style-name="ce18" office:value-type="string" calcext:value-type="string">
            <text:p>Peor <text:s/>valor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1_n25_m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43" office:value-type="string" calcext:value-type="string">
            <text:p>GKD-b_1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6" table:formula="of:=100*([.G4]-[.$D4])" office:value-type="float" office:value="0" calcext:value-type="float">
            <text:p>0,00</text:p>
          </table:table-cell>
          <table:table-cell table:style-name="ce19" office:value-type="float" office:value="0.00000846359999999713" calcext:value-type="float">
            <text:p>8,46E-06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1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O4]-[.$D4])" office:value-type="float" office:value="0" calcext:value-type="float">
            <text:p>0,00</text:p>
          </table:table-cell>
          <table:table-cell table:style-name="ce64" office:value-type="float" office:value="0.000310747199999994" calcext:value-type="float">
            <text:p>3,11E-04</text:p>
          </table:table-cell>
          <table:table-cell/>
          <table:table-cell table:style-name="ce63" office:value-type="float" office:value="0.00000631300000000778" calcext:value-type="float">
            <text:p>6,31E-06</text:p>
          </table:table-cell>
          <table:table-cell table:style-name="ce19" office:value-type="float" office:value="0.0000140629999999947" calcext:value-type="float">
            <text:p>1,41E-05</text:p>
          </table:table-cell>
          <table:table-cell table:number-columns-repeated="2" table:style-name="ce15" office:value-type="float" office:value="0" calcext:value-type="float">
            <text:p>0,0000</text:p>
          </table:table-cell>
          <table:table-cell/>
          <table:table-cell table:style-name="ce64" office:value-type="float" office:value="0.000162948999999968" calcext:value-type="float">
            <text:p>1,63E-04</text:p>
          </table:table-cell>
          <table:table-cell table:style-name="ce64" office:value-type="float" office:value="0.000895246000000016" calcext:value-type="float">
            <text:p>8,95E-04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2_n25_m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43" office:value-type="string" calcext:value-type="string">
            <text:p>GKD-b_2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6" table:formula="of:=100*([.G5]-[.$D5])" office:value-type="float" office:value="0" calcext:value-type="float">
            <text:p>0,00</text:p>
          </table:table-cell>
          <table:table-cell table:style-name="ce19" office:value-type="float" office:value="0.00000684679999999605" calcext:value-type="float">
            <text:p>6,85E-06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2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O5]-[.$D5])" office:value-type="float" office:value="0" calcext:value-type="float">
            <text:p>0,00</text:p>
          </table:table-cell>
          <table:table-cell table:style-name="ce64" office:value-type="float" office:value="0.000210545599999989" calcext:value-type="float">
            <text:p>2,11E-04</text:p>
          </table:table-cell>
          <table:table-cell/>
          <table:table-cell table:style-name="ce63" office:value-type="float" office:value="0.00000642000000000698" calcext:value-type="float">
            <text:p>6,42E-06</text:p>
          </table:table-cell>
          <table:table-cell table:style-name="ce19" office:value-type="float" office:value="0.00000713199999999303" calcext:value-type="float">
            <text:p>7,13E-06</text:p>
          </table:table-cell>
          <table:table-cell table:number-columns-repeated="2" table:style-name="ce15" office:value-type="float" office:value="0" calcext:value-type="float">
            <text:p>0,0000</text:p>
          </table:table-cell>
          <table:table-cell/>
          <table:table-cell table:style-name="ce64" office:value-type="float" office:value="0.000205412999999988" calcext:value-type="float">
            <text:p>2,05E-04</text:p>
          </table:table-cell>
          <table:table-cell table:style-name="ce64" office:value-type="float" office:value="0.000218781999999973" calcext:value-type="float">
            <text:p>2,19E-04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230"/>
        </table:table-row>
        <table:table-row table:style-name="ro1">
          <table:table-cell table:style-name="ce4" office:value-type="string" calcext:value-type="string">
            <text:p>GKD-b_3_n25_m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43" office:value-type="string" calcext:value-type="string">
            <text:p>GKD-b_3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6" table:formula="of:=100*([.G6]-[.$D6])" office:value-type="float" office:value="0" calcext:value-type="float">
            <text:p>0,00</text:p>
          </table:table-cell>
          <table:table-cell table:style-name="ce19" office:value-type="float" office:value="0.00000668400000000124" calcext:value-type="float">
            <text:p>6,68E-06</text:p>
          </table:table-cell>
          <table:table-cell table:style-name="ce22"/>
          <table:table-cell table:style-name="ce24" office:value-type="string" calcext:value-type="string">
            <text:p>Media Desv Greedy:</text:p>
          </table:table-cell>
          <table:table-cell table:style-name="ce29" table:formula="of:=SUM([.H4:.H53])/[.$B1]" office:value-type="float" office:value="80.3223425789044" calcext:value-type="float">
            <text:p>80,32</text:p>
          </table:table-cell>
          <table:table-cell/>
          <table:table-cell table:style-name="ce43" office:value-type="string" calcext:value-type="string">
            <text:p>GKD-b_3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O6]-[.$D6])" office:value-type="float" office:value="0" calcext:value-type="float">
            <text:p>0,00</text:p>
          </table:table-cell>
          <table:table-cell table:style-name="ce64" office:value-type="float" office:value="0.000211346199999996" calcext:value-type="float">
            <text:p>2,11E-04</text:p>
          </table:table-cell>
          <table:table-cell/>
          <table:table-cell table:style-name="ce63" office:value-type="float" office:value="0.00000616600000000189" calcext:value-type="float">
            <text:p>6,17E-06</text:p>
          </table:table-cell>
          <table:table-cell table:style-name="ce19" office:value-type="float" office:value="0.00000689099999999498" calcext:value-type="float">
            <text:p>6,89E-06</text:p>
          </table:table-cell>
          <table:table-cell table:number-columns-repeated="2" table:style-name="ce15" office:value-type="float" office:value="0" calcext:value-type="float">
            <text:p>0,0000</text:p>
          </table:table-cell>
          <table:table-cell/>
          <table:table-cell table:style-name="ce64" office:value-type="float" office:value="0.000206846000000038" calcext:value-type="float">
            <text:p>2,07E-04</text:p>
          </table:table-cell>
          <table:table-cell table:style-name="ce64" office:value-type="float" office:value="0.000217593999999988" calcext:value-type="float">
            <text:p>2,18E-04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230"/>
        </table:table-row>
        <table:table-row table:style-name="ro1">
          <table:table-cell table:style-name="ce4" office:value-type="string" calcext:value-type="string">
            <text:p>GKD-b_4_n25_m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43" office:value-type="string" calcext:value-type="string">
            <text:p>GKD-b_4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6" table:formula="of:=100*([.G7]-[.$D7])" office:value-type="float" office:value="0" calcext:value-type="float">
            <text:p>0,00</text:p>
          </table:table-cell>
          <table:table-cell table:style-name="ce19" office:value-type="float" office:value="0.00000648780000000182" calcext:value-type="float">
            <text:p>6,49E-06</text:p>
          </table:table-cell>
          <table:table-cell table:style-name="ce22"/>
          <table:table-cell table:style-name="ce24" office:value-type="string" calcext:value-type="string">
            <text:p>Media Tiempo Greedy:</text:p>
          </table:table-cell>
          <table:table-cell table:style-name="ce30" table:formula="of:=SUM([.I4:.I53])/[.$B1]" office:value-type="float" office:value="0.014208759316" calcext:value-type="float">
            <text:p>1,42E-02</text:p>
          </table:table-cell>
          <table:table-cell/>
          <table:table-cell table:style-name="ce43" office:value-type="string" calcext:value-type="string">
            <text:p>GKD-b_4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O7]-[.$D7])" office:value-type="float" office:value="0" calcext:value-type="float">
            <text:p>0,00</text:p>
          </table:table-cell>
          <table:table-cell table:style-name="ce64" office:value-type="float" office:value="0.000222469200000008" calcext:value-type="float">
            <text:p>2,22E-04</text:p>
          </table:table-cell>
          <table:table-cell/>
          <table:table-cell table:style-name="ce63" office:value-type="float" office:value="0.00000611000000000361" calcext:value-type="float">
            <text:p>6,11E-06</text:p>
          </table:table-cell>
          <table:table-cell table:style-name="ce19" office:value-type="float" office:value="0.00000725800000000998" calcext:value-type="float">
            <text:p>7,26E-06</text:p>
          </table:table-cell>
          <table:table-cell table:number-columns-repeated="2" table:style-name="ce15" office:value-type="float" office:value="0" calcext:value-type="float">
            <text:p>0,0000</text:p>
          </table:table-cell>
          <table:table-cell/>
          <table:table-cell table:style-name="ce64" office:value-type="float" office:value="0.000208925999999998" calcext:value-type="float">
            <text:p>2,09E-04</text:p>
          </table:table-cell>
          <table:table-cell table:style-name="ce64" office:value-type="float" office:value="0.000263005000000038" calcext:value-type="float">
            <text:p>2,63E-04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5_n25_m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43" office:value-type="string" calcext:value-type="string">
            <text:p>GKD-b_5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6" table:formula="of:=100*([.G8]-[.$D8])" office:value-type="float" office:value="0" calcext:value-type="float">
            <text:p>0,00</text:p>
          </table:table-cell>
          <table:table-cell table:style-name="ce19" office:value-type="float" office:value="0.0000067276000000005" calcext:value-type="float">
            <text:p>6,73E-06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5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O8]-[.$D8])" office:value-type="float" office:value="0" calcext:value-type="float">
            <text:p>0,00</text:p>
          </table:table-cell>
          <table:table-cell table:style-name="ce64" office:value-type="float" office:value="0.000213925799999992" calcext:value-type="float">
            <text:p>2,14E-04</text:p>
          </table:table-cell>
          <table:table-cell/>
          <table:table-cell table:style-name="ce63" office:value-type="float" office:value="0.00000614399999999959" calcext:value-type="float">
            <text:p>6,14E-06</text:p>
          </table:table-cell>
          <table:table-cell table:style-name="ce19" office:value-type="float" office:value="0.00000745199999999113" calcext:value-type="float">
            <text:p>7,45E-06</text:p>
          </table:table-cell>
          <table:table-cell table:number-columns-repeated="2" table:style-name="ce15" office:value-type="float" office:value="0" calcext:value-type="float">
            <text:p>0,0000</text:p>
          </table:table-cell>
          <table:table-cell/>
          <table:table-cell table:style-name="ce64" office:value-type="float" office:value="0.000211730999999993" calcext:value-type="float">
            <text:p>2,12E-04</text:p>
          </table:table-cell>
          <table:table-cell table:style-name="ce64" office:value-type="float" office:value="0.000218414999999972" calcext:value-type="float">
            <text:p>2,18E-04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230"/>
        </table:table-row>
        <table:table-row table:style-name="ro1">
          <table:table-cell table:style-name="ce4" office:value-type="string" calcext:value-type="string">
            <text:p>GKD-b_6_n25_m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.7179599999997" calcext:value-type="float">
            <text:p>12,7179599999997</text:p>
          </table:table-cell>
          <table:table-cell table:style-name="ce2"/>
          <table:table-cell table:style-name="ce43" office:value-type="string" calcext:value-type="string">
            <text:p>GKD-b_6_n25_m7</text:p>
          </table:table-cell>
          <table:table-cell table:style-name="ce15" office:value-type="float" office:value="172.938918" calcext:value-type="float">
            <text:p>172,9389</text:p>
          </table:table-cell>
          <table:table-cell table:style-name="ce16" table:formula="of:=100*([.G9]-[.$D9])/MAX([.G9];[.$D9])" office:value-type="float" office:value="92.6459815135424" calcext:value-type="float">
            <text:p>92,65</text:p>
          </table:table-cell>
          <table:table-cell table:style-name="ce19" office:value-type="float" office:value="0.000327868799999997" calcext:value-type="float">
            <text:p>3,28E-04</text:p>
          </table:table-cell>
          <table:table-cell table:style-name="ce22"/>
          <table:table-cell table:style-name="ce24" office:value-type="string" calcext:value-type="string">
            <text:p>Media Desv BL:</text:p>
          </table:table-cell>
          <table:table-cell table:style-name="ce29" table:formula="of:=SUM([.P4:.P53])/[.$B1]" office:value-type="float" office:value="58.1169773663878" calcext:value-type="float">
            <text:p>58,12</text:p>
          </table:table-cell>
          <table:table-cell/>
          <table:table-cell table:style-name="ce43" office:value-type="string" calcext:value-type="string">
            <text:p>GKD-b_6_n25_m7</text:p>
          </table:table-cell>
          <table:table-cell table:style-name="ce61" office:value-type="float" office:value="49.0832840000001" calcext:value-type="float">
            <text:p>49,0833</text:p>
          </table:table-cell>
          <table:table-cell table:style-name="ce16" table:formula="of:=100*([.$O9]-[.$D9])/MAX([.$O9];[.$D9])" office:value-type="float" office:value="74.0890197974535" calcext:value-type="float">
            <text:p>74,09</text:p>
          </table:table-cell>
          <table:table-cell table:style-name="ce64" office:value-type="float" office:value="0.00245744780000001" calcext:value-type="float">
            <text:p>2,46E-03</text:p>
          </table:table-cell>
          <table:table-cell/>
          <table:table-cell table:style-name="ce63" office:value-type="float" office:value="0.00033177999999999" calcext:value-type="float">
            <text:p>3,32E-04</text:p>
          </table:table-cell>
          <table:table-cell table:style-name="ce19" office:value-type="float" office:value="0.000346031999999996" calcext:value-type="float">
            <text:p>3,46E-04</text:p>
          </table:table-cell>
          <table:table-cell table:style-name="ce15" office:value-type="float" office:value="114.73598" calcext:value-type="float">
            <text:p>114,7360</text:p>
          </table:table-cell>
          <table:table-cell table:style-name="ce15" office:value-type="float" office:value="298.47415" calcext:value-type="float">
            <text:p>298,4742</text:p>
          </table:table-cell>
          <table:table-cell/>
          <table:table-cell table:style-name="ce64" office:value-type="float" office:value="0.00177294099999997" calcext:value-type="float">
            <text:p>1,77E-03</text:p>
          </table:table-cell>
          <table:table-cell table:style-name="ce64" office:value-type="float" office:value="0.00413812900000005" calcext:value-type="float">
            <text:p>4,14E-03</text:p>
          </table:table-cell>
          <table:table-cell table:style-name="ce61" office:value-type="float" office:value="40.8068099999998" calcext:value-type="float">
            <text:p>40,8068</text:p>
          </table:table-cell>
          <table:table-cell table:style-name="ce61" office:value-type="float" office:value="54.4360700000002" calcext:value-type="float">
            <text:p>54,4361</text:p>
          </table:table-cell>
          <table:table-cell table:number-columns-repeated="230"/>
        </table:table-row>
        <table:table-row table:style-name="ro1">
          <table:table-cell table:style-name="ce4" office:value-type="string" calcext:value-type="string">
            <text:p>GKD-b_7_n25_m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.0987499999997" calcext:value-type="float">
            <text:p>14,0987499999997</text:p>
          </table:table-cell>
          <table:table-cell table:style-name="ce2"/>
          <table:table-cell table:style-name="ce43" office:value-type="string" calcext:value-type="string">
            <text:p>GKD-b_7_n25_m7</text:p>
          </table:table-cell>
          <table:table-cell table:style-name="ce15" office:value-type="float" office:value="151.478394" calcext:value-type="float">
            <text:p>151,4784</text:p>
          </table:table-cell>
          <table:table-cell table:style-name="ce16" table:formula="of:=100*([.G10]-[.$D10])/MAX([.G10];[.$D10])" office:value-type="float" office:value="90.6925670204823" calcext:value-type="float">
            <text:p>90,69</text:p>
          </table:table-cell>
          <table:table-cell table:style-name="ce19" office:value-type="float" office:value="0.000324279200000005" calcext:value-type="float">
            <text:p>3,24E-04</text:p>
          </table:table-cell>
          <table:table-cell table:style-name="ce22"/>
          <table:table-cell table:style-name="ce24" office:value-type="string" calcext:value-type="string">
            <text:p>Media Tiempo BL:</text:p>
          </table:table-cell>
          <table:table-cell table:style-name="ce30" table:formula="of:=SUM([.Q4:.Q53])/[.$B1]" office:value-type="float" office:value="0.277131229196" calcext:value-type="float">
            <text:p>2,77E-01</text:p>
          </table:table-cell>
          <table:table-cell/>
          <table:table-cell table:style-name="ce43" office:value-type="string" calcext:value-type="string">
            <text:p>GKD-b_7_n25_m7</text:p>
          </table:table-cell>
          <table:table-cell table:style-name="ce61" office:value-type="float" office:value="34.5253380000001" calcext:value-type="float">
            <text:p>34,5253</text:p>
          </table:table-cell>
          <table:table-cell table:style-name="ce16" table:formula="of:=100*([.$O10]-[.$D10])/MAX([.$O10];[.$D10])" office:value-type="float" office:value="59.1640493135804" calcext:value-type="float">
            <text:p>59,16</text:p>
          </table:table-cell>
          <table:table-cell table:style-name="ce64" office:value-type="float" office:value="0.0028955066" calcext:value-type="float">
            <text:p>2,90E-03</text:p>
          </table:table-cell>
          <table:table-cell/>
          <table:table-cell table:style-name="ce63" office:value-type="float" office:value="0.000327595000000014" calcext:value-type="float">
            <text:p>3,28E-04</text:p>
          </table:table-cell>
          <table:table-cell table:style-name="ce19" office:value-type="float" office:value="0.000398616000000004" calcext:value-type="float">
            <text:p>3,99E-04</text:p>
          </table:table-cell>
          <table:table-cell table:style-name="ce15" office:value-type="float" office:value="91.2915500000002" calcext:value-type="float">
            <text:p>91,2916</text:p>
          </table:table-cell>
          <table:table-cell table:style-name="ce15" office:value-type="float" office:value="208.19874" calcext:value-type="float">
            <text:p>208,1987</text:p>
          </table:table-cell>
          <table:table-cell/>
          <table:table-cell table:style-name="ce64" office:value-type="float" office:value="0.00141478800000006" calcext:value-type="float">
            <text:p>1,41E-03</text:p>
          </table:table-cell>
          <table:table-cell table:style-name="ce64" office:value-type="float" office:value="0.00371979100000008" calcext:value-type="float">
            <text:p>3,72E-03</text:p>
          </table:table-cell>
          <table:table-cell table:style-name="ce61" office:value-type="float" office:value="20.8560200000002" calcext:value-type="float">
            <text:p>20,8560</text:p>
          </table:table-cell>
          <table:table-cell table:style-name="ce61" office:value-type="float" office:value="50.42563" calcext:value-type="float">
            <text:p>50,4256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8_n25_m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.7611899999998" calcext:value-type="float">
            <text:p>16,7611899999998</text:p>
          </table:table-cell>
          <table:table-cell table:style-name="ce2"/>
          <table:table-cell table:style-name="ce43" office:value-type="string" calcext:value-type="string">
            <text:p>GKD-b_8_n25_m7</text:p>
          </table:table-cell>
          <table:table-cell table:style-name="ce15" office:value-type="float" office:value="132.59337" calcext:value-type="float">
            <text:p>132,5934</text:p>
          </table:table-cell>
          <table:table-cell table:style-name="ce16" table:formula="of:=100*([.G11]-[.$D11])/MAX([.G11];[.$D11])" office:value-type="float" office:value="87.3589531663613" calcext:value-type="float">
            <text:p>87,36</text:p>
          </table:table-cell>
          <table:table-cell table:style-name="ce19" office:value-type="float" office:value="0.000327238199999996" calcext:value-type="float">
            <text:p>3,27E-04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8_n25_m7</text:p>
          </table:table-cell>
          <table:table-cell table:style-name="ce61" office:value-type="float" office:value="44.745148" calcext:value-type="float">
            <text:p>44,7451</text:p>
          </table:table-cell>
          <table:table-cell table:style-name="ce16" table:formula="of:=100*([.$O11]-[.$D11])/MAX([.$O11];[.$D11])" office:value-type="float" office:value="62.5407653138172" calcext:value-type="float">
            <text:p>62,54</text:p>
          </table:table-cell>
          <table:table-cell table:style-name="ce64" office:value-type="float" office:value="0.00206939879999999" calcext:value-type="float">
            <text:p>2,07E-03</text:p>
          </table:table-cell>
          <table:table-cell/>
          <table:table-cell table:style-name="ce63" office:value-type="float" office:value="0.000333497000000016" calcext:value-type="float">
            <text:p>3,33E-04</text:p>
          </table:table-cell>
          <table:table-cell table:style-name="ce19" office:value-type="float" office:value="0.000374367999999986" calcext:value-type="float">
            <text:p>3,74E-04</text:p>
          </table:table-cell>
          <table:table-cell table:style-name="ce15" office:value-type="float" office:value="85.3233900000001" calcext:value-type="float">
            <text:p>85,3234</text:p>
          </table:table-cell>
          <table:table-cell table:style-name="ce15" office:value-type="float" office:value="171.36721" calcext:value-type="float">
            <text:p>171,3672</text:p>
          </table:table-cell>
          <table:table-cell/>
          <table:table-cell table:style-name="ce64" office:value-type="float" office:value="0.00180701900000002" calcext:value-type="float">
            <text:p>1,81E-03</text:p>
          </table:table-cell>
          <table:table-cell table:style-name="ce64" office:value-type="float" office:value="0.00235920199999995" calcext:value-type="float">
            <text:p>2,36E-03</text:p>
          </table:table-cell>
          <table:table-cell table:style-name="ce61" office:value-type="float" office:value="40.0214399999998" calcext:value-type="float">
            <text:p>40,0214</text:p>
          </table:table-cell>
          <table:table-cell table:style-name="ce61" office:value-type="float" office:value="50.8084100000001" calcext:value-type="float">
            <text:p>50,8084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9_n25_m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7.0692099999999" calcext:value-type="float">
            <text:p>17,0692099999999</text:p>
          </table:table-cell>
          <table:table-cell table:style-name="ce2"/>
          <table:table-cell table:style-name="ce43" office:value-type="string" calcext:value-type="string">
            <text:p>GKD-b_9_n25_m7</text:p>
          </table:table-cell>
          <table:table-cell table:style-name="ce15" office:value-type="float" office:value="131.454126" calcext:value-type="float">
            <text:p>131,4541</text:p>
          </table:table-cell>
          <table:table-cell table:style-name="ce16" table:formula="of:=100*([.G12]-[.$D12])/MAX([.G12];[.$D12])" office:value-type="float" office:value="87.015082356563" calcext:value-type="float">
            <text:p>87,02</text:p>
          </table:table-cell>
          <table:table-cell table:style-name="ce19" office:value-type="float" office:value="0.000325509800000007" calcext:value-type="float">
            <text:p>3,26E-04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9_n25_m7</text:p>
          </table:table-cell>
          <table:table-cell table:style-name="ce61" office:value-type="float" office:value="50.384496" calcext:value-type="float">
            <text:p>50,3845</text:p>
          </table:table-cell>
          <table:table-cell table:style-name="ce16" table:formula="of:=100*([.$O12]-[.$D12])/MAX([.$O12];[.$D12])" office:value-type="float" office:value="66.1220983534302" calcext:value-type="float">
            <text:p>66,12</text:p>
          </table:table-cell>
          <table:table-cell table:style-name="ce64" office:value-type="float" office:value="0.00266474639999996" calcext:value-type="float">
            <text:p>2,66E-03</text:p>
          </table:table-cell>
          <table:table-cell/>
          <table:table-cell table:style-name="ce63" office:value-type="float" office:value="0.000334464000000006" calcext:value-type="float">
            <text:p>3,34E-04</text:p>
          </table:table-cell>
          <table:table-cell table:style-name="ce19" office:value-type="float" office:value="0.000398652999999999" calcext:value-type="float">
            <text:p>3,99E-04</text:p>
          </table:table-cell>
          <table:table-cell table:style-name="ce15" office:value-type="float" office:value="73.21141" calcext:value-type="float">
            <text:p>73,2114</text:p>
          </table:table-cell>
          <table:table-cell table:style-name="ce15" office:value-type="float" office:value="213.91223" calcext:value-type="float">
            <text:p>213,9122</text:p>
          </table:table-cell>
          <table:table-cell/>
          <table:table-cell table:style-name="ce64" office:value-type="float" office:value="0.001221162" calcext:value-type="float">
            <text:p>1,22E-03</text:p>
          </table:table-cell>
          <table:table-cell table:style-name="ce64" office:value-type="float" office:value="0.00478588099999999" calcext:value-type="float">
            <text:p>4,79E-03</text:p>
          </table:table-cell>
          <table:table-cell table:style-name="ce61" office:value-type="float" office:value="35.9848999999998" calcext:value-type="float">
            <text:p>35,9849</text:p>
          </table:table-cell>
          <table:table-cell table:style-name="ce61" office:value-type="float" office:value="70.80767" calcext:value-type="float">
            <text:p>70,8077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10_n25_m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3.2652299999999" calcext:value-type="float">
            <text:p>23,2652299999999</text:p>
          </table:table-cell>
          <table:table-cell table:style-name="ce2"/>
          <table:table-cell table:style-name="ce43" office:value-type="string" calcext:value-type="string">
            <text:p>GKD-b_10_n25_m7</text:p>
          </table:table-cell>
          <table:table-cell table:style-name="ce15" office:value-type="float" office:value="151.238492" calcext:value-type="float">
            <text:p>151,2385</text:p>
          </table:table-cell>
          <table:table-cell table:style-name="ce16" table:formula="of:=100*([.G13]-[.$D13])/MAX([.G13];[.$D13])" office:value-type="float" office:value="84.6168593111865" calcext:value-type="float">
            <text:p>84,62</text:p>
          </table:table-cell>
          <table:table-cell table:style-name="ce19" office:value-type="float" office:value="0.000323245799999999" calcext:value-type="float">
            <text:p>3,23E-04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10_n25_m7</text:p>
          </table:table-cell>
          <table:table-cell table:style-name="ce61" office:value-type="float" office:value="52.6370939999999" calcext:value-type="float">
            <text:p>52,6371</text:p>
          </table:table-cell>
          <table:table-cell table:style-name="ce16" table:formula="of:=100*([.$O13]-[.$D13])/MAX([.$O13];[.$D13])" office:value-type="float" office:value="55.8006944684296" calcext:value-type="float">
            <text:p>55,80</text:p>
          </table:table-cell>
          <table:table-cell table:style-name="ce64" office:value-type="float" office:value="0.00216839719999999" calcext:value-type="float">
            <text:p>2,17E-03</text:p>
          </table:table-cell>
          <table:table-cell/>
          <table:table-cell table:style-name="ce63" office:value-type="float" office:value="0.000337084999999987" calcext:value-type="float">
            <text:p>3,37E-04</text:p>
          </table:table-cell>
          <table:table-cell table:style-name="ce19" office:value-type="float" office:value="0.00034613" calcext:value-type="float">
            <text:p>3,46E-04</text:p>
          </table:table-cell>
          <table:table-cell table:style-name="ce15" office:value-type="float" office:value="121.91521" calcext:value-type="float">
            <text:p>121,9152</text:p>
          </table:table-cell>
          <table:table-cell table:style-name="ce15" office:value-type="float" office:value="199.71533" calcext:value-type="float">
            <text:p>199,7153</text:p>
          </table:table-cell>
          <table:table-cell/>
          <table:table-cell table:style-name="ce64" office:value-type="float" office:value="0.00141285999999996" calcext:value-type="float">
            <text:p>1,41E-03</text:p>
          </table:table-cell>
          <table:table-cell table:style-name="ce64" office:value-type="float" office:value="0.003241987" calcext:value-type="float">
            <text:p>3,24E-03</text:p>
          </table:table-cell>
          <table:table-cell table:style-name="ce61" office:value-type="float" office:value="35.1925199999998" calcext:value-type="float">
            <text:p>35,1925</text:p>
          </table:table-cell>
          <table:table-cell table:style-name="ce61" office:value-type="float" office:value="76.4304600000003" calcext:value-type="float">
            <text:p>76,4305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11_n50_m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.92610000000002" calcext:value-type="float">
            <text:p>1,92610000000002</text:p>
          </table:table-cell>
          <table:table-cell table:style-name="ce2"/>
          <table:table-cell table:style-name="ce43" office:value-type="string" calcext:value-type="string">
            <text:p>GKD-b_11_n50_m5</text:p>
          </table:table-cell>
          <table:table-cell table:style-name="ce15" office:value-type="float" office:value="110.647618" calcext:value-type="float">
            <text:p>110,6476</text:p>
          </table:table-cell>
          <table:table-cell table:style-name="ce16" table:formula="of:=100*([.G14]-[.$D14])/MAX([.G14];[.$D14])" office:value-type="float" office:value="98.2592485633084" calcext:value-type="float">
            <text:p>98,26</text:p>
          </table:table-cell>
          <table:table-cell table:style-name="ce19" office:value-type="float" office:value="0.000346215199999994" calcext:value-type="float">
            <text:p>3,46E-04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11_n50_m5</text:p>
          </table:table-cell>
          <table:table-cell table:style-name="ce61" office:value-type="float" office:value="15.0192840000001" calcext:value-type="float">
            <text:p>15,0193</text:p>
          </table:table-cell>
          <table:table-cell table:style-name="ce16" table:formula="of:=100*([.$O14]-[.$D14])/MAX([.$O14];[.$D14])" office:value-type="float" office:value="87.175820099014" calcext:value-type="float">
            <text:p>87,18</text:p>
          </table:table-cell>
          <table:table-cell table:style-name="ce64" office:value-type="float" office:value="0.00269202719999997" calcext:value-type="float">
            <text:p>2,69E-03</text:p>
          </table:table-cell>
          <table:table-cell/>
          <table:table-cell table:style-name="ce63" office:value-type="float" office:value="0.000357371999999995" calcext:value-type="float">
            <text:p>3,57E-04</text:p>
          </table:table-cell>
          <table:table-cell table:style-name="ce19" office:value-type="float" office:value="0.000400445999999999" calcext:value-type="float">
            <text:p>4,00E-04</text:p>
          </table:table-cell>
          <table:table-cell table:style-name="ce15" office:value-type="float" office:value="65.9145600000001" calcext:value-type="float">
            <text:p>65,9146</text:p>
          </table:table-cell>
          <table:table-cell table:style-name="ce15" office:value-type="float" office:value="153.53712" calcext:value-type="float">
            <text:p>153,5371</text:p>
          </table:table-cell>
          <table:table-cell/>
          <table:table-cell table:style-name="ce64" office:value-type="float" office:value="0.00195979299999993" calcext:value-type="float">
            <text:p>1,96E-03</text:p>
          </table:table-cell>
          <table:table-cell table:style-name="ce64" office:value-type="float" office:value="0.003665472" calcext:value-type="float">
            <text:p>3,67E-03</text:p>
          </table:table-cell>
          <table:table-cell table:style-name="ce61" office:value-type="float" office:value="12.1605500000002" calcext:value-type="float">
            <text:p>12,1606</text:p>
          </table:table-cell>
          <table:table-cell table:style-name="ce61" office:value-type="float" office:value="17.7499500000001" calcext:value-type="float">
            <text:p>17,7500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12_n50_m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12104000000011" calcext:value-type="float">
            <text:p>2,12104000000011</text:p>
          </table:table-cell>
          <table:table-cell table:style-name="ce2"/>
          <table:table-cell table:style-name="ce43" office:value-type="string" calcext:value-type="string">
            <text:p>GKD-b_12_n50_m5</text:p>
          </table:table-cell>
          <table:table-cell table:style-name="ce15" office:value-type="float" office:value="80.441032" calcext:value-type="float">
            <text:p>80,4410</text:p>
          </table:table-cell>
          <table:table-cell table:style-name="ce16" table:formula="of:=100*([.G15]-[.$D15])/MAX([.G15];[.$D15])" office:value-type="float" office:value="97.3632362150698" calcext:value-type="float">
            <text:p>97,36</text:p>
          </table:table-cell>
          <table:table-cell table:style-name="ce19" office:value-type="float" office:value="0.000344788200000007" calcext:value-type="float">
            <text:p>3,45E-04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12_n50_m5</text:p>
          </table:table-cell>
          <table:table-cell table:style-name="ce61" office:value-type="float" office:value="19.531482" calcext:value-type="float">
            <text:p>19,5315</text:p>
          </table:table-cell>
          <table:table-cell table:style-name="ce16" table:formula="of:=100*([.$O15]-[.$D15])/MAX([.$O15];[.$D15])" office:value-type="float" office:value="89.1404041946223" calcext:value-type="float">
            <text:p>89,14</text:p>
          </table:table-cell>
          <table:table-cell table:style-name="ce64" office:value-type="float" office:value="0.003275329" calcext:value-type="float">
            <text:p>3,28E-03</text:p>
          </table:table-cell>
          <table:table-cell/>
          <table:table-cell table:style-name="ce63" office:value-type="float" office:value="0.000356305000000001" calcext:value-type="float">
            <text:p>3,56E-04</text:p>
          </table:table-cell>
          <table:table-cell table:style-name="ce19" office:value-type="float" office:value="0.000369867999999995" calcext:value-type="float">
            <text:p>3,70E-04</text:p>
          </table:table-cell>
          <table:table-cell table:style-name="ce15" office:value-type="float" office:value="47.73207" calcext:value-type="float">
            <text:p>47,7321</text:p>
          </table:table-cell>
          <table:table-cell table:style-name="ce15" office:value-type="float" office:value="107.19593" calcext:value-type="float">
            <text:p>107,1959</text:p>
          </table:table-cell>
          <table:table-cell/>
          <table:table-cell table:style-name="ce64" office:value-type="float" office:value="0.00188478599999997" calcext:value-type="float">
            <text:p>1,88E-03</text:p>
          </table:table-cell>
          <table:table-cell table:style-name="ce64" office:value-type="float" office:value="0.00510199700000003" calcext:value-type="float">
            <text:p>5,10E-03</text:p>
          </table:table-cell>
          <table:table-cell table:style-name="ce61" office:value-type="float" office:value="12.7862899999999" calcext:value-type="float">
            <text:p>12,7863</text:p>
          </table:table-cell>
          <table:table-cell table:style-name="ce61" office:value-type="float" office:value="32.93584" calcext:value-type="float">
            <text:p>32,9358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13_n50_m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36230999999998" calcext:value-type="float">
            <text:p>2,36230999999998</text:p>
          </table:table-cell>
          <table:table-cell table:style-name="ce2"/>
          <table:table-cell table:style-name="ce43" office:value-type="string" calcext:value-type="string">
            <text:p>GKD-b_13_n50_m5</text:p>
          </table:table-cell>
          <table:table-cell table:style-name="ce15" office:value-type="float" office:value="93.633346" calcext:value-type="float">
            <text:p>93,6333</text:p>
          </table:table-cell>
          <table:table-cell table:style-name="ce16" table:formula="of:=100*([.G16]-[.$D16])/MAX([.G16];[.$D16])" office:value-type="float" office:value="97.4770633530495" calcext:value-type="float">
            <text:p>97,48</text:p>
          </table:table-cell>
          <table:table-cell table:style-name="ce19" office:value-type="float" office:value="0.000345423" calcext:value-type="float">
            <text:p>3,45E-04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13_n50_m5</text:p>
          </table:table-cell>
          <table:table-cell table:style-name="ce61" office:value-type="float" office:value="14.159194" calcext:value-type="float">
            <text:p>14,1592</text:p>
          </table:table-cell>
          <table:table-cell table:style-name="ce16" table:formula="of:=100*([.$O16]-[.$D16])/MAX([.$O16];[.$D16])" office:value-type="float" office:value="83.3160701096406" calcext:value-type="float">
            <text:p>83,32</text:p>
          </table:table-cell>
          <table:table-cell table:style-name="ce64" office:value-type="float" office:value="0.00270296859999999" calcext:value-type="float">
            <text:p>2,70E-03</text:p>
          </table:table-cell>
          <table:table-cell/>
          <table:table-cell table:style-name="ce63" office:value-type="float" office:value="0.000350887999999994" calcext:value-type="float">
            <text:p>3,51E-04</text:p>
          </table:table-cell>
          <table:table-cell table:style-name="ce19" office:value-type="float" office:value="0.000410795999999991" calcext:value-type="float">
            <text:p>4,11E-04</text:p>
          </table:table-cell>
          <table:table-cell table:style-name="ce15" office:value-type="float" office:value="47.65721" calcext:value-type="float">
            <text:p>47,6572</text:p>
          </table:table-cell>
          <table:table-cell table:style-name="ce15" office:value-type="float" office:value="156.53751" calcext:value-type="float">
            <text:p>156,5375</text:p>
          </table:table-cell>
          <table:table-cell/>
          <table:table-cell table:style-name="ce64" office:value-type="float" office:value="0.00201963800000005" calcext:value-type="float">
            <text:p>2,02E-03</text:p>
          </table:table-cell>
          <table:table-cell table:style-name="ce64" office:value-type="float" office:value="0.00332243999999993" calcext:value-type="float">
            <text:p>3,32E-03</text:p>
          </table:table-cell>
          <table:table-cell table:style-name="ce61" office:value-type="float" office:value="10.73017" calcext:value-type="float">
            <text:p>10,7302</text:p>
          </table:table-cell>
          <table:table-cell table:style-name="ce61" office:value-type="float" office:value="16.2720000000001" calcext:value-type="float">
            <text:p>16,2720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14_n50_m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.6631999999999" calcext:value-type="float">
            <text:p>1,6631999999999</text:p>
          </table:table-cell>
          <table:table-cell table:style-name="ce2"/>
          <table:table-cell table:style-name="ce43" office:value-type="string" calcext:value-type="string">
            <text:p>GKD-b_14_n50_m5</text:p>
          </table:table-cell>
          <table:table-cell table:style-name="ce15" office:value-type="float" office:value="120.37966" calcext:value-type="float">
            <text:p>120,3797</text:p>
          </table:table-cell>
          <table:table-cell table:style-name="ce16" table:formula="of:=100*([.G17]-[.$D17])/MAX([.G17];[.$D17])" office:value-type="float" office:value="98.6183712431154" calcext:value-type="float">
            <text:p>98,62</text:p>
          </table:table-cell>
          <table:table-cell table:style-name="ce19" office:value-type="float" office:value="0.000344890799999997" calcext:value-type="float">
            <text:p>3,45E-04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14_n50_m5</text:p>
          </table:table-cell>
          <table:table-cell table:style-name="ce61" office:value-type="float" office:value="19.91996" calcext:value-type="float">
            <text:p>19,9200</text:p>
          </table:table-cell>
          <table:table-cell table:style-name="ce16" table:formula="of:=100*([.$O17]-[.$D17])/MAX([.$O17];[.$D17])" office:value-type="float" office:value="91.6505856437468" calcext:value-type="float">
            <text:p>91,65</text:p>
          </table:table-cell>
          <table:table-cell table:style-name="ce64" office:value-type="float" office:value="0.00204058579999997" calcext:value-type="float">
            <text:p>2,04E-03</text:p>
          </table:table-cell>
          <table:table-cell/>
          <table:table-cell table:style-name="ce63" office:value-type="float" office:value="0.00036208900000001" calcext:value-type="float">
            <text:p>3,62E-04</text:p>
          </table:table-cell>
          <table:table-cell table:style-name="ce19" office:value-type="float" office:value="0.000367777000000014" calcext:value-type="float">
            <text:p>3,68E-04</text:p>
          </table:table-cell>
          <table:table-cell table:style-name="ce15" office:value-type="float" office:value="57.96498" calcext:value-type="float">
            <text:p>57,9650</text:p>
          </table:table-cell>
          <table:table-cell table:style-name="ce15" office:value-type="float" office:value="192.6112" calcext:value-type="float">
            <text:p>192,6112</text:p>
          </table:table-cell>
          <table:table-cell/>
          <table:table-cell table:style-name="ce64" office:value-type="float" office:value="0.00130346399999992" calcext:value-type="float">
            <text:p>1,30E-03</text:p>
          </table:table-cell>
          <table:table-cell table:style-name="ce64" office:value-type="float" office:value="0.00339307899999996" calcext:value-type="float">
            <text:p>3,39E-03</text:p>
          </table:table-cell>
          <table:table-cell table:style-name="ce61" office:value-type="float" office:value="14.7918399999998" calcext:value-type="float">
            <text:p>14,7918</text:p>
          </table:table-cell>
          <table:table-cell table:style-name="ce61" office:value-type="float" office:value="29.7354399999999" calcext:value-type="float">
            <text:p>29,7354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15_n50_m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85312999999996" calcext:value-type="float">
            <text:p>2,85312999999996</text:p>
          </table:table-cell>
          <table:table-cell table:style-name="ce2"/>
          <table:table-cell table:style-name="ce43" office:value-type="string" calcext:value-type="string">
            <text:p>GKD-b_15_n50_m5</text:p>
          </table:table-cell>
          <table:table-cell table:style-name="ce15" office:value-type="float" office:value="129.412628" calcext:value-type="float">
            <text:p>129,4126</text:p>
          </table:table-cell>
          <table:table-cell table:style-name="ce16" table:formula="of:=100*([.G18]-[.$D18])/MAX([.G18];[.$D18])" office:value-type="float" office:value="97.7953233435612" calcext:value-type="float">
            <text:p>97,80</text:p>
          </table:table-cell>
          <table:table-cell table:style-name="ce19" office:value-type="float" office:value="0.000345762400000005" calcext:value-type="float">
            <text:p>3,46E-04</text:p>
          </table:table-cell>
          <table:table-cell table:style-name="ce2" table:number-columns-repeated="3"/>
          <table:table-cell/>
          <table:table-cell table:style-name="ce43" office:value-type="string" calcext:value-type="string">
            <text:p>GKD-b_15_n50_m5</text:p>
          </table:table-cell>
          <table:table-cell table:style-name="ce61" office:value-type="float" office:value="19.003396" calcext:value-type="float">
            <text:p>19,0034</text:p>
          </table:table-cell>
          <table:table-cell table:style-name="ce16" table:formula="of:=100*([.$O18]-[.$D18])/MAX([.$O18];[.$D18])" office:value-type="float" office:value="84.9862098332321" calcext:value-type="float">
            <text:p>84,99</text:p>
          </table:table-cell>
          <table:table-cell table:style-name="ce64" office:value-type="float" office:value="0.00242267020000002" calcext:value-type="float">
            <text:p>2,42E-03</text:p>
          </table:table-cell>
          <table:table-cell/>
          <table:table-cell table:style-name="ce63" office:value-type="float" office:value="0.000360002999999998" calcext:value-type="float">
            <text:p>3,60E-04</text:p>
          </table:table-cell>
          <table:table-cell table:style-name="ce19" office:value-type="float" office:value="0.000369576999999954" calcext:value-type="float">
            <text:p>3,70E-04</text:p>
          </table:table-cell>
          <table:table-cell table:style-name="ce15" office:value-type="float" office:value="88.0425799999999" calcext:value-type="float">
            <text:p>88,0426</text:p>
          </table:table-cell>
          <table:table-cell table:style-name="ce15" office:value-type="float" office:value="168.56577" calcext:value-type="float">
            <text:p>168,5658</text:p>
          </table:table-cell>
          <table:table-cell/>
          <table:table-cell table:style-name="ce64" office:value-type="float" office:value="0.00158903200000005" calcext:value-type="float">
            <text:p>1,59E-03</text:p>
          </table:table-cell>
          <table:table-cell table:style-name="ce64" office:value-type="float" office:value="0.00379730300000003" calcext:value-type="float">
            <text:p>3,80E-03</text:p>
          </table:table-cell>
          <table:table-cell table:style-name="ce61" office:value-type="float" office:value="13.8209199999999" calcext:value-type="float">
            <text:p>13,8209</text:p>
          </table:table-cell>
          <table:table-cell table:style-name="ce61" office:value-type="float" office:value="26.8154599999998" calcext:value-type="float">
            <text:p>26,8155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16_n50_m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2.7457799999991" calcext:value-type="float">
            <text:p>42,7457799999991</text:p>
          </table:table-cell>
          <table:table-cell table:style-name="ce2"/>
          <table:table-cell table:style-name="ce43" office:value-type="string" calcext:value-type="string">
            <text:p>GKD-b_16_n50_m15</text:p>
          </table:table-cell>
          <table:table-cell table:style-name="ce15" office:value-type="float" office:value="302.288778" calcext:value-type="float">
            <text:p>302,2888</text:p>
          </table:table-cell>
          <table:table-cell table:style-name="ce16" table:formula="of:=100*([.G19]-[.$D19])/MAX([.G19];[.$D19])" office:value-type="float" office:value="85.8592898212056" calcext:value-type="float">
            <text:p>85,86</text:p>
          </table:table-cell>
          <table:table-cell table:style-name="ce19" office:value-type="float" office:value="0.00266768980000003" calcext:value-type="float">
            <text:p>2,67E-03</text:p>
          </table:table-cell>
          <table:table-cell table:style-name="ce23" table:number-columns-repeated="3"/>
          <table:table-cell/>
          <table:table-cell table:style-name="ce43" office:value-type="string" calcext:value-type="string">
            <text:p>GKD-b_16_n50_m15</text:p>
          </table:table-cell>
          <table:table-cell table:style-name="ce61" office:value-type="float" office:value="154.771028" calcext:value-type="float">
            <text:p>154,7710</text:p>
          </table:table-cell>
          <table:table-cell table:style-name="ce16" table:formula="of:=100*([.$O19]-[.$D19])/MAX([.$O19];[.$D19])" office:value-type="float" office:value="72.3812779740668" calcext:value-type="float">
            <text:p>72,38</text:p>
          </table:table-cell>
          <table:table-cell table:style-name="ce64" office:value-type="float" office:value="0.0183029196" calcext:value-type="float">
            <text:p>1,83E-02</text:p>
          </table:table-cell>
          <table:table-cell/>
          <table:table-cell table:style-name="ce63" office:value-type="float" office:value="0.00275024600000001" calcext:value-type="float">
            <text:p>2,75E-03</text:p>
          </table:table-cell>
          <table:table-cell table:style-name="ce19" office:value-type="float" office:value="0.00281993200000003" calcext:value-type="float">
            <text:p>2,82E-03</text:p>
          </table:table-cell>
          <table:table-cell table:style-name="ce15" office:value-type="float" office:value="229.65291" calcext:value-type="float">
            <text:p>229,6529</text:p>
          </table:table-cell>
          <table:table-cell table:style-name="ce15" office:value-type="float" office:value="382.44575" calcext:value-type="float">
            <text:p>382,4458</text:p>
          </table:table-cell>
          <table:table-cell/>
          <table:table-cell table:style-name="ce64" office:value-type="float" office:value="0.010488973" calcext:value-type="float">
            <text:p>1,05E-02</text:p>
          </table:table-cell>
          <table:table-cell table:style-name="ce64" office:value-type="float" office:value="0.035261653" calcext:value-type="float">
            <text:p>3,53E-02</text:p>
          </table:table-cell>
          <table:table-cell table:style-name="ce61" office:value-type="float" office:value="110.17049" calcext:value-type="float">
            <text:p>110,1705</text:p>
          </table:table-cell>
          <table:table-cell table:style-name="ce61" office:value-type="float" office:value="191.40991" calcext:value-type="float">
            <text:p>191,4099</text:p>
          </table:table-cell>
          <table:table-cell table:number-columns-repeated="230"/>
        </table:table-row>
        <table:table-row table:style-name="ro1">
          <table:table-cell table:style-name="ce4" office:value-type="string" calcext:value-type="string">
            <text:p>GKD-b_17_n50_m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8.1076099999996" calcext:value-type="float">
            <text:p>48,1076099999996</text:p>
          </table:table-cell>
          <table:table-cell table:style-name="ce2"/>
          <table:table-cell table:style-name="ce43" office:value-type="string" calcext:value-type="string">
            <text:p>GKD-b_17_n50_m15</text:p>
          </table:table-cell>
          <table:table-cell table:style-name="ce15" office:value-type="float" office:value="344.017424" calcext:value-type="float">
            <text:p>344,0174</text:p>
          </table:table-cell>
          <table:table-cell table:style-name="ce16" table:formula="of:=100*([.G20]-[.$D20])/MAX([.G20];[.$D20])" office:value-type="float" office:value="86.0159379601658" calcext:value-type="float">
            <text:p>86,02</text:p>
          </table:table-cell>
          <table:table-cell table:style-name="ce19" office:value-type="float" office:value="0.0026929952" calcext:value-type="float">
            <text:p>2,69E-03</text:p>
          </table:table-cell>
          <table:table-cell table:style-name="ce24" table:number-columns-repeated="2"/>
          <table:table-cell table:style-name="ce31"/>
          <table:table-cell/>
          <table:table-cell table:style-name="ce43" office:value-type="string" calcext:value-type="string">
            <text:p>GKD-b_17_n50_m15</text:p>
          </table:table-cell>
          <table:table-cell table:style-name="ce61" office:value-type="float" office:value="120.450042" calcext:value-type="float">
            <text:p>120,4500</text:p>
          </table:table-cell>
          <table:table-cell table:style-name="ce16" table:formula="of:=100*([.$O20]-[.$D20])/MAX([.$O20];[.$D20])" office:value-type="float" office:value="60.0601135531363" calcext:value-type="float">
            <text:p>60,06</text:p>
          </table:table-cell>
          <table:table-cell table:style-name="ce64" office:value-type="float" office:value="0.0246485746" calcext:value-type="float">
            <text:p>2,46E-02</text:p>
          </table:table-cell>
          <table:table-cell/>
          <table:table-cell table:style-name="ce63" office:value-type="float" office:value="0.00276343800000001" calcext:value-type="float">
            <text:p>2,76E-03</text:p>
          </table:table-cell>
          <table:table-cell table:style-name="ce19" office:value-type="float" office:value="0.00295295900000003" calcext:value-type="float">
            <text:p>2,95E-03</text:p>
          </table:table-cell>
          <table:table-cell table:style-name="ce15" office:value-type="float" office:value="275.0688" calcext:value-type="float">
            <text:p>275,0688</text:p>
          </table:table-cell>
          <table:table-cell table:style-name="ce15" office:value-type="float" office:value="399.73619" calcext:value-type="float">
            <text:p>399,7362</text:p>
          </table:table-cell>
          <table:table-cell/>
          <table:table-cell table:style-name="ce64" office:value-type="float" office:value="0.010699447" calcext:value-type="float">
            <text:p>1,07E-02</text:p>
          </table:table-cell>
          <table:table-cell table:style-name="ce64" office:value-type="float" office:value="0.0516513559999999" calcext:value-type="float">
            <text:p>5,17E-02</text:p>
          </table:table-cell>
          <table:table-cell table:style-name="ce61" office:value-type="float" office:value="93.1828199999999" calcext:value-type="float">
            <text:p>93,1828</text:p>
          </table:table-cell>
          <table:table-cell table:style-name="ce61" office:value-type="float" office:value="152.7154" calcext:value-type="float">
            <text:p>152,7154</text:p>
          </table:table-cell>
          <table:table-cell table:number-columns-repeated="230"/>
        </table:table-row>
        <table:table-row table:style-name="ro1">
          <table:table-cell table:style-name="ce4" office:value-type="string" calcext:value-type="string">
            <text:p>GKD-b_18_n50_m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3.1960899999997" calcext:value-type="float">
            <text:p>43,1960899999997</text:p>
          </table:table-cell>
          <table:table-cell table:style-name="ce2"/>
          <table:table-cell table:style-name="ce43" office:value-type="string" calcext:value-type="string">
            <text:p>GKD-b_18_n50_m15</text:p>
          </table:table-cell>
          <table:table-cell table:style-name="ce15" office:value-type="float" office:value="387.236324" calcext:value-type="float">
            <text:p>387,2363</text:p>
          </table:table-cell>
          <table:table-cell table:style-name="ce16" table:formula="of:=100*([.G21]-[.$D21])/MAX([.G21];[.$D21])" office:value-type="float" office:value="88.8450314903827" calcext:value-type="float">
            <text:p>88,85</text:p>
          </table:table-cell>
          <table:table-cell table:style-name="ce19" office:value-type="float" office:value="0.00268892840000001" calcext:value-type="float">
            <text:p>2,69E-03</text:p>
          </table:table-cell>
          <table:table-cell table:style-name="ce24" table:number-columns-repeated="2"/>
          <table:table-cell table:style-name="ce31"/>
          <table:table-cell/>
          <table:table-cell table:style-name="ce43" office:value-type="string" calcext:value-type="string">
            <text:p>GKD-b_18_n50_m15</text:p>
          </table:table-cell>
          <table:table-cell table:style-name="ce61" office:value-type="float" office:value="118.89675" calcext:value-type="float">
            <text:p>118,8968</text:p>
          </table:table-cell>
          <table:table-cell table:style-name="ce16" table:formula="of:=100*([.$O21]-[.$D21])/MAX([.$O21];[.$D21])" office:value-type="float" office:value="63.669242430933" calcext:value-type="float">
            <text:p>63,67</text:p>
          </table:table-cell>
          <table:table-cell table:style-name="ce64" office:value-type="float" office:value="0.0291248788" calcext:value-type="float">
            <text:p>2,91E-02</text:p>
          </table:table-cell>
          <table:table-cell/>
          <table:table-cell table:style-name="ce63" office:value-type="float" office:value="0.00283032699999997" calcext:value-type="float">
            <text:p>2,83E-03</text:p>
          </table:table-cell>
          <table:table-cell table:style-name="ce19" office:value-type="float" office:value="0.002897072" calcext:value-type="float">
            <text:p>2,90E-03</text:p>
          </table:table-cell>
          <table:table-cell table:style-name="ce15" office:value-type="float" office:value="316.51819" calcext:value-type="float">
            <text:p>316,5182</text:p>
          </table:table-cell>
          <table:table-cell table:style-name="ce15" office:value-type="float" office:value="451.33192" calcext:value-type="float">
            <text:p>451,3319</text:p>
          </table:table-cell>
          <table:table-cell/>
          <table:table-cell table:style-name="ce64" office:value-type="float" office:value="0.00972140399999999" calcext:value-type="float">
            <text:p>9,72E-03</text:p>
          </table:table-cell>
          <table:table-cell table:style-name="ce64" office:value-type="float" office:value="0.04399789" calcext:value-type="float">
            <text:p>4,40E-02</text:p>
          </table:table-cell>
          <table:table-cell table:style-name="ce61" office:value-type="float" office:value="79.20128" calcext:value-type="float">
            <text:p>79,2013</text:p>
          </table:table-cell>
          <table:table-cell table:style-name="ce61" office:value-type="float" office:value="139.18099" calcext:value-type="float">
            <text:p>139,1810</text:p>
          </table:table-cell>
          <table:table-cell table:number-columns-repeated="230"/>
        </table:table-row>
        <table:table-row table:style-name="ro1">
          <table:table-cell table:style-name="ce4" office:value-type="string" calcext:value-type="string">
            <text:p>GKD-b_19_n50_m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6.4124499999994" calcext:value-type="float">
            <text:p>46,4124499999994</text:p>
          </table:table-cell>
          <table:table-cell table:style-name="ce2"/>
          <table:table-cell table:style-name="ce43" office:value-type="string" calcext:value-type="string">
            <text:p>GKD-b_19_n50_m15</text:p>
          </table:table-cell>
          <table:table-cell table:style-name="ce15" office:value-type="float" office:value="432.759124" calcext:value-type="float">
            <text:p>432,7591</text:p>
          </table:table-cell>
          <table:table-cell table:style-name="ce16" table:formula="of:=100*([.G22]-[.$D22])/MAX([.G22];[.$D22])" office:value-type="float" office:value="89.2752232301867" calcext:value-type="float">
            <text:p>89,28</text:p>
          </table:table-cell>
          <table:table-cell table:style-name="ce19" office:value-type="float" office:value="0.0026725214" calcext:value-type="float">
            <text:p>2,67E-03</text:p>
          </table:table-cell>
          <table:table-cell table:style-name="ce25" table:number-columns-repeated="2"/>
          <table:table-cell table:style-name="ce32"/>
          <table:table-cell/>
          <table:table-cell table:style-name="ce43" office:value-type="string" calcext:value-type="string">
            <text:p>GKD-b_19_n50_m15</text:p>
          </table:table-cell>
          <table:table-cell table:style-name="ce61" office:value-type="float" office:value="113.379462" calcext:value-type="float">
            <text:p>113,3795</text:p>
          </table:table-cell>
          <table:table-cell table:style-name="ce16" table:formula="of:=100*([.$O22]-[.$D22])/MAX([.$O22];[.$D22])" office:value-type="float" office:value="59.0644997063054" calcext:value-type="float">
            <text:p>59,06</text:p>
          </table:table-cell>
          <table:table-cell table:style-name="ce64" office:value-type="float" office:value="0.0272387582" calcext:value-type="float">
            <text:p>2,72E-02</text:p>
          </table:table-cell>
          <table:table-cell/>
          <table:table-cell table:style-name="ce63" office:value-type="float" office:value="0.00275225600000006" calcext:value-type="float">
            <text:p>2,75E-03</text:p>
          </table:table-cell>
          <table:table-cell table:style-name="ce19" office:value-type="float" office:value="0.00294487099999996" calcext:value-type="float">
            <text:p>2,94E-03</text:p>
          </table:table-cell>
          <table:table-cell table:style-name="ce15" office:value-type="float" office:value="326.78119" calcext:value-type="float">
            <text:p>326,7812</text:p>
          </table:table-cell>
          <table:table-cell table:style-name="ce15" office:value-type="float" office:value="538.88351" calcext:value-type="float">
            <text:p>538,8835</text:p>
          </table:table-cell>
          <table:table-cell/>
          <table:table-cell table:style-name="ce64" office:value-type="float" office:value="0.0157653200000001" calcext:value-type="float">
            <text:p>1,58E-02</text:p>
          </table:table-cell>
          <table:table-cell table:style-name="ce64" office:value-type="float" office:value="0.0370827779999998" calcext:value-type="float">
            <text:p>3,71E-02</text:p>
          </table:table-cell>
          <table:table-cell table:style-name="ce61" office:value-type="float" office:value="91.7966400000003" calcext:value-type="float">
            <text:p>91,7966</text:p>
          </table:table-cell>
          <table:table-cell table:style-name="ce61" office:value-type="float" office:value="157.087810000001" calcext:value-type="float">
            <text:p>157,0878</text:p>
          </table:table-cell>
          <table:table-cell table:number-columns-repeated="230"/>
        </table:table-row>
        <table:table-row table:style-name="ro1">
          <table:table-cell table:style-name="ce4" office:value-type="string" calcext:value-type="string">
            <text:p>GKD-b_20_n50_m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7.7151099999996" calcext:value-type="float">
            <text:p>47,7151099999996</text:p>
          </table:table-cell>
          <table:table-cell table:style-name="ce2"/>
          <table:table-cell table:style-name="ce43" office:value-type="string" calcext:value-type="string">
            <text:p>GKD-b_20_n50_m15</text:p>
          </table:table-cell>
          <table:table-cell table:style-name="ce15" office:value-type="float" office:value="427.77152" calcext:value-type="float">
            <text:p>427,7715</text:p>
          </table:table-cell>
          <table:table-cell table:style-name="ce16" table:formula="of:=100*([.G23]-[.$D23])/MAX([.G23];[.$D23])" office:value-type="float" office:value="88.8456552694299" calcext:value-type="float">
            <text:p>88,85</text:p>
          </table:table-cell>
          <table:table-cell table:style-name="ce19" office:value-type="float" office:value="0.00266688459999997" calcext:value-type="float">
            <text:p>2,67E-03</text:p>
          </table:table-cell>
          <table:table-cell table:style-name="ce25" table:number-columns-repeated="2"/>
          <table:table-cell table:style-name="ce32"/>
          <table:table-cell/>
          <table:table-cell table:style-name="ce43" office:value-type="string" calcext:value-type="string">
            <text:p>GKD-b_20_n50_m15</text:p>
          </table:table-cell>
          <table:table-cell table:style-name="ce61" office:value-type="float" office:value="84.4172579999999" calcext:value-type="float">
            <text:p>84,4173</text:p>
          </table:table-cell>
          <table:table-cell table:style-name="ce16" table:formula="of:=100*([.$O23]-[.$D23])/MAX([.$O23];[.$D23])" office:value-type="float" office:value="43.4770672129629" calcext:value-type="float">
            <text:p>43,48</text:p>
          </table:table-cell>
          <table:table-cell table:style-name="ce64" office:value-type="float" office:value="0.0360041736" calcext:value-type="float">
            <text:p>3,60E-02</text:p>
          </table:table-cell>
          <table:table-cell/>
          <table:table-cell table:style-name="ce63" office:value-type="float" office:value="0.002739453" calcext:value-type="float">
            <text:p>2,74E-03</text:p>
          </table:table-cell>
          <table:table-cell table:style-name="ce19" office:value-type="float" office:value="0.00279026100000002" calcext:value-type="float">
            <text:p>2,79E-03</text:p>
          </table:table-cell>
          <table:table-cell table:style-name="ce15" office:value-type="float" office:value="288.85206" calcext:value-type="float">
            <text:p>288,8521</text:p>
          </table:table-cell>
          <table:table-cell table:style-name="ce15" office:value-type="float" office:value="526.67909" calcext:value-type="float">
            <text:p>526,6791</text:p>
          </table:table-cell>
          <table:table-cell/>
          <table:table-cell table:style-name="ce64" office:value-type="float" office:value="0.0210305100000001" calcext:value-type="float">
            <text:p>2,10E-02</text:p>
          </table:table-cell>
          <table:table-cell table:style-name="ce64" office:value-type="float" office:value="0.0500846770000001" calcext:value-type="float">
            <text:p>5,01E-02</text:p>
          </table:table-cell>
          <table:table-cell table:style-name="ce61" office:value-type="float" office:value="52.3986500000001" calcext:value-type="float">
            <text:p>52,3987</text:p>
          </table:table-cell>
          <table:table-cell table:style-name="ce61" office:value-type="float" office:value="103.23932" calcext:value-type="float">
            <text:p>103,2393</text:p>
          </table:table-cell>
          <table:table-cell table:number-columns-repeated="230"/>
        </table:table-row>
        <table:table-row table:style-name="ro1">
          <table:table-cell table:style-name="ce4" office:value-type="string" calcext:value-type="string">
            <text:p>GKD-b_21_n100_m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.8320199999999" calcext:value-type="float">
            <text:p>13,8320199999999</text:p>
          </table:table-cell>
          <table:table-cell table:style-name="ce2"/>
          <table:table-cell table:style-name="ce43" office:value-type="string" calcext:value-type="string">
            <text:p>GKD-b_21_n100_m10</text:p>
          </table:table-cell>
          <table:table-cell table:style-name="ce15" office:value-type="float" office:value="171.759002" calcext:value-type="float">
            <text:p>171,7590</text:p>
          </table:table-cell>
          <table:table-cell table:style-name="ce16" table:formula="of:=100*([.G24]-[.$D24])/MAX([.G24];[.$D24])" office:value-type="float" office:value="91.9468442183893" calcext:value-type="float">
            <text:p>91,95</text:p>
          </table:table-cell>
          <table:table-cell table:style-name="ce19" office:value-type="float" office:value="0.00264311420000001" calcext:value-type="float">
            <text:p>2,64E-03</text:p>
          </table:table-cell>
          <table:table-cell table:style-name="ce25" table:number-columns-repeated="2"/>
          <table:table-cell table:style-name="ce32"/>
          <table:table-cell/>
          <table:table-cell table:style-name="ce43" office:value-type="string" calcext:value-type="string">
            <text:p>GKD-b_21_n100_m10</text:p>
          </table:table-cell>
          <table:table-cell table:style-name="ce61" office:value-type="float" office:value="53.7561099999999" calcext:value-type="float">
            <text:p>53,7561</text:p>
          </table:table-cell>
          <table:table-cell table:style-name="ce16" table:formula="of:=100*([.$O24]-[.$D24])/MAX([.$O24];[.$D24])" office:value-type="float" office:value="74.2689342662631" calcext:value-type="float">
            <text:p>74,27</text:p>
          </table:table-cell>
          <table:table-cell table:style-name="ce64" office:value-type="float" office:value="0.0247735656000001" calcext:value-type="float">
            <text:p>2,48E-02</text:p>
          </table:table-cell>
          <table:table-cell/>
          <table:table-cell table:style-name="ce63" office:value-type="float" office:value="0.00271225300000011" calcext:value-type="float">
            <text:p>2,71E-03</text:p>
          </table:table-cell>
          <table:table-cell table:style-name="ce19" office:value-type="float" office:value="0.00283425900000012" calcext:value-type="float">
            <text:p>2,83E-03</text:p>
          </table:table-cell>
          <table:table-cell table:style-name="ce15" office:value-type="float" office:value="109.42061" calcext:value-type="float">
            <text:p>109,4206</text:p>
          </table:table-cell>
          <table:table-cell table:style-name="ce15" office:value-type="float" office:value="266.65219" calcext:value-type="float">
            <text:p>266,6522</text:p>
          </table:table-cell>
          <table:table-cell/>
          <table:table-cell table:style-name="ce64" office:value-type="float" office:value="0.0122928390000001" calcext:value-type="float">
            <text:p>1,23E-02</text:p>
          </table:table-cell>
          <table:table-cell table:style-name="ce64" office:value-type="float" office:value="0.043901049" calcext:value-type="float">
            <text:p>4,39E-02</text:p>
          </table:table-cell>
          <table:table-cell table:style-name="ce61" office:value-type="float" office:value="33.24138" calcext:value-type="float">
            <text:p>33,2414</text:p>
          </table:table-cell>
          <table:table-cell table:style-name="ce61" office:value-type="float" office:value="68.5437299999994" calcext:value-type="float">
            <text:p>68,5437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22_n100_m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.6643400000003" calcext:value-type="float">
            <text:p>13,6643400000003</text:p>
          </table:table-cell>
          <table:table-cell table:style-name="ce10"/>
          <table:table-cell table:style-name="ce43" office:value-type="string" calcext:value-type="string">
            <text:p>GKD-b_22_n100_m10</text:p>
          </table:table-cell>
          <table:table-cell table:style-name="ce15" office:value-type="float" office:value="240.656058" calcext:value-type="float">
            <text:p>240,6561</text:p>
          </table:table-cell>
          <table:table-cell table:style-name="ce16" table:formula="of:=100*([.G25]-[.$D25])/MAX([.G25];[.$D25])" office:value-type="float" office:value="94.3220461127971" calcext:value-type="float">
            <text:p>94,32</text:p>
          </table:table-cell>
          <table:table-cell table:style-name="ce19" office:value-type="float" office:value="0.00264984199999998" calcext:value-type="float">
            <text:p>2,65E-03</text:p>
          </table:table-cell>
          <table:table-cell table:number-columns-repeated="4"/>
          <table:table-cell table:style-name="ce43" office:value-type="string" calcext:value-type="string">
            <text:p>GKD-b_22_n100_m10</text:p>
          </table:table-cell>
          <table:table-cell table:style-name="ce61" office:value-type="float" office:value="59.2516" calcext:value-type="float">
            <text:p>59,2516</text:p>
          </table:table-cell>
          <table:table-cell table:style-name="ce16" table:formula="of:=100*([.$O25]-[.$D25])/MAX([.$O25];[.$D25])" office:value-type="float" office:value="76.9384455440861" calcext:value-type="float">
            <text:p>76,94</text:p>
          </table:table-cell>
          <table:table-cell table:style-name="ce64" office:value-type="float" office:value="0.0255729402" calcext:value-type="float">
            <text:p>2,56E-02</text:p>
          </table:table-cell>
          <table:table-cell/>
          <table:table-cell table:style-name="ce63" office:value-type="float" office:value="0.00275587799999988" calcext:value-type="float">
            <text:p>2,76E-03</text:p>
          </table:table-cell>
          <table:table-cell table:style-name="ce19" office:value-type="float" office:value="0.00285115199999986" calcext:value-type="float">
            <text:p>2,85E-03</text:p>
          </table:table-cell>
          <table:table-cell table:style-name="ce15" office:value-type="float" office:value="142.77231" calcext:value-type="float">
            <text:p>142,7723</text:p>
          </table:table-cell>
          <table:table-cell table:style-name="ce15" office:value-type="float" office:value="334.9584" calcext:value-type="float">
            <text:p>334,9584</text:p>
          </table:table-cell>
          <table:table-cell/>
          <table:table-cell table:style-name="ce64" office:value-type="float" office:value="0.020172928" calcext:value-type="float">
            <text:p>2,02E-02</text:p>
          </table:table-cell>
          <table:table-cell table:style-name="ce64" office:value-type="float" office:value="0.0318779089999999" calcext:value-type="float">
            <text:p>3,19E-02</text:p>
          </table:table-cell>
          <table:table-cell table:style-name="ce61" office:value-type="float" office:value="45.5720899999999" calcext:value-type="float">
            <text:p>45,5721</text:p>
          </table:table-cell>
          <table:table-cell table:style-name="ce61" office:value-type="float" office:value="65.3303599999997" calcext:value-type="float">
            <text:p>65,3304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23_n100_m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.3453799999998" calcext:value-type="float">
            <text:p>15,3453799999998</text:p>
          </table:table-cell>
          <table:table-cell table:style-name="ce10"/>
          <table:table-cell table:style-name="ce43" office:value-type="string" calcext:value-type="string">
            <text:p>GKD-b_23_n100_m10</text:p>
          </table:table-cell>
          <table:table-cell table:style-name="ce15" office:value-type="float" office:value="253.982776" calcext:value-type="float">
            <text:p>253,9828</text:p>
          </table:table-cell>
          <table:table-cell table:style-name="ce16" table:formula="of:=100*([.G26]-[.$D26])/MAX([.G26];[.$D26])" office:value-type="float" office:value="93.9581021037427" calcext:value-type="float">
            <text:p>93,96</text:p>
          </table:table-cell>
          <table:table-cell table:style-name="ce19" office:value-type="float" office:value="0.00268891440000005" calcext:value-type="float">
            <text:p>2,69E-03</text:p>
          </table:table-cell>
          <table:table-cell table:number-columns-repeated="4"/>
          <table:table-cell table:style-name="ce43" office:value-type="string" calcext:value-type="string">
            <text:p>GKD-b_23_n100_m10</text:p>
          </table:table-cell>
          <table:table-cell table:style-name="ce61" office:value-type="float" office:value="44.0998499999999" calcext:value-type="float">
            <text:p>44,0998</text:p>
          </table:table-cell>
          <table:table-cell table:style-name="ce16" table:formula="of:=100*([.$O26]-[.$D26])/MAX([.$O26];[.$D26])" office:value-type="float" office:value="65.2031015978516" calcext:value-type="float">
            <text:p>65,20</text:p>
          </table:table-cell>
          <table:table-cell table:style-name="ce64" office:value-type="float" office:value="0.0258201506" calcext:value-type="float">
            <text:p>2,58E-02</text:p>
          </table:table-cell>
          <table:table-cell/>
          <table:table-cell table:style-name="ce63" office:value-type="float" office:value="0.00275767500000002" calcext:value-type="float">
            <text:p>2,76E-03</text:p>
          </table:table-cell>
          <table:table-cell table:style-name="ce19" office:value-type="float" office:value="0.00299400599999999" calcext:value-type="float">
            <text:p>2,99E-03</text:p>
          </table:table-cell>
          <table:table-cell table:style-name="ce15" office:value-type="float" office:value="154.97502" calcext:value-type="float">
            <text:p>154,9750</text:p>
          </table:table-cell>
          <table:table-cell table:style-name="ce15" office:value-type="float" office:value="353.05701" calcext:value-type="float">
            <text:p>353,0570</text:p>
          </table:table-cell>
          <table:table-cell/>
          <table:table-cell table:style-name="ce64" office:value-type="float" office:value="0.0122647730000001" calcext:value-type="float">
            <text:p>1,23E-02</text:p>
          </table:table-cell>
          <table:table-cell table:style-name="ce64" office:value-type="float" office:value="0.0415047390000001" calcext:value-type="float">
            <text:p>4,15E-02</text:p>
          </table:table-cell>
          <table:table-cell table:style-name="ce61" office:value-type="float" office:value="31.6259299999999" calcext:value-type="float">
            <text:p>31,6259</text:p>
          </table:table-cell>
          <table:table-cell table:style-name="ce61" office:value-type="float" office:value="70.2775099999997" calcext:value-type="float">
            <text:p>70,2775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24_n100_m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64063999999939" calcext:value-type="float">
            <text:p>8,64063999999939</text:p>
          </table:table-cell>
          <table:table-cell table:style-name="ce10"/>
          <table:table-cell table:style-name="ce43" office:value-type="string" calcext:value-type="string">
            <text:p>GKD-b_24_n100_m10</text:p>
          </table:table-cell>
          <table:table-cell table:style-name="ce15" office:value-type="float" office:value="322.262762" calcext:value-type="float">
            <text:p>322,2628</text:p>
          </table:table-cell>
          <table:table-cell table:style-name="ce16" table:formula="of:=100*([.G27]-[.$D27])/MAX([.G27];[.$D27])" office:value-type="float" office:value="97.3187594041662" calcext:value-type="float">
            <text:p>97,32</text:p>
          </table:table-cell>
          <table:table-cell table:style-name="ce19" office:value-type="float" office:value="0.0026294944" calcext:value-type="float">
            <text:p>2,63E-03</text:p>
          </table:table-cell>
          <table:table-cell table:number-columns-repeated="4"/>
          <table:table-cell table:style-name="ce43" office:value-type="string" calcext:value-type="string">
            <text:p>GKD-b_24_n100_m10</text:p>
          </table:table-cell>
          <table:table-cell table:style-name="ce61" office:value-type="float" office:value="39.4464100000002" calcext:value-type="float">
            <text:p>39,4464</text:p>
          </table:table-cell>
          <table:table-cell table:style-name="ce16" table:formula="of:=100*([.$O27]-[.$D27])/MAX([.$O27];[.$D27])" office:value-type="float" office:value="78.095243648283" calcext:value-type="float">
            <text:p>78,10</text:p>
          </table:table-cell>
          <table:table-cell table:style-name="ce64" office:value-type="float" office:value="0.02239954" calcext:value-type="float">
            <text:p>2,24E-02</text:p>
          </table:table-cell>
          <table:table-cell/>
          <table:table-cell table:style-name="ce63" office:value-type="float" office:value="0.00273465099999992" calcext:value-type="float">
            <text:p>2,73E-03</text:p>
          </table:table-cell>
          <table:table-cell table:style-name="ce19" office:value-type="float" office:value="0.00281605200000001" calcext:value-type="float">
            <text:p>2,82E-03</text:p>
          </table:table-cell>
          <table:table-cell table:style-name="ce15" office:value-type="float" office:value="259.333" calcext:value-type="float">
            <text:p>259,3330</text:p>
          </table:table-cell>
          <table:table-cell table:style-name="ce15" office:value-type="float" office:value="356.37671" calcext:value-type="float">
            <text:p>356,3767</text:p>
          </table:table-cell>
          <table:table-cell/>
          <table:table-cell table:style-name="ce64" office:value-type="float" office:value="0.0117101700000002" calcext:value-type="float">
            <text:p>1,17E-02</text:p>
          </table:table-cell>
          <table:table-cell table:style-name="ce64" office:value-type="float" office:value="0.0399027859999999" calcext:value-type="float">
            <text:p>3,99E-02</text:p>
          </table:table-cell>
          <table:table-cell table:style-name="ce61" office:value-type="float" office:value="33.7143500000006" calcext:value-type="float">
            <text:p>33,7144</text:p>
          </table:table-cell>
          <table:table-cell table:style-name="ce61" office:value-type="float" office:value="42.2378500000004" calcext:value-type="float">
            <text:p>42,2379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25_n100_m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7.2005099999999" calcext:value-type="float">
            <text:p>17,2005099999999</text:p>
          </table:table-cell>
          <table:table-cell table:style-name="ce10"/>
          <table:table-cell table:style-name="ce43" office:value-type="string" calcext:value-type="string">
            <text:p>GKD-b_25_n100_m10</text:p>
          </table:table-cell>
          <table:table-cell table:style-name="ce15" office:value-type="float" office:value="238.784276" calcext:value-type="float">
            <text:p>238,7843</text:p>
          </table:table-cell>
          <table:table-cell table:style-name="ce16" table:formula="of:=100*([.G28]-[.$D28])/MAX([.G28];[.$D28])" office:value-type="float" office:value="92.7966320529414" calcext:value-type="float">
            <text:p>92,80</text:p>
          </table:table-cell>
          <table:table-cell table:style-name="ce19" office:value-type="float" office:value="0.00264723499999997" calcext:value-type="float">
            <text:p>2,65E-03</text:p>
          </table:table-cell>
          <table:table-cell table:number-columns-repeated="4"/>
          <table:table-cell table:style-name="ce43" office:value-type="string" calcext:value-type="string">
            <text:p>GKD-b_25_n100_m10</text:p>
          </table:table-cell>
          <table:table-cell table:style-name="ce61" office:value-type="float" office:value="42.1936280000002" calcext:value-type="float">
            <text:p>42,1936</text:p>
          </table:table-cell>
          <table:table-cell table:style-name="ce16" table:formula="of:=100*([.$O28]-[.$D28])/MAX([.$O28];[.$D28])" office:value-type="float" office:value="59.2343422092079" calcext:value-type="float">
            <text:p>59,23</text:p>
          </table:table-cell>
          <table:table-cell table:style-name="ce64" office:value-type="float" office:value="0.0227332933999999" calcext:value-type="float">
            <text:p>2,27E-02</text:p>
          </table:table-cell>
          <table:table-cell/>
          <table:table-cell table:style-name="ce63" office:value-type="float" office:value="0.00278630999999985" calcext:value-type="float">
            <text:p>2,79E-03</text:p>
          </table:table-cell>
          <table:table-cell table:style-name="ce19" office:value-type="float" office:value="0.00315965699999987" calcext:value-type="float">
            <text:p>3,16E-03</text:p>
          </table:table-cell>
          <table:table-cell table:style-name="ce15" office:value-type="float" office:value="84.2745100000001" calcext:value-type="float">
            <text:p>84,2745</text:p>
          </table:table-cell>
          <table:table-cell table:style-name="ce15" office:value-type="float" office:value="373.12223" calcext:value-type="float">
            <text:p>373,1222</text:p>
          </table:table-cell>
          <table:table-cell/>
          <table:table-cell table:style-name="ce64" office:value-type="float" office:value="0.0106878619999997" calcext:value-type="float">
            <text:p>1,07E-02</text:p>
          </table:table-cell>
          <table:table-cell table:style-name="ce64" office:value-type="float" office:value="0.037728022" calcext:value-type="float">
            <text:p>3,77E-02</text:p>
          </table:table-cell>
          <table:table-cell table:style-name="ce61" office:value-type="float" office:value="31.7280299999998" calcext:value-type="float">
            <text:p>31,7280</text:p>
          </table:table-cell>
          <table:table-cell table:style-name="ce61" office:value-type="float" office:value="63.5695200000002" calcext:value-type="float">
            <text:p>63,5695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26_n100_m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68.729590000001" calcext:value-type="float">
            <text:p>168,729590000001</text:p>
          </table:table-cell>
          <table:table-cell table:style-name="ce10"/>
          <table:table-cell table:style-name="ce43" office:value-type="string" calcext:value-type="string">
            <text:p>GKD-b_26_n100_m30</text:p>
          </table:table-cell>
          <table:table-cell table:style-name="ce15" office:value-type="float" office:value="839.391296" calcext:value-type="float">
            <text:p>839,3913</text:p>
          </table:table-cell>
          <table:table-cell table:style-name="ce16" table:formula="of:=100*([.G29]-[.$D29])/MAX([.G29];[.$D29])" office:value-type="float" office:value="79.8985775997371" calcext:value-type="float">
            <text:p>79,90</text:p>
          </table:table-cell>
          <table:table-cell table:style-name="ce19" office:value-type="float" office:value="0.0197211010000002" calcext:value-type="float">
            <text:p>1,97E-02</text:p>
          </table:table-cell>
          <table:table-cell table:number-columns-repeated="4"/>
          <table:table-cell table:style-name="ce43" office:value-type="string" calcext:value-type="string">
            <text:p>GKD-b_26_n100_m30</text:p>
          </table:table-cell>
          <table:table-cell table:style-name="ce61" office:value-type="float" office:value="299.913719999999" calcext:value-type="float">
            <text:p>299,9137</text:p>
          </table:table-cell>
          <table:table-cell table:style-name="ce16" table:formula="of:=100*([.$O29]-[.$D29])/MAX([.$O29];[.$D29])" office:value-type="float" office:value="43.740623136547" calcext:value-type="float">
            <text:p>43,74</text:p>
          </table:table-cell>
          <table:table-cell table:style-name="ce64" office:value-type="float" office:value="0.3709935742" calcext:value-type="float">
            <text:p>3,71E-01</text:p>
          </table:table-cell>
          <table:table-cell/>
          <table:table-cell table:style-name="ce63" office:value-type="float" office:value="0.020681572" calcext:value-type="float">
            <text:p>2,07E-02</text:p>
          </table:table-cell>
          <table:table-cell table:style-name="ce19" office:value-type="float" office:value="0.021660633" calcext:value-type="float">
            <text:p>2,17E-02</text:p>
          </table:table-cell>
          <table:table-cell table:style-name="ce15" office:value-type="float" office:value="655.841049999999" calcext:value-type="float">
            <text:p>655,8410</text:p>
          </table:table-cell>
          <table:table-cell table:style-name="ce15" office:value-type="float" office:value="972.711760000001" calcext:value-type="float">
            <text:p>972,7118</text:p>
          </table:table-cell>
          <table:table-cell/>
          <table:table-cell table:style-name="ce64" office:value-type="float" office:value="0.187353861" calcext:value-type="float">
            <text:p>1,87E-01</text:p>
          </table:table-cell>
          <table:table-cell table:style-name="ce64" office:value-type="float" office:value="0.900574653" calcext:value-type="float">
            <text:p>9,01E-01</text:p>
          </table:table-cell>
          <table:table-cell table:style-name="ce61" office:value-type="float" office:value="240.787479999999" calcext:value-type="float">
            <text:p>240,7875</text:p>
          </table:table-cell>
          <table:table-cell table:style-name="ce61" office:value-type="float" office:value="354.820190000001" calcext:value-type="float">
            <text:p>354,8202</text:p>
          </table:table-cell>
          <table:table-cell table:number-columns-repeated="230"/>
        </table:table-row>
        <table:table-row table:style-name="ro1">
          <table:table-cell table:style-name="ce4" office:value-type="string" calcext:value-type="string">
            <text:p>GKD-b_27_n100_m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27.09726" calcext:value-type="float">
            <text:p>127,09726</text:p>
          </table:table-cell>
          <table:table-cell table:style-name="ce2"/>
          <table:table-cell table:style-name="ce43" office:value-type="string" calcext:value-type="string">
            <text:p>GKD-b_27_n100_m30</text:p>
          </table:table-cell>
          <table:table-cell table:style-name="ce15" office:value-type="float" office:value="901.559392" calcext:value-type="float">
            <text:p>901,5594</text:p>
          </table:table-cell>
          <table:table-cell table:style-name="ce16" table:formula="of:=100*([.G30]-[.$D30])/MAX([.G30];[.$D30])" office:value-type="float" office:value="85.9025083507754" calcext:value-type="float">
            <text:p>85,90</text:p>
          </table:table-cell>
          <table:table-cell table:style-name="ce19" office:value-type="float" office:value="0.0205757891999999" calcext:value-type="float">
            <text:p>2,06E-02</text:p>
          </table:table-cell>
          <table:table-cell table:style-name="ce25" table:number-columns-repeated="2"/>
          <table:table-cell table:style-name="ce32"/>
          <table:table-cell/>
          <table:table-cell table:style-name="ce43" office:value-type="string" calcext:value-type="string">
            <text:p>GKD-b_27_n100_m30</text:p>
          </table:table-cell>
          <table:table-cell table:style-name="ce61" office:value-type="float" office:value="315.194026" calcext:value-type="float">
            <text:p>315,1940</text:p>
          </table:table-cell>
          <table:table-cell table:style-name="ce16" table:formula="of:=100*([.$O30]-[.$D30])/MAX([.$O30];[.$D30])" office:value-type="float" office:value="59.6765009753073" calcext:value-type="float">
            <text:p>59,68</text:p>
          </table:table-cell>
          <table:table-cell table:style-name="ce64" office:value-type="float" office:value="0.3010049522" calcext:value-type="float">
            <text:p>3,01E-01</text:p>
          </table:table-cell>
          <table:table-cell/>
          <table:table-cell table:style-name="ce63" office:value-type="float" office:value="0.0204375319999999" calcext:value-type="float">
            <text:p>2,04E-02</text:p>
          </table:table-cell>
          <table:table-cell table:style-name="ce19" office:value-type="float" office:value="0.0215322050000002" calcext:value-type="float">
            <text:p>2,15E-02</text:p>
          </table:table-cell>
          <table:table-cell table:style-name="ce15" office:value-type="float" office:value="731.81651" calcext:value-type="float">
            <text:p>731,8165</text:p>
          </table:table-cell>
          <table:table-cell table:style-name="ce15" office:value-type="float" office:value="1064.32825" calcext:value-type="float">
            <text:p>1064,3283</text:p>
          </table:table-cell>
          <table:table-cell/>
          <table:table-cell table:style-name="ce64" office:value-type="float" office:value="0.128623118999999" calcext:value-type="float">
            <text:p>1,29E-01</text:p>
          </table:table-cell>
          <table:table-cell table:style-name="ce64" office:value-type="float" office:value="0.485638937" calcext:value-type="float">
            <text:p>4,86E-01</text:p>
          </table:table-cell>
          <table:table-cell table:style-name="ce61" office:value-type="float" office:value="280.99685" calcext:value-type="float">
            <text:p>280,9969</text:p>
          </table:table-cell>
          <table:table-cell table:style-name="ce61" office:value-type="float" office:value="351.28385" calcext:value-type="float">
            <text:p>351,2839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28_n100_m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.379189999999" calcext:value-type="float">
            <text:p>106,379189999999</text:p>
          </table:table-cell>
          <table:table-cell table:style-name="ce10"/>
          <table:table-cell table:style-name="ce43" office:value-type="string" calcext:value-type="string">
            <text:p>GKD-b_28_n100_m30</text:p>
          </table:table-cell>
          <table:table-cell table:style-name="ce15" office:value-type="float" office:value="889.614356" calcext:value-type="float">
            <text:p>889,6144</text:p>
          </table:table-cell>
          <table:table-cell table:style-name="ce16" table:formula="of:=100*([.G31]-[.$D31])/MAX([.G31];[.$D31])" office:value-type="float" office:value="88.0421005705984" calcext:value-type="float">
            <text:p>88,04</text:p>
          </table:table-cell>
          <table:table-cell table:style-name="ce19" office:value-type="float" office:value="0.0204667249999998" calcext:value-type="float">
            <text:p>2,05E-02</text:p>
          </table:table-cell>
          <table:table-cell table:number-columns-repeated="4"/>
          <table:table-cell table:style-name="ce43" office:value-type="string" calcext:value-type="string">
            <text:p>GKD-b_28_n100_m30</text:p>
          </table:table-cell>
          <table:table-cell table:style-name="ce61" office:value-type="float" office:value="465.370573999998" calcext:value-type="float">
            <text:p>465,3706</text:p>
          </table:table-cell>
          <table:table-cell table:style-name="ce16" table:formula="of:=100*([.$O31]-[.$D31])/MAX([.$O31];[.$D31])" office:value-type="float" office:value="77.1409719601224" calcext:value-type="float">
            <text:p>77,14</text:p>
          </table:table-cell>
          <table:table-cell table:style-name="ce64" office:value-type="float" office:value="0.219771519" calcext:value-type="float">
            <text:p>2,20E-01</text:p>
          </table:table-cell>
          <table:table-cell/>
          <table:table-cell table:style-name="ce63" office:value-type="float" office:value="0.0206826400000004" calcext:value-type="float">
            <text:p>2,07E-02</text:p>
          </table:table-cell>
          <table:table-cell table:style-name="ce19" office:value-type="float" office:value="0.0210390929999997" calcext:value-type="float">
            <text:p>2,10E-02</text:p>
          </table:table-cell>
          <table:table-cell table:style-name="ce15" office:value-type="float" office:value="702.065469999999" calcext:value-type="float">
            <text:p>702,0655</text:p>
          </table:table-cell>
          <table:table-cell table:style-name="ce15" office:value-type="float" office:value="1310.1279" calcext:value-type="float">
            <text:p>1310,1279</text:p>
          </table:table-cell>
          <table:table-cell/>
          <table:table-cell table:style-name="ce64" office:value-type="float" office:value="0.0671705569999999" calcext:value-type="float">
            <text:p>6,72E-02</text:p>
          </table:table-cell>
          <table:table-cell table:style-name="ce64" office:value-type="float" office:value="0.62714447" calcext:value-type="float">
            <text:p>6,27E-01</text:p>
          </table:table-cell>
          <table:table-cell table:style-name="ce61" office:value-type="float" office:value="346.868189999997" calcext:value-type="float">
            <text:p>346,8682</text:p>
          </table:table-cell>
          <table:table-cell table:style-name="ce61" office:value-type="float" office:value="560.020089999997" calcext:value-type="float">
            <text:p>560,0201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29_n100_m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37.453159999999" calcext:value-type="float">
            <text:p>137,453159999999</text:p>
          </table:table-cell>
          <table:table-cell table:style-name="ce10"/>
          <table:table-cell table:style-name="ce43" office:value-type="string" calcext:value-type="string">
            <text:p>GKD-b_29_n100_m30</text:p>
          </table:table-cell>
          <table:table-cell table:style-name="ce15" office:value-type="float" office:value="865.484062000001" calcext:value-type="float">
            <text:p>865,4841</text:p>
          </table:table-cell>
          <table:table-cell table:style-name="ce16" table:formula="of:=100*([.G32]-[.$D32])/MAX([.G32];[.$D32])" office:value-type="float" office:value="84.1183487905755" calcext:value-type="float">
            <text:p>84,12</text:p>
          </table:table-cell>
          <table:table-cell table:style-name="ce19" office:value-type="float" office:value="0.0209562372000002" calcext:value-type="float">
            <text:p>2,10E-02</text:p>
          </table:table-cell>
          <table:table-cell table:number-columns-repeated="4"/>
          <table:table-cell table:style-name="ce43" office:value-type="string" calcext:value-type="string">
            <text:p>GKD-b_29_n100_m30</text:p>
          </table:table-cell>
          <table:table-cell table:style-name="ce61" office:value-type="float" office:value="310.076060000002" calcext:value-type="float">
            <text:p>310,0761</text:p>
          </table:table-cell>
          <table:table-cell table:style-name="ce16" table:formula="of:=100*([.$O32]-[.$D32])/MAX([.$O32];[.$D32])" office:value-type="float" office:value="55.6711472662552" calcext:value-type="float">
            <text:p>55,67</text:p>
          </table:table-cell>
          <table:table-cell table:style-name="ce64" office:value-type="float" office:value="0.2558843282" calcext:value-type="float">
            <text:p>2,56E-01</text:p>
          </table:table-cell>
          <table:table-cell/>
          <table:table-cell table:style-name="ce63" office:value-type="float" office:value="0.0207753019999997" calcext:value-type="float">
            <text:p>2,08E-02</text:p>
          </table:table-cell>
          <table:table-cell table:style-name="ce19" office:value-type="float" office:value="0.0220317209999994" calcext:value-type="float">
            <text:p>2,20E-02</text:p>
          </table:table-cell>
          <table:table-cell table:style-name="ce15" office:value-type="float" office:value="747.200940000001" calcext:value-type="float">
            <text:p>747,2009</text:p>
          </table:table-cell>
          <table:table-cell table:style-name="ce15" office:value-type="float" office:value="1100.5306" calcext:value-type="float">
            <text:p>1100,5306</text:p>
          </table:table-cell>
          <table:table-cell/>
          <table:table-cell table:style-name="ce64" office:value-type="float" office:value="0.128521016" calcext:value-type="float">
            <text:p>1,29E-01</text:p>
          </table:table-cell>
          <table:table-cell table:style-name="ce64" office:value-type="float" office:value="0.389782325999999" calcext:value-type="float">
            <text:p>3,90E-01</text:p>
          </table:table-cell>
          <table:table-cell table:style-name="ce61" office:value-type="float" office:value="285.783900000002" calcext:value-type="float">
            <text:p>285,7839</text:p>
          </table:table-cell>
          <table:table-cell table:style-name="ce61" office:value-type="float" office:value="351.436790000002" calcext:value-type="float">
            <text:p>351,4368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30_n100_m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27.479740000001" calcext:value-type="float">
            <text:p>127,479740000001</text:p>
          </table:table-cell>
          <table:table-cell table:style-name="ce10"/>
          <table:table-cell table:style-name="ce43" office:value-type="string" calcext:value-type="string">
            <text:p>GKD-b_30_n100_m30</text:p>
          </table:table-cell>
          <table:table-cell table:style-name="ce15" office:value-type="float" office:value="700.424222" calcext:value-type="float">
            <text:p>700,4242</text:p>
          </table:table-cell>
          <table:table-cell table:style-name="ce16" table:formula="of:=100*([.G33]-[.$D33])/MAX([.G33];[.$D33])" office:value-type="float" office:value="81.7996385624709" calcext:value-type="float">
            <text:p>81,80</text:p>
          </table:table-cell>
          <table:table-cell table:style-name="ce19" office:value-type="float" office:value="0.0213756877999998" calcext:value-type="float">
            <text:p>2,14E-02</text:p>
          </table:table-cell>
          <table:table-cell table:number-columns-repeated="4"/>
          <table:table-cell table:style-name="ce43" office:value-type="string" calcext:value-type="string">
            <text:p>GKD-b_30_n100_m30</text:p>
          </table:table-cell>
          <table:table-cell table:style-name="ce61" office:value-type="float" office:value="340.445052" calcext:value-type="float">
            <text:p>340,4451</text:p>
          </table:table-cell>
          <table:table-cell table:style-name="ce16" table:formula="of:=100*([.$O33]-[.$D33])/MAX([.$O33];[.$D33])" office:value-type="float" office:value="62.5549734821815" calcext:value-type="float">
            <text:p>62,55</text:p>
          </table:table-cell>
          <table:table-cell table:style-name="ce64" office:value-type="float" office:value="0.3023921936" calcext:value-type="float">
            <text:p>3,02E-01</text:p>
          </table:table-cell>
          <table:table-cell/>
          <table:table-cell table:style-name="ce63" office:value-type="float" office:value="0.0205842559999994" calcext:value-type="float">
            <text:p>2,06E-02</text:p>
          </table:table-cell>
          <table:table-cell table:style-name="ce19" office:value-type="float" office:value="0.0217570350000003" calcext:value-type="float">
            <text:p>2,18E-02</text:p>
          </table:table-cell>
          <table:table-cell table:style-name="ce15" office:value-type="float" office:value="576.09154" calcext:value-type="float">
            <text:p>576,0915</text:p>
          </table:table-cell>
          <table:table-cell table:style-name="ce15" office:value-type="float" office:value="798.11712" calcext:value-type="float">
            <text:p>798,1171</text:p>
          </table:table-cell>
          <table:table-cell/>
          <table:table-cell table:style-name="ce64" office:value-type="float" office:value="0.208513037000001" calcext:value-type="float">
            <text:p>2,09E-01</text:p>
          </table:table-cell>
          <table:table-cell table:style-name="ce64" office:value-type="float" office:value="0.428611474999998" calcext:value-type="float">
            <text:p>4,29E-01</text:p>
          </table:table-cell>
          <table:table-cell table:style-name="ce61" office:value-type="float" office:value="260.039419999999" calcext:value-type="float">
            <text:p>260,0394</text:p>
          </table:table-cell>
          <table:table-cell table:style-name="ce61" office:value-type="float" office:value="421.381499999999" calcext:value-type="float">
            <text:p>421,3815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31_n125_m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.7451399999999" calcext:value-type="float">
            <text:p>11,7451399999999</text:p>
          </table:table-cell>
          <table:table-cell table:style-name="ce10"/>
          <table:table-cell table:style-name="ce43" office:value-type="string" calcext:value-type="string">
            <text:p>GKD-b_31_n125_m12</text:p>
          </table:table-cell>
          <table:table-cell table:style-name="ce15" office:value-type="float" office:value="86.361808" calcext:value-type="float">
            <text:p>86,3618</text:p>
          </table:table-cell>
          <table:table-cell table:style-name="ce16" table:formula="of:=100*([.G34]-[.$D34])/MAX([.G34];[.$D34])" office:value-type="float" office:value="86.4000762929837" calcext:value-type="float">
            <text:p>86,40</text:p>
          </table:table-cell>
          <table:table-cell table:style-name="ce19" office:value-type="float" office:value="0.00461447239999977" calcext:value-type="float">
            <text:p>4,61E-03</text:p>
          </table:table-cell>
          <table:table-cell table:number-columns-repeated="4"/>
          <table:table-cell table:style-name="ce43" office:value-type="string" calcext:value-type="string">
            <text:p>GKD-b_31_n125_m12</text:p>
          </table:table-cell>
          <table:table-cell table:style-name="ce61" office:value-type="float" office:value="51.387662" calcext:value-type="float">
            <text:p>51,3877</text:p>
          </table:table-cell>
          <table:table-cell table:style-name="ce16" table:formula="of:=100*([.$O34]-[.$D34])/MAX([.$O34];[.$D34])" office:value-type="float" office:value="77.1440467558149" calcext:value-type="float">
            <text:p>77,14</text:p>
          </table:table-cell>
          <table:table-cell table:style-name="ce64" office:value-type="float" office:value="0.0839584425999998" calcext:value-type="float">
            <text:p>8,40E-02</text:p>
          </table:table-cell>
          <table:table-cell/>
          <table:table-cell table:style-name="ce63" office:value-type="float" office:value="0.00489753699999973" calcext:value-type="float">
            <text:p>4,90E-03</text:p>
          </table:table-cell>
          <table:table-cell table:style-name="ce19" office:value-type="float" office:value="0.00505582299999929" calcext:value-type="float">
            <text:p>5,06E-03</text:p>
          </table:table-cell>
          <table:table-cell table:style-name="ce15" office:value-type="float" office:value="55.78507" calcext:value-type="float">
            <text:p>55,7851</text:p>
          </table:table-cell>
          <table:table-cell table:style-name="ce15" office:value-type="float" office:value="141.40905" calcext:value-type="float">
            <text:p>141,4091</text:p>
          </table:table-cell>
          <table:table-cell/>
          <table:table-cell table:style-name="ce64" office:value-type="float" office:value="0.023109066" calcext:value-type="float">
            <text:p>2,31E-02</text:p>
          </table:table-cell>
          <table:table-cell table:style-name="ce64" office:value-type="float" office:value="0.158902247999999" calcext:value-type="float">
            <text:p>1,59E-01</text:p>
          </table:table-cell>
          <table:table-cell table:style-name="ce61" office:value-type="float" office:value="37.48397" calcext:value-type="float">
            <text:p>37,4840</text:p>
          </table:table-cell>
          <table:table-cell table:style-name="ce61" office:value-type="float" office:value="62.6896399999997" calcext:value-type="float">
            <text:p>62,6896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32_n125_m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.7889299999997" calcext:value-type="float">
            <text:p>18,7889299999997</text:p>
          </table:table-cell>
          <table:table-cell table:style-name="ce10"/>
          <table:table-cell table:style-name="ce43" office:value-type="string" calcext:value-type="string">
            <text:p>GKD-b_32_n125_m12</text:p>
          </table:table-cell>
          <table:table-cell table:style-name="ce15" office:value-type="float" office:value="316.882864" calcext:value-type="float">
            <text:p>316,8829</text:p>
          </table:table-cell>
          <table:table-cell table:style-name="ce16" table:formula="of:=100*([.G35]-[.$D35])/MAX([.G35];[.$D35])" office:value-type="float" office:value="94.0707017846191" calcext:value-type="float">
            <text:p>94,07</text:p>
          </table:table-cell>
          <table:table-cell table:style-name="ce19" office:value-type="float" office:value="0.00479001399999994" calcext:value-type="float">
            <text:p>4,79E-03</text:p>
          </table:table-cell>
          <table:table-cell table:number-columns-repeated="4"/>
          <table:table-cell table:style-name="ce43" office:value-type="string" calcext:value-type="string">
            <text:p>GKD-b_32_n125_m12</text:p>
          </table:table-cell>
          <table:table-cell table:style-name="ce61" office:value-type="float" office:value="52.1606139999999" calcext:value-type="float">
            <text:p>52,1606</text:p>
          </table:table-cell>
          <table:table-cell table:style-name="ce16" table:formula="of:=100*([.$O35]-[.$D35])/MAX([.$O35];[.$D35])" office:value-type="float" office:value="63.9787023979439" calcext:value-type="float">
            <text:p>63,98</text:p>
          </table:table-cell>
          <table:table-cell table:style-name="ce64" office:value-type="float" office:value="0.0439546042" calcext:value-type="float">
            <text:p>4,40E-02</text:p>
          </table:table-cell>
          <table:table-cell/>
          <table:table-cell table:style-name="ce63" office:value-type="float" office:value="0.00483851799999968" calcext:value-type="float">
            <text:p>4,84E-03</text:p>
          </table:table-cell>
          <table:table-cell table:style-name="ce19" office:value-type="float" office:value="0.00494911699999889" calcext:value-type="float">
            <text:p>4,95E-03</text:p>
          </table:table-cell>
          <table:table-cell table:style-name="ce15" office:value-type="float" office:value="134.14289" calcext:value-type="float">
            <text:p>134,1429</text:p>
          </table:table-cell>
          <table:table-cell table:style-name="ce15" office:value-type="float" office:value="473.73705" calcext:value-type="float">
            <text:p>473,7371</text:p>
          </table:table-cell>
          <table:table-cell/>
          <table:table-cell table:style-name="ce64" office:value-type="float" office:value="0.0233312659999996" calcext:value-type="float">
            <text:p>2,33E-02</text:p>
          </table:table-cell>
          <table:table-cell table:style-name="ce64" office:value-type="float" office:value="0.0594604180000005" calcext:value-type="float">
            <text:p>5,95E-02</text:p>
          </table:table-cell>
          <table:table-cell table:style-name="ce61" office:value-type="float" office:value="47.3629799999994" calcext:value-type="float">
            <text:p>47,3630</text:p>
          </table:table-cell>
          <table:table-cell table:style-name="ce61" office:value-type="float" office:value="60.7922300000005" calcext:value-type="float">
            <text:p>60,7922</text:p>
          </table:table-cell>
          <table:table-cell table:number-columns-repeated="230"/>
        </table:table-row>
        <table:table-row table:style-name="ro1">
          <table:table-cell table:style-name="ce4" office:value-type="string" calcext:value-type="string">
            <text:p>GKD-b_33_n125_m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.5315999999998" calcext:value-type="float">
            <text:p>18,5315999999998</text:p>
          </table:table-cell>
          <table:table-cell table:style-name="ce2"/>
          <table:table-cell table:style-name="ce43" office:value-type="string" calcext:value-type="string">
            <text:p>GKD-b_33_n125_m12</text:p>
          </table:table-cell>
          <table:table-cell table:style-name="ce15" office:value-type="float" office:value="262.11549" calcext:value-type="float">
            <text:p>262,1155</text:p>
          </table:table-cell>
          <table:table-cell table:style-name="ce16" table:formula="of:=100*([.G36]-[.$D36])/MAX([.G36];[.$D36])" office:value-type="float" office:value="92.9299867016635" calcext:value-type="float">
            <text:p>92,93</text:p>
          </table:table-cell>
          <table:table-cell table:style-name="ce19" office:value-type="float" office:value="0.0046367587999999" calcext:value-type="float">
            <text:p>4,64E-03</text:p>
          </table:table-cell>
          <table:table-cell table:style-name="ce25" table:number-columns-repeated="2"/>
          <table:table-cell table:style-name="ce32"/>
          <table:table-cell/>
          <table:table-cell table:style-name="ce43" office:value-type="string" calcext:value-type="string">
            <text:p>GKD-b_33_n125_m12</text:p>
          </table:table-cell>
          <table:table-cell table:style-name="ce61" office:value-type="float" office:value="74.9053499999999" calcext:value-type="float">
            <text:p>74,9053</text:p>
          </table:table-cell>
          <table:table-cell table:style-name="ce16" table:formula="of:=100*([.$O36]-[.$D36])/MAX([.$O36];[.$D36])" office:value-type="float" office:value="75.2599780923528" calcext:value-type="float">
            <text:p>75,26</text:p>
          </table:table-cell>
          <table:table-cell table:style-name="ce64" office:value-type="float" office:value="0.0605489464000001" calcext:value-type="float">
            <text:p>6,05E-02</text:p>
          </table:table-cell>
          <table:table-cell/>
          <table:table-cell table:style-name="ce63" office:value-type="float" office:value="0.00490581599999906" calcext:value-type="float">
            <text:p>4,91E-03</text:p>
          </table:table-cell>
          <table:table-cell table:style-name="ce19" office:value-type="float" office:value="0.00515916500000024" calcext:value-type="float">
            <text:p>5,16E-03</text:p>
          </table:table-cell>
          <table:table-cell table:style-name="ce15" office:value-type="float" office:value="197.49687" calcext:value-type="float">
            <text:p>197,4969</text:p>
          </table:table-cell>
          <table:table-cell table:style-name="ce15" office:value-type="float" office:value="427.35229" calcext:value-type="float">
            <text:p>427,3523</text:p>
          </table:table-cell>
          <table:table-cell/>
          <table:table-cell table:style-name="ce64" office:value-type="float" office:value="0.0239620260000013" calcext:value-type="float">
            <text:p>2,40E-02</text:p>
          </table:table-cell>
          <table:table-cell table:style-name="ce64" office:value-type="float" office:value="0.105764820999999" calcext:value-type="float">
            <text:p>1,06E-01</text:p>
          </table:table-cell>
          <table:table-cell table:style-name="ce61" office:value-type="float" office:value="49.2417499999998" calcext:value-type="float">
            <text:p>49,2417</text:p>
          </table:table-cell>
          <table:table-cell table:style-name="ce61" office:value-type="float" office:value="92.0815200000002" calcext:value-type="float">
            <text:p>92,0815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34_n125_m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9.4883300000001" calcext:value-type="float">
            <text:p>19,4883300000001</text:p>
          </table:table-cell>
          <table:table-cell/>
          <table:table-cell table:style-name="ce43" office:value-type="string" calcext:value-type="string">
            <text:p>GKD-b_34_n125_m12</text:p>
          </table:table-cell>
          <table:table-cell table:style-name="ce15" office:value-type="float" office:value="298.951612" calcext:value-type="float">
            <text:p>298,9516</text:p>
          </table:table-cell>
          <table:table-cell table:style-name="ce16" table:formula="of:=100*([.G37]-[.$D37])/MAX([.G37];[.$D37])" office:value-type="float" office:value="93.4811089093575" calcext:value-type="float">
            <text:p>93,48</text:p>
          </table:table-cell>
          <table:table-cell table:style-name="ce19" office:value-type="float" office:value="0.0046547989999997" calcext:value-type="float">
            <text:p>4,65E-03</text:p>
          </table:table-cell>
          <table:table-cell table:number-columns-repeated="4"/>
          <table:table-cell table:style-name="ce43" office:value-type="string" calcext:value-type="string">
            <text:p>GKD-b_34_n125_m12</text:p>
          </table:table-cell>
          <table:table-cell table:style-name="ce61" office:value-type="float" office:value="66.0790279999999" calcext:value-type="float">
            <text:p>66,0790</text:p>
          </table:table-cell>
          <table:table-cell table:style-name="ce16" table:formula="of:=100*([.$O37]-[.$D37])/MAX([.$O37];[.$D37])" office:value-type="float" office:value="70.5075413639557" calcext:value-type="float">
            <text:p>70,51</text:p>
          </table:table-cell>
          <table:table-cell table:style-name="ce64" office:value-type="float" office:value="0.0776516471999997" calcext:value-type="float">
            <text:p>7,77E-02</text:p>
          </table:table-cell>
          <table:table-cell/>
          <table:table-cell table:style-name="ce63" office:value-type="float" office:value="0.00486829599999972" calcext:value-type="float">
            <text:p>4,87E-03</text:p>
          </table:table-cell>
          <table:table-cell table:style-name="ce19" office:value-type="float" office:value="0.00493044500000117" calcext:value-type="float">
            <text:p>4,93E-03</text:p>
          </table:table-cell>
          <table:table-cell table:style-name="ce15" office:value-type="float" office:value="247.84972" calcext:value-type="float">
            <text:p>247,8497</text:p>
          </table:table-cell>
          <table:table-cell table:style-name="ce15" office:value-type="float" office:value="335.26607" calcext:value-type="float">
            <text:p>335,2661</text:p>
          </table:table-cell>
          <table:table-cell/>
          <table:table-cell table:style-name="ce64" office:value-type="float" office:value="0.0502458349999984" calcext:value-type="float">
            <text:p>5,02E-02</text:p>
          </table:table-cell>
          <table:table-cell table:style-name="ce64" office:value-type="float" office:value="0.103480781" calcext:value-type="float">
            <text:p>1,03E-01</text:p>
          </table:table-cell>
          <table:table-cell table:style-name="ce61" office:value-type="float" office:value="46.35734" calcext:value-type="float">
            <text:p>46,3573</text:p>
          </table:table-cell>
          <table:table-cell table:style-name="ce61" office:value-type="float" office:value="109.36185" calcext:value-type="float">
            <text:p>109,3619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35_n125_m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.1124199999998" calcext:value-type="float">
            <text:p>18,1124199999998</text:p>
          </table:table-cell>
          <table:table-cell/>
          <table:table-cell table:style-name="ce43" office:value-type="string" calcext:value-type="string">
            <text:p>GKD-b_35_n125_m12</text:p>
          </table:table-cell>
          <table:table-cell table:style-name="ce15" office:value-type="float" office:value="214.92085" calcext:value-type="float">
            <text:p>214,9209</text:p>
          </table:table-cell>
          <table:table-cell table:style-name="ce16" table:formula="of:=100*([.G38]-[.$D38])/MAX([.G38];[.$D38])" office:value-type="float" office:value="91.5725161146534" calcext:value-type="float">
            <text:p>91,57</text:p>
          </table:table-cell>
          <table:table-cell table:style-name="ce19" office:value-type="float" office:value="0.00479706500000034" calcext:value-type="float">
            <text:p>4,80E-03</text:p>
          </table:table-cell>
          <table:table-cell table:number-columns-repeated="4"/>
          <table:table-cell table:style-name="ce43" office:value-type="string" calcext:value-type="string">
            <text:p>GKD-b_35_n125_m12</text:p>
          </table:table-cell>
          <table:table-cell table:style-name="ce61" office:value-type="float" office:value="64.5465160000002" calcext:value-type="float">
            <text:p>64,5465</text:p>
          </table:table-cell>
          <table:table-cell table:style-name="ce16" table:formula="of:=100*([.$O38]-[.$D38])/MAX([.$O38];[.$D38])" office:value-type="float" office:value="71.9389656910378" calcext:value-type="float">
            <text:p>71,94</text:p>
          </table:table-cell>
          <table:table-cell table:style-name="ce64" office:value-type="float" office:value="0.0570107001999997" calcext:value-type="float">
            <text:p>5,70E-02</text:p>
          </table:table-cell>
          <table:table-cell/>
          <table:table-cell table:style-name="ce63" office:value-type="float" office:value="0.0048873829999998" calcext:value-type="float">
            <text:p>4,89E-03</text:p>
          </table:table-cell>
          <table:table-cell table:style-name="ce19" office:value-type="float" office:value="0.00493808000000051" calcext:value-type="float">
            <text:p>4,94E-03</text:p>
          </table:table-cell>
          <table:table-cell table:style-name="ce15" office:value-type="float" office:value="158.7842" calcext:value-type="float">
            <text:p>158,7842</text:p>
          </table:table-cell>
          <table:table-cell table:style-name="ce15" office:value-type="float" office:value="273.94881" calcext:value-type="float">
            <text:p>273,9488</text:p>
          </table:table-cell>
          <table:table-cell/>
          <table:table-cell table:style-name="ce64" office:value-type="float" office:value="0.0286434030000002" calcext:value-type="float">
            <text:p>2,86E-02</text:p>
          </table:table-cell>
          <table:table-cell table:style-name="ce64" office:value-type="float" office:value="0.0904851900000008" calcext:value-type="float">
            <text:p>9,05E-02</text:p>
          </table:table-cell>
          <table:table-cell table:style-name="ce61" office:value-type="float" office:value="53.0918200000001" calcext:value-type="float">
            <text:p>53,0918</text:p>
          </table:table-cell>
          <table:table-cell table:style-name="ce61" office:value-type="float" office:value="79.7032700000004" calcext:value-type="float">
            <text:p>79,7033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36_n125_m3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55.434770000002" calcext:value-type="float">
            <text:p>155,434770000002</text:p>
          </table:table-cell>
          <table:table-cell/>
          <table:table-cell table:style-name="ce43" office:value-type="string" calcext:value-type="string">
            <text:p>GKD-b_36_n125_m37</text:p>
          </table:table-cell>
          <table:table-cell table:style-name="ce15" office:value-type="float" office:value="1094.485294" calcext:value-type="float">
            <text:p>1094,4853</text:p>
          </table:table-cell>
          <table:table-cell table:style-name="ce16" table:formula="of:=100*([.G39]-[.$D39])/MAX([.G39];[.$D39])" office:value-type="float" office:value="85.7983683424437" calcext:value-type="float">
            <text:p>85,80</text:p>
          </table:table-cell>
          <table:table-cell table:style-name="ce19" office:value-type="float" office:value="0.0372513439999999" calcext:value-type="float">
            <text:p>3,73E-02</text:p>
          </table:table-cell>
          <table:table-cell table:number-columns-repeated="4"/>
          <table:table-cell table:style-name="ce43" office:value-type="string" calcext:value-type="string">
            <text:p>GKD-b_36_n125_m37</text:p>
          </table:table-cell>
          <table:table-cell table:style-name="ce61" office:value-type="float" office:value="322.404753999999" calcext:value-type="float">
            <text:p>322,4048</text:p>
          </table:table-cell>
          <table:table-cell table:style-name="ce16" table:formula="of:=100*([.$O39]-[.$D39])/MAX([.$O39];[.$D39])" office:value-type="float" office:value="51.7889336085899" calcext:value-type="float">
            <text:p>51,79</text:p>
          </table:table-cell>
          <table:table-cell table:style-name="ce64" office:value-type="float" office:value="0.623106274" calcext:value-type="float">
            <text:p>6,23E-01</text:p>
          </table:table-cell>
          <table:table-cell/>
          <table:table-cell table:style-name="ce63" office:value-type="float" office:value="0.0390218660000006" calcext:value-type="float">
            <text:p>3,90E-02</text:p>
          </table:table-cell>
          <table:table-cell table:style-name="ce19" office:value-type="float" office:value="0.0429982039999999" calcext:value-type="float">
            <text:p>4,30E-02</text:p>
          </table:table-cell>
          <table:table-cell table:style-name="ce15" office:value-type="float" office:value="901.057950000001" calcext:value-type="float">
            <text:p>901,0580</text:p>
          </table:table-cell>
          <table:table-cell table:style-name="ce15" office:value-type="float" office:value="1294.55786" calcext:value-type="float">
            <text:p>1294,5579</text:p>
          </table:table-cell>
          <table:table-cell/>
          <table:table-cell table:style-name="ce64" office:value-type="float" office:value="0.268902175999999" calcext:value-type="float">
            <text:p>2,69E-01</text:p>
          </table:table-cell>
          <table:table-cell table:style-name="ce64" office:value-type="float" office:value="1.591947664" calcext:value-type="float">
            <text:p>1,59E+00</text:p>
          </table:table-cell>
          <table:table-cell table:style-name="ce61" office:value-type="float" office:value="260.290749999997" calcext:value-type="float">
            <text:p>260,2907</text:p>
          </table:table-cell>
          <table:table-cell table:style-name="ce61" office:value-type="float" office:value="373.213900000001" calcext:value-type="float">
            <text:p>373,2139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37_n125_m3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98.894619999999" calcext:value-type="float">
            <text:p>198,894619999999</text:p>
          </table:table-cell>
          <table:table-cell/>
          <table:table-cell table:style-name="ce43" office:value-type="string" calcext:value-type="string">
            <text:p>GKD-b_37_n125_m37</text:p>
          </table:table-cell>
          <table:table-cell table:style-name="ce15" office:value-type="float" office:value="1606.55645" calcext:value-type="float">
            <text:p>1606,5565</text:p>
          </table:table-cell>
          <table:table-cell table:style-name="ce16" table:formula="of:=100*([.G40]-[.$D40])/MAX([.G40];[.$D40])" office:value-type="float" office:value="87.6198175295988" calcext:value-type="float">
            <text:p>87,62</text:p>
          </table:table-cell>
          <table:table-cell table:style-name="ce19" office:value-type="float" office:value="0.0371641242000003" calcext:value-type="float">
            <text:p>3,72E-02</text:p>
          </table:table-cell>
          <table:table-cell table:number-columns-repeated="4"/>
          <table:table-cell table:style-name="ce43" office:value-type="string" calcext:value-type="string">
            <text:p>GKD-b_37_n125_m37</text:p>
          </table:table-cell>
          <table:table-cell table:style-name="ce61" office:value-type="float" office:value="448.124445999999" calcext:value-type="float">
            <text:p>448,1244</text:p>
          </table:table-cell>
          <table:table-cell table:style-name="ce16" table:formula="of:=100*([.$O40]-[.$D40])/MAX([.$O40];[.$D40])" office:value-type="float" office:value="55.6162084493825" calcext:value-type="float">
            <text:p>55,62</text:p>
          </table:table-cell>
          <table:table-cell table:style-name="ce64" office:value-type="float" office:value="0.377812570799999" calcext:value-type="float">
            <text:p>3,78E-01</text:p>
          </table:table-cell>
          <table:table-cell/>
          <table:table-cell table:style-name="ce63" office:value-type="float" office:value="0.0385335729999987" calcext:value-type="float">
            <text:p>3,85E-02</text:p>
          </table:table-cell>
          <table:table-cell table:style-name="ce19" office:value-type="float" office:value="0.0396987399999986" calcext:value-type="float">
            <text:p>3,97E-02</text:p>
          </table:table-cell>
          <table:table-cell table:style-name="ce15" office:value-type="float" office:value="1463.52463" calcext:value-type="float">
            <text:p>1463,5246</text:p>
          </table:table-cell>
          <table:table-cell table:style-name="ce15" office:value-type="float" office:value="1732.86991" calcext:value-type="float">
            <text:p>1732,8699</text:p>
          </table:table-cell>
          <table:table-cell/>
          <table:table-cell table:style-name="ce64" office:value-type="float" office:value="0.179014300999999" calcext:value-type="float">
            <text:p>1,79E-01</text:p>
          </table:table-cell>
          <table:table-cell table:style-name="ce64" office:value-type="float" office:value="0.570055375000001" calcext:value-type="float">
            <text:p>5,70E-01</text:p>
          </table:table-cell>
          <table:table-cell table:style-name="ce61" office:value-type="float" office:value="393.99279" calcext:value-type="float">
            <text:p>393,9928</text:p>
          </table:table-cell>
          <table:table-cell table:style-name="ce61" office:value-type="float" office:value="472.852479999999" calcext:value-type="float">
            <text:p>472,8525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38_n125_m3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87.96703" calcext:value-type="float">
            <text:p>187,96703</text:p>
          </table:table-cell>
          <table:table-cell/>
          <table:table-cell table:style-name="ce43" office:value-type="string" calcext:value-type="string">
            <text:p>GKD-b_38_n125_m37</text:p>
          </table:table-cell>
          <table:table-cell table:style-name="ce15" office:value-type="float" office:value="1066.373364" calcext:value-type="float">
            <text:p>1066,3734</text:p>
          </table:table-cell>
          <table:table-cell table:style-name="ce16" table:formula="of:=100*([.G41]-[.$D41])/MAX([.G41];[.$D41])" office:value-type="float" office:value="82.373244086393" calcext:value-type="float">
            <text:p>82,37</text:p>
          </table:table-cell>
          <table:table-cell table:style-name="ce19" office:value-type="float" office:value="0.0375905512000003" calcext:value-type="float">
            <text:p>3,76E-02</text:p>
          </table:table-cell>
          <table:table-cell table:number-columns-repeated="4"/>
          <table:table-cell table:style-name="ce43" office:value-type="string" calcext:value-type="string">
            <text:p>GKD-b_38_n125_m37</text:p>
          </table:table-cell>
          <table:table-cell table:style-name="ce61" office:value-type="float" office:value="358.605807999999" calcext:value-type="float">
            <text:p>358,6058</text:p>
          </table:table-cell>
          <table:table-cell table:style-name="ce16" table:formula="of:=100*([.$O41]-[.$D41])/MAX([.$O41];[.$D41])" office:value-type="float" office:value="47.5839415294689" calcext:value-type="float">
            <text:p>47,58</text:p>
          </table:table-cell>
          <table:table-cell table:style-name="ce64" office:value-type="float" office:value="0.795917082" calcext:value-type="float">
            <text:p>7,96E-01</text:p>
          </table:table-cell>
          <table:table-cell/>
          <table:table-cell table:style-name="ce63" office:value-type="float" office:value="0.0383876239999985" calcext:value-type="float">
            <text:p>3,84E-02</text:p>
          </table:table-cell>
          <table:table-cell table:style-name="ce19" office:value-type="float" office:value="0.0393028900000019" calcext:value-type="float">
            <text:p>3,93E-02</text:p>
          </table:table-cell>
          <table:table-cell table:style-name="ce15" office:value-type="float" office:value="931.613199999999" calcext:value-type="float">
            <text:p>931,6132</text:p>
          </table:table-cell>
          <table:table-cell table:style-name="ce15" office:value-type="float" office:value="1447.06814" calcext:value-type="float">
            <text:p>1447,0681</text:p>
          </table:table-cell>
          <table:table-cell/>
          <table:table-cell table:style-name="ce64" office:value-type="float" office:value="0.201383807999999" calcext:value-type="float">
            <text:p>2,01E-01</text:p>
          </table:table-cell>
          <table:table-cell table:style-name="ce64" office:value-type="float" office:value="2.233669425" calcext:value-type="float">
            <text:p>2,23E+00</text:p>
          </table:table-cell>
          <table:table-cell table:style-name="ce61" office:value-type="float" office:value="332.452769999999" calcext:value-type="float">
            <text:p>332,4528</text:p>
          </table:table-cell>
          <table:table-cell table:style-name="ce61" office:value-type="float" office:value="393.972649999998" calcext:value-type="float">
            <text:p>393,9726</text:p>
          </table:table-cell>
          <table:table-cell table:number-columns-repeated="230"/>
        </table:table-row>
        <table:table-row table:style-name="ro1">
          <table:table-cell table:style-name="ce4" office:value-type="string" calcext:value-type="string">
            <text:p>GKD-b_39_n125_m3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68.590200000001" calcext:value-type="float">
            <text:p>168,590200000001</text:p>
          </table:table-cell>
          <table:table-cell table:style-name="ce2"/>
          <table:table-cell table:style-name="ce43" office:value-type="string" calcext:value-type="string">
            <text:p>GKD-b_39_n125_m37</text:p>
          </table:table-cell>
          <table:table-cell table:style-name="ce15" office:value-type="float" office:value="1097.413286" calcext:value-type="float">
            <text:p>1097,4133</text:p>
          </table:table-cell>
          <table:table-cell table:style-name="ce16" table:formula="of:=100*([.G42]-[.$D42])/MAX([.G42];[.$D42])" office:value-type="float" office:value="84.6374923512635" calcext:value-type="float">
            <text:p>84,64</text:p>
          </table:table-cell>
          <table:table-cell table:style-name="ce19" office:value-type="float" office:value="0.0375063585999996" calcext:value-type="float">
            <text:p>3,75E-02</text:p>
          </table:table-cell>
          <table:table-cell table:style-name="ce25" table:number-columns-repeated="2"/>
          <table:table-cell table:style-name="ce32"/>
          <table:table-cell/>
          <table:table-cell table:style-name="ce43" office:value-type="string" calcext:value-type="string">
            <text:p>GKD-b_39_n125_m37</text:p>
          </table:table-cell>
          <table:table-cell table:style-name="ce61" office:value-type="float" office:value="355.263750000001" calcext:value-type="float">
            <text:p>355,2638</text:p>
          </table:table-cell>
          <table:table-cell table:style-name="ce16" table:formula="of:=100*([.$O42]-[.$D42])/MAX([.$O42];[.$D42])" office:value-type="float" office:value="52.5450598323075" calcext:value-type="float">
            <text:p>52,55</text:p>
          </table:table-cell>
          <table:table-cell table:style-name="ce64" office:value-type="float" office:value="0.7907231574" calcext:value-type="float">
            <text:p>7,91E-01</text:p>
          </table:table-cell>
          <table:table-cell/>
          <table:table-cell table:style-name="ce63" office:value-type="float" office:value="0.0399616499999986" calcext:value-type="float">
            <text:p>4,00E-02</text:p>
          </table:table-cell>
          <table:table-cell table:style-name="ce19" office:value-type="float" office:value="0.0407186059999987" calcext:value-type="float">
            <text:p>4,07E-02</text:p>
          </table:table-cell>
          <table:table-cell table:style-name="ce15" office:value-type="float" office:value="955.934490000002" calcext:value-type="float">
            <text:p>955,9345</text:p>
          </table:table-cell>
          <table:table-cell table:style-name="ce15" office:value-type="float" office:value="1438.14825" calcext:value-type="float">
            <text:p>1438,1483</text:p>
          </table:table-cell>
          <table:table-cell/>
          <table:table-cell table:style-name="ce64" office:value-type="float" office:value="0.178510678000002" calcext:value-type="float">
            <text:p>1,79E-01</text:p>
          </table:table-cell>
          <table:table-cell table:style-name="ce64" office:value-type="float" office:value="1.244051249" calcext:value-type="float">
            <text:p>1,24E+00</text:p>
          </table:table-cell>
          <table:table-cell table:style-name="ce61" office:value-type="float" office:value="281.743870000003" calcext:value-type="float">
            <text:p>281,7439</text:p>
          </table:table-cell>
          <table:table-cell table:style-name="ce61" office:value-type="float" office:value="437.72775" calcext:value-type="float">
            <text:p>437,7278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40_n125_m3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78.193740000003" calcext:value-type="float">
            <text:p>178,193740000003</text:p>
          </table:table-cell>
          <table:table-cell table:style-name="ce10"/>
          <table:table-cell table:style-name="ce43" office:value-type="string" calcext:value-type="string">
            <text:p>GKD-b_40_n125_m37</text:p>
          </table:table-cell>
          <table:table-cell table:style-name="ce15" office:value-type="float" office:value="924.181918" calcext:value-type="float">
            <text:p>924,1819</text:p>
          </table:table-cell>
          <table:table-cell table:style-name="ce16" table:formula="of:=100*([.G43]-[.$D43])/MAX([.G43];[.$D43])" office:value-type="float" office:value="80.7187593124925" calcext:value-type="float">
            <text:p>80,72</text:p>
          </table:table-cell>
          <table:table-cell table:style-name="ce19" office:value-type="float" office:value="0.0373458645999982" calcext:value-type="float">
            <text:p>3,73E-02</text:p>
          </table:table-cell>
          <table:table-cell table:number-columns-repeated="4"/>
          <table:table-cell table:style-name="ce43" office:value-type="string" calcext:value-type="string">
            <text:p>GKD-b_40_n125_m37</text:p>
          </table:table-cell>
          <table:table-cell table:style-name="ce61" office:value-type="float" office:value="359.049206" calcext:value-type="float">
            <text:p>359,0492</text:p>
          </table:table-cell>
          <table:table-cell table:style-name="ce16" table:formula="of:=100*([.$O43]-[.$D43])/MAX([.$O43];[.$D43])" office:value-type="float" office:value="50.3706631229807" calcext:value-type="float">
            <text:p>50,37</text:p>
          </table:table-cell>
          <table:table-cell table:style-name="ce64" office:value-type="float" office:value="0.592419663199999" calcext:value-type="float">
            <text:p>5,92E-01</text:p>
          </table:table-cell>
          <table:table-cell/>
          <table:table-cell table:style-name="ce63" office:value-type="float" office:value="0.0395454339999972" calcext:value-type="float">
            <text:p>3,95E-02</text:p>
          </table:table-cell>
          <table:table-cell table:style-name="ce19" office:value-type="float" office:value="0.040153140000001" calcext:value-type="float">
            <text:p>4,02E-02</text:p>
          </table:table-cell>
          <table:table-cell table:style-name="ce15" office:value-type="float" office:value="828.77149" calcext:value-type="float">
            <text:p>828,7715</text:p>
          </table:table-cell>
          <table:table-cell table:style-name="ce15" office:value-type="float" office:value="1070.77044" calcext:value-type="float">
            <text:p>1070,7704</text:p>
          </table:table-cell>
          <table:table-cell/>
          <table:table-cell table:style-name="ce64" office:value-type="float" office:value="0.193917163999998" calcext:value-type="float">
            <text:p>1,94E-01</text:p>
          </table:table-cell>
          <table:table-cell table:style-name="ce64" office:value-type="float" office:value="0.909170606" calcext:value-type="float">
            <text:p>9,09E-01</text:p>
          </table:table-cell>
          <table:table-cell table:style-name="ce61" office:value-type="float" office:value="260.969330000002" calcext:value-type="float">
            <text:p>260,9693</text:p>
          </table:table-cell>
          <table:table-cell table:style-name="ce61" office:value-type="float" office:value="514.641500000001" calcext:value-type="float">
            <text:p>514,6415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41_n150_m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.3460800000003" calcext:value-type="float">
            <text:p>23,3460800000003</text:p>
          </table:table-cell>
          <table:table-cell table:style-name="ce2"/>
          <table:table-cell table:style-name="ce43" office:value-type="string" calcext:value-type="string">
            <text:p>GKD-b_41_n150_m15</text:p>
          </table:table-cell>
          <table:table-cell table:style-name="ce15" office:value-type="float" office:value="378.92008" calcext:value-type="float">
            <text:p>378,9201</text:p>
          </table:table-cell>
          <table:table-cell table:style-name="ce16" table:formula="of:=100*([.G44]-[.$D44])/MAX([.G44];[.$D44])" office:value-type="float" office:value="93.8387852129662" calcext:value-type="float">
            <text:p>93,84</text:p>
          </table:table-cell>
          <table:table-cell table:style-name="ce19" office:value-type="float" office:value="0.00861527260000017" calcext:value-type="float">
            <text:p>8,62E-03</text:p>
          </table:table-cell>
          <table:table-cell table:style-name="ce2" table:number-columns-repeated="3"/>
          <table:table-cell/>
          <table:table-cell table:style-name="ce43" office:value-type="string" calcext:value-type="string">
            <text:p>GKD-b_41_n150_m15</text:p>
          </table:table-cell>
          <table:table-cell table:style-name="ce61" office:value-type="float" office:value="90.0940600000002" calcext:value-type="float">
            <text:p>90,0941</text:p>
          </table:table-cell>
          <table:table-cell table:style-name="ce16" table:formula="of:=100*([.$O44]-[.$D44])/MAX([.$O44];[.$D44])" office:value-type="float" office:value="74.0869930825625" calcext:value-type="float">
            <text:p>74,09</text:p>
          </table:table-cell>
          <table:table-cell table:style-name="ce64" office:value-type="float" office:value="0.0672151098000008" calcext:value-type="float">
            <text:p>6,72E-02</text:p>
          </table:table-cell>
          <table:table-cell/>
          <table:table-cell table:style-name="ce63" office:value-type="float" office:value="0.00893645300000046" calcext:value-type="float">
            <text:p>8,94E-03</text:p>
          </table:table-cell>
          <table:table-cell table:style-name="ce19" office:value-type="float" office:value="0.00949353100000039" calcext:value-type="float">
            <text:p>9,49E-03</text:p>
          </table:table-cell>
          <table:table-cell table:style-name="ce15" office:value-type="float" office:value="345.261310000001" calcext:value-type="float">
            <text:p>345,2613</text:p>
          </table:table-cell>
          <table:table-cell table:style-name="ce15" office:value-type="float" office:value="452.419469999999" calcext:value-type="float">
            <text:p>452,4195</text:p>
          </table:table-cell>
          <table:table-cell/>
          <table:table-cell table:style-name="ce64" office:value-type="float" office:value="0.0345005390000033" calcext:value-type="float">
            <text:p>3,45E-02</text:p>
          </table:table-cell>
          <table:table-cell table:style-name="ce64" office:value-type="float" office:value="0.113009546000001" calcext:value-type="float">
            <text:p>1,13E-01</text:p>
          </table:table-cell>
          <table:table-cell table:style-name="ce61" office:value-type="float" office:value="48.5017200000002" calcext:value-type="float">
            <text:p>48,5017</text:p>
          </table:table-cell>
          <table:table-cell table:style-name="ce61" office:value-type="float" office:value="135.13089" calcext:value-type="float">
            <text:p>135,1309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42_n150_m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6.7894999999996" calcext:value-type="float">
            <text:p>26,7894999999996</text:p>
          </table:table-cell>
          <table:table-cell table:style-name="ce10"/>
          <table:table-cell table:style-name="ce43" office:value-type="string" calcext:value-type="string">
            <text:p>GKD-b_42_n150_m15</text:p>
          </table:table-cell>
          <table:table-cell table:style-name="ce15" office:value-type="float" office:value="383.697756" calcext:value-type="float">
            <text:p>383,6978</text:p>
          </table:table-cell>
          <table:table-cell table:style-name="ce16" table:formula="of:=100*([.G45]-[.$D45])/MAX([.G45];[.$D45])" office:value-type="float" office:value="93.0180722766595" calcext:value-type="float">
            <text:p>93,02</text:p>
          </table:table-cell>
          <table:table-cell table:style-name="ce19" office:value-type="float" office:value="0.00855933280000087" calcext:value-type="float">
            <text:p>8,56E-03</text:p>
          </table:table-cell>
          <table:table-cell table:number-columns-repeated="4"/>
          <table:table-cell table:style-name="ce43" office:value-type="string" calcext:value-type="string">
            <text:p>GKD-b_42_n150_m15</text:p>
          </table:table-cell>
          <table:table-cell table:style-name="ce61" office:value-type="float" office:value="73.7697560000001" calcext:value-type="float">
            <text:p>73,7698</text:p>
          </table:table-cell>
          <table:table-cell table:style-name="ce16" table:formula="of:=100*([.$O45]-[.$D45])/MAX([.$O45];[.$D45])" office:value-type="float" office:value="63.6849822303878" calcext:value-type="float">
            <text:p>63,68</text:p>
          </table:table-cell>
          <table:table-cell table:style-name="ce64" office:value-type="float" office:value="0.124577872599999" calcext:value-type="float">
            <text:p>1,25E-01</text:p>
          </table:table-cell>
          <table:table-cell/>
          <table:table-cell table:style-name="ce63" office:value-type="float" office:value="0.00904471900000203" calcext:value-type="float">
            <text:p>9,04E-03</text:p>
          </table:table-cell>
          <table:table-cell table:style-name="ce19" office:value-type="float" office:value="0.00941564400000061" calcext:value-type="float">
            <text:p>9,42E-03</text:p>
          </table:table-cell>
          <table:table-cell table:style-name="ce15" office:value-type="float" office:value="329.79008" calcext:value-type="float">
            <text:p>329,7901</text:p>
          </table:table-cell>
          <table:table-cell table:style-name="ce15" office:value-type="float" office:value="434.80575" calcext:value-type="float">
            <text:p>434,8058</text:p>
          </table:table-cell>
          <table:table-cell/>
          <table:table-cell table:style-name="ce64" office:value-type="float" office:value="0.0857197349999979" calcext:value-type="float">
            <text:p>8,57E-02</text:p>
          </table:table-cell>
          <table:table-cell table:style-name="ce64" office:value-type="float" office:value="0.155600744999997" calcext:value-type="float">
            <text:p>1,56E-01</text:p>
          </table:table-cell>
          <table:table-cell table:style-name="ce61" office:value-type="float" office:value="59.4882100000004" calcext:value-type="float">
            <text:p>59,4882</text:p>
          </table:table-cell>
          <table:table-cell table:style-name="ce61" office:value-type="float" office:value="86.2661200000005" calcext:value-type="float">
            <text:p>86,2661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43_n150_m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6.7544699999996" calcext:value-type="float">
            <text:p>26,7544699999996</text:p>
          </table:table-cell>
          <table:table-cell table:style-name="ce10"/>
          <table:table-cell table:style-name="ce43" office:value-type="string" calcext:value-type="string">
            <text:p>GKD-b_43_n150_m15</text:p>
          </table:table-cell>
          <table:table-cell table:style-name="ce15" office:value-type="float" office:value="335.261972" calcext:value-type="float">
            <text:p>335,2620</text:p>
          </table:table-cell>
          <table:table-cell table:style-name="ce16" table:formula="of:=100*([.G46]-[.$D46])/MAX([.G46];[.$D46])" office:value-type="float" office:value="92.0198315841202" calcext:value-type="float">
            <text:p>92,02</text:p>
          </table:table-cell>
          <table:table-cell table:style-name="ce19" office:value-type="float" office:value="0.00865318620000082" calcext:value-type="float">
            <text:p>8,65E-03</text:p>
          </table:table-cell>
          <table:table-cell table:number-columns-repeated="4"/>
          <table:table-cell table:style-name="ce43" office:value-type="string" calcext:value-type="string">
            <text:p>GKD-b_43_n150_m15</text:p>
          </table:table-cell>
          <table:table-cell table:style-name="ce61" office:value-type="float" office:value="74.512318" calcext:value-type="float">
            <text:p>74,5123</text:p>
          </table:table-cell>
          <table:table-cell table:style-name="ce16" table:formula="of:=100*([.$O46]-[.$D46])/MAX([.$O46];[.$D46])" office:value-type="float" office:value="64.0938965286255" calcext:value-type="float">
            <text:p>64,09</text:p>
          </table:table-cell>
          <table:table-cell table:style-name="ce64" office:value-type="float" office:value="0.094204530199999" calcext:value-type="float">
            <text:p>9,42E-02</text:p>
          </table:table-cell>
          <table:table-cell/>
          <table:table-cell table:style-name="ce63" office:value-type="float" office:value="0.0090076049999972" calcext:value-type="float">
            <text:p>9,01E-03</text:p>
          </table:table-cell>
          <table:table-cell table:style-name="ce19" office:value-type="float" office:value="0.00987702100000121" calcext:value-type="float">
            <text:p>9,88E-03</text:p>
          </table:table-cell>
          <table:table-cell table:style-name="ce15" office:value-type="float" office:value="189.99251" calcext:value-type="float">
            <text:p>189,9925</text:p>
          </table:table-cell>
          <table:table-cell table:style-name="ce15" office:value-type="float" office:value="469.26723" calcext:value-type="float">
            <text:p>469,2672</text:p>
          </table:table-cell>
          <table:table-cell/>
          <table:table-cell table:style-name="ce64" office:value-type="float" office:value="0.0391834229999972" calcext:value-type="float">
            <text:p>3,92E-02</text:p>
          </table:table-cell>
          <table:table-cell table:style-name="ce64" office:value-type="float" office:value="0.160381787999999" calcext:value-type="float">
            <text:p>1,60E-01</text:p>
          </table:table-cell>
          <table:table-cell table:style-name="ce61" office:value-type="float" office:value="58.5297400000004" calcext:value-type="float">
            <text:p>58,5297</text:p>
          </table:table-cell>
          <table:table-cell table:style-name="ce61" office:value-type="float" office:value="101.99839" calcext:value-type="float">
            <text:p>101,9984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44_n150_m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5.9355900000005" calcext:value-type="float">
            <text:p>25,9355900000005</text:p>
          </table:table-cell>
          <table:table-cell/>
          <table:table-cell table:style-name="ce43" office:value-type="string" calcext:value-type="string">
            <text:p>GKD-b_44_n150_m15</text:p>
          </table:table-cell>
          <table:table-cell table:style-name="ce15" office:value-type="float" office:value="399.904812" calcext:value-type="float">
            <text:p>399,9048</text:p>
          </table:table-cell>
          <table:table-cell table:style-name="ce16" table:formula="of:=100*([.G47]-[.$D47])/MAX([.G47];[.$D47])" office:value-type="float" office:value="93.5145591596431" calcext:value-type="float">
            <text:p>93,51</text:p>
          </table:table-cell>
          <table:table-cell table:style-name="ce19" office:value-type="float" office:value="0.00870909499999897" calcext:value-type="float">
            <text:p>8,71E-03</text:p>
          </table:table-cell>
          <table:table-cell table:number-columns-repeated="4"/>
          <table:table-cell table:style-name="ce43" office:value-type="string" calcext:value-type="string">
            <text:p>GKD-b_44_n150_m15</text:p>
          </table:table-cell>
          <table:table-cell table:style-name="ce61" office:value-type="float" office:value="65.7905060000001" calcext:value-type="float">
            <text:p>65,7905</text:p>
          </table:table-cell>
          <table:table-cell table:style-name="ce16" table:formula="of:=100*([.$O47]-[.$D47])/MAX([.$O47];[.$D47])" office:value-type="float" office:value="60.5785217702985" calcext:value-type="float">
            <text:p>60,58</text:p>
          </table:table-cell>
          <table:table-cell table:style-name="ce64" office:value-type="float" office:value="0.149104775800002" calcext:value-type="float">
            <text:p>1,49E-01</text:p>
          </table:table-cell>
          <table:table-cell/>
          <table:table-cell table:style-name="ce63" office:value-type="float" office:value="0.00889191299999936" calcext:value-type="float">
            <text:p>8,89E-03</text:p>
          </table:table-cell>
          <table:table-cell table:style-name="ce19" office:value-type="float" office:value="0.00900706399999862" calcext:value-type="float">
            <text:p>9,01E-03</text:p>
          </table:table-cell>
          <table:table-cell table:style-name="ce15" office:value-type="float" office:value="317.9173" calcext:value-type="float">
            <text:p>317,9173</text:p>
          </table:table-cell>
          <table:table-cell table:style-name="ce15" office:value-type="float" office:value="488.93546" calcext:value-type="float">
            <text:p>488,9355</text:p>
          </table:table-cell>
          <table:table-cell/>
          <table:table-cell table:style-name="ce64" office:value-type="float" office:value="0.0497064740000042" calcext:value-type="float">
            <text:p>4,97E-02</text:p>
          </table:table-cell>
          <table:table-cell table:style-name="ce64" office:value-type="float" office:value="0.245250805999998" calcext:value-type="float">
            <text:p>2,45E-01</text:p>
          </table:table-cell>
          <table:table-cell table:style-name="ce61" office:value-type="float" office:value="53.9210899999994" calcext:value-type="float">
            <text:p>53,9211</text:p>
          </table:table-cell>
          <table:table-cell table:style-name="ce61" office:value-type="float" office:value="99.4061100000004" calcext:value-type="float">
            <text:p>99,4061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45_n150_m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7.7730099999994" calcext:value-type="float">
            <text:p>27,7730099999994</text:p>
          </table:table-cell>
          <table:table-cell/>
          <table:table-cell table:style-name="ce43" office:value-type="string" calcext:value-type="string">
            <text:p>GKD-b_45_n150_m15</text:p>
          </table:table-cell>
          <table:table-cell table:style-name="ce15" office:value-type="float" office:value="405.105458" calcext:value-type="float">
            <text:p>405,1055</text:p>
          </table:table-cell>
          <table:table-cell table:style-name="ce16" table:formula="of:=100*([.G48]-[.$D48])/MAX([.G48];[.$D48])" office:value-type="float" office:value="93.1442518357777" calcext:value-type="float">
            <text:p>93,14</text:p>
          </table:table-cell>
          <table:table-cell table:style-name="ce19" office:value-type="float" office:value="0.00838012619999944" calcext:value-type="float">
            <text:p>8,38E-03</text:p>
          </table:table-cell>
          <table:table-cell table:number-columns-repeated="4"/>
          <table:table-cell table:style-name="ce43" office:value-type="string" calcext:value-type="string">
            <text:p>GKD-b_45_n150_m15</text:p>
          </table:table-cell>
          <table:table-cell table:style-name="ce61" office:value-type="float" office:value="95.5109460000003" calcext:value-type="float">
            <text:p>95,5109</text:p>
          </table:table-cell>
          <table:table-cell table:style-name="ce16" table:formula="of:=100*([.$O48]-[.$D48])/MAX([.$O48];[.$D48])" office:value-type="float" office:value="70.9216470330015" calcext:value-type="float">
            <text:p>70,92</text:p>
          </table:table-cell>
          <table:table-cell table:style-name="ce64" office:value-type="float" office:value="0.1008065034" calcext:value-type="float">
            <text:p>1,01E-01</text:p>
          </table:table-cell>
          <table:table-cell/>
          <table:table-cell table:style-name="ce63" office:value-type="float" office:value="0.00901511900000074" calcext:value-type="float">
            <text:p>9,02E-03</text:p>
          </table:table-cell>
          <table:table-cell table:style-name="ce19" office:value-type="float" office:value="0.00953251700000024" calcext:value-type="float">
            <text:p>9,53E-03</text:p>
          </table:table-cell>
          <table:table-cell table:style-name="ce15" office:value-type="float" office:value="321.79783" calcext:value-type="float">
            <text:p>321,7978</text:p>
          </table:table-cell>
          <table:table-cell table:style-name="ce15" office:value-type="float" office:value="497.02412" calcext:value-type="float">
            <text:p>497,0241</text:p>
          </table:table-cell>
          <table:table-cell/>
          <table:table-cell table:style-name="ce64" office:value-type="float" office:value="0.0614872399999982" calcext:value-type="float">
            <text:p>6,15E-02</text:p>
          </table:table-cell>
          <table:table-cell table:style-name="ce64" office:value-type="float" office:value="0.167779770999999" calcext:value-type="float">
            <text:p>1,68E-01</text:p>
          </table:table-cell>
          <table:table-cell table:style-name="ce61" office:value-type="float" office:value="68.5775400000014" calcext:value-type="float">
            <text:p>68,5775</text:p>
          </table:table-cell>
          <table:table-cell table:style-name="ce61" office:value-type="float" office:value="149.691" calcext:value-type="float">
            <text:p>149,6910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46_n150_m4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27.749309999998" calcext:value-type="float">
            <text:p>227,749309999998</text:p>
          </table:table-cell>
          <table:table-cell/>
          <table:table-cell table:style-name="ce43" office:value-type="string" calcext:value-type="string">
            <text:p>GKD-b_46_n150_m45</text:p>
          </table:table-cell>
          <table:table-cell table:style-name="ce15" office:value-type="float" office:value="1214.163764" calcext:value-type="float">
            <text:p>1214,1638</text:p>
          </table:table-cell>
          <table:table-cell table:style-name="ce16" table:formula="of:=100*([.G49]-[.$D49])/MAX([.G49];[.$D49])" office:value-type="float" office:value="81.2422906404578" calcext:value-type="float">
            <text:p>81,24</text:p>
          </table:table-cell>
          <table:table-cell table:style-name="ce19" office:value-type="float" office:value="0.0651563958000011" calcext:value-type="float">
            <text:p>6,52E-02</text:p>
          </table:table-cell>
          <table:table-cell table:number-columns-repeated="4"/>
          <table:table-cell table:style-name="ce43" office:value-type="string" calcext:value-type="string">
            <text:p>GKD-b_46_n150_m45</text:p>
          </table:table-cell>
          <table:table-cell table:style-name="ce61" office:value-type="float" office:value="503.340773999999" calcext:value-type="float">
            <text:p>503,3408</text:p>
          </table:table-cell>
          <table:table-cell table:style-name="ce16" table:formula="of:=100*([.$O49]-[.$D49])/MAX([.$O49];[.$D49])" office:value-type="float" office:value="54.7524615997037" calcext:value-type="float">
            <text:p>54,75</text:p>
          </table:table-cell>
          <table:table-cell table:style-name="ce64" office:value-type="float" office:value="1.5487995284" calcext:value-type="float">
            <text:p>1,55E+00</text:p>
          </table:table-cell>
          <table:table-cell/>
          <table:table-cell table:style-name="ce63" office:value-type="float" office:value="0.0686915890000002" calcext:value-type="float">
            <text:p>6,87E-02</text:p>
          </table:table-cell>
          <table:table-cell table:style-name="ce19" office:value-type="float" office:value="0.0720055230000014" calcext:value-type="float">
            <text:p>7,20E-02</text:p>
          </table:table-cell>
          <table:table-cell table:style-name="ce15" office:value-type="float" office:value="977.124330000001" calcext:value-type="float">
            <text:p>977,1243</text:p>
          </table:table-cell>
          <table:table-cell table:style-name="ce15" office:value-type="float" office:value="1396.12186" calcext:value-type="float">
            <text:p>1396,1219</text:p>
          </table:table-cell>
          <table:table-cell/>
          <table:table-cell table:style-name="ce64" office:value-type="float" office:value="0.765359824999997" calcext:value-type="float">
            <text:p>7,65E-01</text:p>
          </table:table-cell>
          <table:table-cell table:style-name="ce64" office:value-type="float" office:value="2.59022841300001" calcext:value-type="float">
            <text:p>2,59E+00</text:p>
          </table:table-cell>
          <table:table-cell table:style-name="ce61" office:value-type="float" office:value="431.314109999996" calcext:value-type="float">
            <text:p>431,3141</text:p>
          </table:table-cell>
          <table:table-cell table:style-name="ce61" office:value-type="float" office:value="634.276569999998" calcext:value-type="float">
            <text:p>634,2766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47_n150_m4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28.6029" calcext:value-type="float">
            <text:p>228,6029</text:p>
          </table:table-cell>
          <table:table-cell/>
          <table:table-cell table:style-name="ce43" office:value-type="string" calcext:value-type="string">
            <text:p>GKD-b_47_n150_m45</text:p>
          </table:table-cell>
          <table:table-cell table:style-name="ce15" office:value-type="float" office:value="1125.709308" calcext:value-type="float">
            <text:p>1125,7093</text:p>
          </table:table-cell>
          <table:table-cell table:style-name="ce16" table:formula="of:=100*([.G50]-[.$D50])/MAX([.G50];[.$D50])" office:value-type="float" office:value="79.6925459907452" calcext:value-type="float">
            <text:p>79,69</text:p>
          </table:table-cell>
          <table:table-cell table:style-name="ce19" office:value-type="float" office:value="0.0648433802000014" calcext:value-type="float">
            <text:p>6,48E-02</text:p>
          </table:table-cell>
          <table:table-cell table:number-columns-repeated="4"/>
          <table:table-cell table:style-name="ce43" office:value-type="string" calcext:value-type="string">
            <text:p>GKD-b_47_n150_m45</text:p>
          </table:table-cell>
          <table:table-cell table:style-name="ce61" office:value-type="float" office:value="472.333665999998" calcext:value-type="float">
            <text:p>472,3337</text:p>
          </table:table-cell>
          <table:table-cell table:style-name="ce16" table:formula="of:=100*([.$O50]-[.$D50])/MAX([.$O50];[.$D50])" office:value-type="float" office:value="51.6013961198351" calcext:value-type="float">
            <text:p>51,60</text:p>
          </table:table-cell>
          <table:table-cell table:style-name="ce64" office:value-type="float" office:value="1.9055142388" calcext:value-type="float">
            <text:p>1,91E+00</text:p>
          </table:table-cell>
          <table:table-cell/>
          <table:table-cell table:style-name="ce63" office:value-type="float" office:value="0.0671975759999981" calcext:value-type="float">
            <text:p>6,72E-02</text:p>
          </table:table-cell>
          <table:table-cell table:style-name="ce19" office:value-type="float" office:value="0.0689008310000006" calcext:value-type="float">
            <text:p>6,89E-02</text:p>
          </table:table-cell>
          <table:table-cell table:style-name="ce15" office:value-type="float" office:value="991.920799999999" calcext:value-type="float">
            <text:p>991,9208</text:p>
          </table:table-cell>
          <table:table-cell table:style-name="ce15" office:value-type="float" office:value="1337.87373" calcext:value-type="float">
            <text:p>1337,8737</text:p>
          </table:table-cell>
          <table:table-cell/>
          <table:table-cell table:style-name="ce64" office:value-type="float" office:value="0.610576768000001" calcext:value-type="float">
            <text:p>6,11E-01</text:p>
          </table:table-cell>
          <table:table-cell table:style-name="ce64" office:value-type="float" office:value="4.402175301" calcext:value-type="float">
            <text:p>4,40E+00</text:p>
          </table:table-cell>
          <table:table-cell table:style-name="ce61" office:value-type="float" office:value="438.307639999995" calcext:value-type="float">
            <text:p>438,3076</text:p>
          </table:table-cell>
          <table:table-cell table:style-name="ce61" office:value-type="float" office:value="515.380620000003" calcext:value-type="float">
            <text:p>515,3806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48_n150_m4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26.745339999999" calcext:value-type="float">
            <text:p>226,745339999999</text:p>
          </table:table-cell>
          <table:table-cell/>
          <table:table-cell table:style-name="ce43" office:value-type="string" calcext:value-type="string">
            <text:p>GKD-b_48_n150_m45</text:p>
          </table:table-cell>
          <table:table-cell table:style-name="ce15" office:value-type="float" office:value="1265.877792" calcext:value-type="float">
            <text:p>1265,8778</text:p>
          </table:table-cell>
          <table:table-cell table:style-name="ce16" table:formula="of:=100*([.G51]-[.$D51])/MAX([.G51];[.$D51])" office:value-type="float" office:value="82.0878965226369" calcext:value-type="float">
            <text:p>82,09</text:p>
          </table:table-cell>
          <table:table-cell table:style-name="ce19" office:value-type="float" office:value="0.0647801579999992" calcext:value-type="float">
            <text:p>6,48E-02</text:p>
          </table:table-cell>
          <table:table-cell table:number-columns-repeated="4"/>
          <table:table-cell table:style-name="ce43" office:value-type="string" calcext:value-type="string">
            <text:p>GKD-b_48_n150_m45</text:p>
          </table:table-cell>
          <table:table-cell table:style-name="ce61" office:value-type="float" office:value="475.13397" calcext:value-type="float">
            <text:p>475,1340</text:p>
          </table:table-cell>
          <table:table-cell table:style-name="ce16" table:formula="of:=100*([.$O51]-[.$D51])/MAX([.$O51];[.$D51])" office:value-type="float" office:value="52.2775986739069" calcext:value-type="float">
            <text:p>52,28</text:p>
          </table:table-cell>
          <table:table-cell table:style-name="ce64" office:value-type="float" office:value="2.2475613638" calcext:value-type="float">
            <text:p>2,25E+00</text:p>
          </table:table-cell>
          <table:table-cell/>
          <table:table-cell table:style-name="ce63" office:value-type="float" office:value="0.0668012590000018" calcext:value-type="float">
            <text:p>6,68E-02</text:p>
          </table:table-cell>
          <table:table-cell table:style-name="ce19" office:value-type="float" office:value="0.0684085609999983" calcext:value-type="float">
            <text:p>6,84E-02</text:p>
          </table:table-cell>
          <table:table-cell table:style-name="ce15" office:value-type="float" office:value="1187.9355" calcext:value-type="float">
            <text:p>1187,9355</text:p>
          </table:table-cell>
          <table:table-cell table:style-name="ce15" office:value-type="float" office:value="1397.14223" calcext:value-type="float">
            <text:p>1397,1422</text:p>
          </table:table-cell>
          <table:table-cell/>
          <table:table-cell table:style-name="ce64" office:value-type="float" office:value="0.871426800000002" calcext:value-type="float">
            <text:p>8,71E-01</text:p>
          </table:table-cell>
          <table:table-cell table:style-name="ce64" office:value-type="float" office:value="3.242370523" calcext:value-type="float">
            <text:p>3,24E+00</text:p>
          </table:table-cell>
          <table:table-cell table:style-name="ce61" office:value-type="float" office:value="441.272300000001" calcext:value-type="float">
            <text:p>441,2723</text:p>
          </table:table-cell>
          <table:table-cell table:style-name="ce61" office:value-type="float" office:value="533.79538" calcext:value-type="float">
            <text:p>533,7954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49_n150_m4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26.409610000003" calcext:value-type="float">
            <text:p>226,409610000003</text:p>
          </table:table-cell>
          <table:table-cell/>
          <table:table-cell table:style-name="ce43" office:value-type="string" calcext:value-type="string">
            <text:p>GKD-b_49_n150_m45</text:p>
          </table:table-cell>
          <table:table-cell table:style-name="ce15" office:value-type="float" office:value="1316.047592" calcext:value-type="float">
            <text:p>1316,0476</text:p>
          </table:table-cell>
          <table:table-cell table:style-name="ce16" table:formula="of:=100*([.G52]-[.$D52])/MAX([.G52];[.$D52])" office:value-type="float" office:value="82.79624449934" calcext:value-type="float">
            <text:p>82,80</text:p>
          </table:table-cell>
          <table:table-cell table:style-name="ce19" office:value-type="float" office:value="0.064305936400001" calcext:value-type="float">
            <text:p>6,43E-02</text:p>
          </table:table-cell>
          <table:table-cell table:number-columns-repeated="4"/>
          <table:table-cell table:style-name="ce43" office:value-type="string" calcext:value-type="string">
            <text:p>GKD-b_49_n150_m45</text:p>
          </table:table-cell>
          <table:table-cell table:style-name="ce61" office:value-type="float" office:value="530.005464" calcext:value-type="float">
            <text:p>530,0055</text:p>
          </table:table-cell>
          <table:table-cell table:style-name="ce16" table:formula="of:=100*([.$O52]-[.$D52])/MAX([.$O52];[.$D52])" office:value-type="float" office:value="57.2816460624257" calcext:value-type="float">
            <text:p>57,28</text:p>
          </table:table-cell>
          <table:table-cell table:style-name="ce64" office:value-type="float" office:value="1.0213581204" calcext:value-type="float">
            <text:p>1,02E+00</text:p>
          </table:table-cell>
          <table:table-cell/>
          <table:table-cell table:style-name="ce63" office:value-type="float" office:value="0.0670003190000017" calcext:value-type="float">
            <text:p>6,70E-02</text:p>
          </table:table-cell>
          <table:table-cell table:style-name="ce19" office:value-type="float" office:value="0.0688489850000025" calcext:value-type="float">
            <text:p>6,88E-02</text:p>
          </table:table-cell>
          <table:table-cell table:style-name="ce15" office:value-type="float" office:value="920.624469999999" calcext:value-type="float">
            <text:p>920,6245</text:p>
          </table:table-cell>
          <table:table-cell table:style-name="ce15" office:value-type="float" office:value="1575.17591" calcext:value-type="float">
            <text:p>1575,1759</text:p>
          </table:table-cell>
          <table:table-cell/>
          <table:table-cell table:style-name="ce64" office:value-type="float" office:value="0.711626756000001" calcext:value-type="float">
            <text:p>7,12E-01</text:p>
          </table:table-cell>
          <table:table-cell table:style-name="ce64" office:value-type="float" office:value="1.42525604999999" calcext:value-type="float">
            <text:p>1,43E+00</text:p>
          </table:table-cell>
          <table:table-cell table:style-name="ce61" office:value-type="float" office:value="387.927590000003" calcext:value-type="float">
            <text:p>387,9276</text:p>
          </table:table-cell>
          <table:table-cell table:style-name="ce61" office:value-type="float" office:value="632.745849999998" calcext:value-type="float">
            <text:p>632,7458</text:p>
          </table:table-cell>
          <table:table-cell table:number-columns-repeated="230"/>
        </table:table-row>
        <table:table-row table:style-name="ro4">
          <table:table-cell table:style-name="ce4" office:value-type="string" calcext:value-type="string">
            <text:p>GKD-b_50_n150_m4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48.856619999998" calcext:value-type="float">
            <text:p>248,856619999998</text:p>
          </table:table-cell>
          <table:table-cell/>
          <table:table-cell table:style-name="ce43" office:value-type="string" calcext:value-type="string">
            <text:p>GKD-b_50_n150_m45</text:p>
          </table:table-cell>
          <table:table-cell table:style-name="ce15" office:value-type="float" office:value="1592.498726" calcext:value-type="float">
            <text:p>1592,4987</text:p>
          </table:table-cell>
          <table:table-cell table:style-name="ce16" table:formula="of:=100*([.G53]-[.$D53])/MAX([.G53];[.$D53])" office:value-type="float" office:value="84.3731981735979" calcext:value-type="float">
            <text:p>84,37</text:p>
          </table:table-cell>
          <table:table-cell table:style-name="ce19" office:value-type="float" office:value="0.0649501400000005" calcext:value-type="float">
            <text:p>6,50E-02</text:p>
          </table:table-cell>
          <table:table-cell table:number-columns-repeated="4"/>
          <table:table-cell table:style-name="ce43" office:value-type="string" calcext:value-type="string">
            <text:p>GKD-b_50_n150_m45</text:p>
          </table:table-cell>
          <table:table-cell table:style-name="ce61" office:value-type="float" office:value="380.94273" calcext:value-type="float">
            <text:p>380,9427</text:p>
          </table:table-cell>
          <table:table-cell table:style-name="ce16" table:formula="of:=100*([.$O53]-[.$D53])/MAX([.$O53];[.$D53])" office:value-type="float" office:value="34.6734822843324" calcext:value-type="float">
            <text:p>34,67</text:p>
          </table:table-cell>
          <table:table-cell table:style-name="ce64" office:value-type="float" office:value="1.3610928552" calcext:value-type="float">
            <text:p>1,36E+00</text:p>
          </table:table-cell>
          <table:table-cell/>
          <table:table-cell table:style-name="ce63" office:value-type="float" office:value="0.0673283590000011" calcext:value-type="float">
            <text:p>6,73E-02</text:p>
          </table:table-cell>
          <table:table-cell table:style-name="ce19" office:value-type="float" office:value="0.070110157000002" calcext:value-type="float">
            <text:p>7,01E-02</text:p>
          </table:table-cell>
          <table:table-cell table:style-name="ce15" office:value-type="float" office:value="1500.95159" calcext:value-type="float">
            <text:p>1500,9516</text:p>
          </table:table-cell>
          <table:table-cell table:style-name="ce15" office:value-type="float" office:value="1829.57831" calcext:value-type="float">
            <text:p>1829,5783</text:p>
          </table:table-cell>
          <table:table-cell/>
          <table:table-cell table:style-name="ce64" office:value-type="float" office:value="0.234652304999997" calcext:value-type="float">
            <text:p>2,35E-01</text:p>
          </table:table-cell>
          <table:table-cell table:style-name="ce64" office:value-type="float" office:value="2.351833943" calcext:value-type="float">
            <text:p>2,35E+00</text:p>
          </table:table-cell>
          <table:table-cell table:style-name="ce61" office:value-type="float" office:value="322.41774" calcext:value-type="float">
            <text:p>322,4177</text:p>
          </table:table-cell>
          <table:table-cell table:style-name="ce61" office:value-type="float" office:value="462.46173" calcext:value-type="float">
            <text:p>462,4617</text:p>
          </table:table-cell>
          <table:table-cell table:number-columns-repeated="230"/>
        </table:table-row>
        <table:table-row table:style-name="ro5" table:number-rows-repeated="2">
          <table:table-cell table:number-columns-repeated="257"/>
        </table:table-row>
        <table:table-row table:style-name="ro5" table:number-rows-repeated="2">
          <table:table-cell table:number-columns-repeated="18"/>
          <table:table-cell table:style-name="Default"/>
          <table:table-cell table:number-columns-repeated="238"/>
        </table:table-row>
        <table:table-row table:style-name="ro1">
          <table:table-cell table:number-columns-repeated="13"/>
          <table:table-cell office:value-type="string" calcext:value-type="string">
            <text:p>Greedy</text:p>
          </table:table-cell>
          <table:table-cell office:value-type="string" calcext:value-type="string">
            <text:p>BL</text:p>
          </table:table-cell>
          <table:table-cell table:number-columns-repeated="2"/>
          <table:table-cell office:value-type="string" calcext:value-type="string">
            <text:p>Greedy</text:p>
          </table:table-cell>
          <table:table-cell office:value-type="string" calcext:value-type="string">
            <text:p>BL</text:p>
          </table:table-cell>
          <table:table-cell table:number-columns-repeated="3"/>
          <table:table-cell table:style-name="ce18" office:value-type="string" calcext:value-type="string">
            <text:p>Mejor BL</text:p>
          </table:table-cell>
          <table:table-cell table:style-name="ce18" office:value-type="string" calcext:value-type="string">
            <text:p>Peor BL</text:p>
          </table:table-cell>
          <table:table-cell table:number-columns-repeated="233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61" office:value-type="float" office:value="0" calcext:value-type="float">
            <text:p>0,0000</text:p>
          </table:table-cell>
          <table:table-cell/>
          <table:table-cell table:style-name="ce43" office:value-type="string" calcext:value-type="string">
            <text:p>GKD-b_1_n25_m2</text:p>
          </table:table-cell>
          <table:table-cell table:style-name="ce19" office:value-type="float" office:value="0.00000846359999999713" calcext:value-type="float">
            <text:p>8,46E-06</text:p>
          </table:table-cell>
          <table:table-cell table:style-name="ce64" office:value-type="float" office:value="0.000310747199999994" calcext:value-type="float">
            <text:p>3,11E-04</text:p>
          </table:table-cell>
          <table:table-cell table:number-columns-repeated="2"/>
          <table:table-cell table:style-name="ce43" office:value-type="string" calcext:value-type="string">
            <text:p>GKD-b_1_n25_m2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61" office:value-type="float" office:value="0" calcext:value-type="float">
            <text:p>0,0000</text:p>
          </table:table-cell>
          <table:table-cell/>
          <table:table-cell table:style-name="ce43" office:value-type="string" calcext:value-type="string">
            <text:p>GKD-b_2_n25_m2</text:p>
          </table:table-cell>
          <table:table-cell table:style-name="ce19" office:value-type="float" office:value="0.00000684679999999605" calcext:value-type="float">
            <text:p>6,85E-06</text:p>
          </table:table-cell>
          <table:table-cell table:style-name="ce64" office:value-type="float" office:value="0.000210545599999989" calcext:value-type="float">
            <text:p>2,11E-04</text:p>
          </table:table-cell>
          <table:table-cell table:number-columns-repeated="2"/>
          <table:table-cell table:style-name="ce43" office:value-type="string" calcext:value-type="string">
            <text:p>GKD-b_2_n25_m2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8"/>
          <table:table-cell table:style-name="Default" table:number-columns-repeated="3"/>
          <table:table-cell/>
          <table:table-cell table:style-name="ce43" office:value-type="string" calcext:value-type="string">
            <text:p>GKD-b_3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61" office:value-type="float" office:value="0" calcext:value-type="float">
            <text:p>0,0000</text:p>
          </table:table-cell>
          <table:table-cell/>
          <table:table-cell table:style-name="ce43" office:value-type="string" calcext:value-type="string">
            <text:p>GKD-b_3_n25_m2</text:p>
          </table:table-cell>
          <table:table-cell table:style-name="ce19" office:value-type="float" office:value="0.00000668400000000124" calcext:value-type="float">
            <text:p>6,68E-06</text:p>
          </table:table-cell>
          <table:table-cell table:style-name="ce64" office:value-type="float" office:value="0.000211346199999996" calcext:value-type="float">
            <text:p>2,11E-04</text:p>
          </table:table-cell>
          <table:table-cell table:number-columns-repeated="2"/>
          <table:table-cell table:style-name="ce43" office:value-type="string" calcext:value-type="string">
            <text:p>GKD-b_3_n25_m2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8"/>
          <table:table-cell table:style-name="Default" table:number-columns-repeated="3"/>
          <table:table-cell/>
          <table:table-cell table:style-name="ce43" office:value-type="string" calcext:value-type="string">
            <text:p>GKD-b_4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61" office:value-type="float" office:value="0" calcext:value-type="float">
            <text:p>0,0000</text:p>
          </table:table-cell>
          <table:table-cell/>
          <table:table-cell table:style-name="ce43" office:value-type="string" calcext:value-type="string">
            <text:p>GKD-b_4_n25_m2</text:p>
          </table:table-cell>
          <table:table-cell table:style-name="ce19" office:value-type="float" office:value="0.00000648780000000182" calcext:value-type="float">
            <text:p>6,49E-06</text:p>
          </table:table-cell>
          <table:table-cell table:style-name="ce64" office:value-type="float" office:value="0.000222469200000008" calcext:value-type="float">
            <text:p>2,22E-04</text:p>
          </table:table-cell>
          <table:table-cell table:number-columns-repeated="2"/>
          <table:table-cell table:style-name="ce43" office:value-type="string" calcext:value-type="string">
            <text:p>GKD-b_4_n25_m2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5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61" office:value-type="float" office:value="0" calcext:value-type="float">
            <text:p>0,0000</text:p>
          </table:table-cell>
          <table:table-cell/>
          <table:table-cell table:style-name="ce43" office:value-type="string" calcext:value-type="string">
            <text:p>GKD-b_5_n25_m2</text:p>
          </table:table-cell>
          <table:table-cell table:style-name="ce19" office:value-type="float" office:value="0.0000067276000000005" calcext:value-type="float">
            <text:p>6,73E-06</text:p>
          </table:table-cell>
          <table:table-cell table:style-name="ce64" office:value-type="float" office:value="0.000213925799999992" calcext:value-type="float">
            <text:p>2,14E-04</text:p>
          </table:table-cell>
          <table:table-cell table:number-columns-repeated="2"/>
          <table:table-cell table:style-name="ce43" office:value-type="string" calcext:value-type="string">
            <text:p>GKD-b_5_n25_m2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6_n25_m7</text:p>
          </table:table-cell>
          <table:table-cell table:style-name="ce15" office:value-type="float" office:value="172.938918" calcext:value-type="float">
            <text:p>172,9389</text:p>
          </table:table-cell>
          <table:table-cell table:style-name="ce61" office:value-type="float" office:value="49.0832840000001" calcext:value-type="float">
            <text:p>49,0833</text:p>
          </table:table-cell>
          <table:table-cell/>
          <table:table-cell table:style-name="ce43" office:value-type="string" calcext:value-type="string">
            <text:p>GKD-b_6_n25_m7</text:p>
          </table:table-cell>
          <table:table-cell table:style-name="ce19" office:value-type="float" office:value="0.000327868799999997" calcext:value-type="float">
            <text:p>3,28E-04</text:p>
          </table:table-cell>
          <table:table-cell table:style-name="ce64" office:value-type="float" office:value="0.00245744780000001" calcext:value-type="float">
            <text:p>2,46E-03</text:p>
          </table:table-cell>
          <table:table-cell table:number-columns-repeated="2"/>
          <table:table-cell table:style-name="ce43" office:value-type="string" calcext:value-type="string">
            <text:p>GKD-b_6_n25_m7</text:p>
          </table:table-cell>
          <table:table-cell table:style-name="ce61" office:value-type="float" office:value="40.8068099999998" calcext:value-type="float">
            <text:p>40,8068</text:p>
          </table:table-cell>
          <table:table-cell table:style-name="ce61" office:value-type="float" office:value="54.4360700000002" calcext:value-type="float">
            <text:p>54,4361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7_n25_m7</text:p>
          </table:table-cell>
          <table:table-cell table:style-name="ce15" office:value-type="float" office:value="151.478394" calcext:value-type="float">
            <text:p>151,4784</text:p>
          </table:table-cell>
          <table:table-cell table:style-name="ce61" office:value-type="float" office:value="34.5253380000001" calcext:value-type="float">
            <text:p>34,5253</text:p>
          </table:table-cell>
          <table:table-cell/>
          <table:table-cell table:style-name="ce43" office:value-type="string" calcext:value-type="string">
            <text:p>GKD-b_7_n25_m7</text:p>
          </table:table-cell>
          <table:table-cell table:style-name="ce19" office:value-type="float" office:value="0.000324279200000005" calcext:value-type="float">
            <text:p>3,24E-04</text:p>
          </table:table-cell>
          <table:table-cell table:style-name="ce64" office:value-type="float" office:value="0.0028955066" calcext:value-type="float">
            <text:p>2,90E-03</text:p>
          </table:table-cell>
          <table:table-cell table:number-columns-repeated="2"/>
          <table:table-cell table:style-name="ce43" office:value-type="string" calcext:value-type="string">
            <text:p>GKD-b_7_n25_m7</text:p>
          </table:table-cell>
          <table:table-cell table:style-name="ce61" office:value-type="float" office:value="20.8560200000002" calcext:value-type="float">
            <text:p>20,8560</text:p>
          </table:table-cell>
          <table:table-cell table:style-name="ce61" office:value-type="float" office:value="50.42563" calcext:value-type="float">
            <text:p>50,4256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8_n25_m7</text:p>
          </table:table-cell>
          <table:table-cell table:style-name="ce15" office:value-type="float" office:value="132.59337" calcext:value-type="float">
            <text:p>132,5934</text:p>
          </table:table-cell>
          <table:table-cell table:style-name="ce61" office:value-type="float" office:value="44.745148" calcext:value-type="float">
            <text:p>44,7451</text:p>
          </table:table-cell>
          <table:table-cell/>
          <table:table-cell table:style-name="ce43" office:value-type="string" calcext:value-type="string">
            <text:p>GKD-b_8_n25_m7</text:p>
          </table:table-cell>
          <table:table-cell table:style-name="ce19" office:value-type="float" office:value="0.000327238199999996" calcext:value-type="float">
            <text:p>3,27E-04</text:p>
          </table:table-cell>
          <table:table-cell table:style-name="ce64" office:value-type="float" office:value="0.00206939879999999" calcext:value-type="float">
            <text:p>2,07E-03</text:p>
          </table:table-cell>
          <table:table-cell table:number-columns-repeated="2"/>
          <table:table-cell table:style-name="ce43" office:value-type="string" calcext:value-type="string">
            <text:p>GKD-b_8_n25_m7</text:p>
          </table:table-cell>
          <table:table-cell table:style-name="ce61" office:value-type="float" office:value="40.0214399999998" calcext:value-type="float">
            <text:p>40,0214</text:p>
          </table:table-cell>
          <table:table-cell table:style-name="ce61" office:value-type="float" office:value="50.8084100000001" calcext:value-type="float">
            <text:p>50,8084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9_n25_m7</text:p>
          </table:table-cell>
          <table:table-cell table:style-name="ce15" office:value-type="float" office:value="131.454126" calcext:value-type="float">
            <text:p>131,4541</text:p>
          </table:table-cell>
          <table:table-cell table:style-name="ce61" office:value-type="float" office:value="50.384496" calcext:value-type="float">
            <text:p>50,3845</text:p>
          </table:table-cell>
          <table:table-cell/>
          <table:table-cell table:style-name="ce43" office:value-type="string" calcext:value-type="string">
            <text:p>GKD-b_9_n25_m7</text:p>
          </table:table-cell>
          <table:table-cell table:style-name="ce19" office:value-type="float" office:value="0.000325509800000007" calcext:value-type="float">
            <text:p>3,26E-04</text:p>
          </table:table-cell>
          <table:table-cell table:style-name="ce64" office:value-type="float" office:value="0.00266474639999996" calcext:value-type="float">
            <text:p>2,66E-03</text:p>
          </table:table-cell>
          <table:table-cell table:number-columns-repeated="2"/>
          <table:table-cell table:style-name="ce43" office:value-type="string" calcext:value-type="string">
            <text:p>GKD-b_9_n25_m7</text:p>
          </table:table-cell>
          <table:table-cell table:style-name="ce61" office:value-type="float" office:value="35.9848999999998" calcext:value-type="float">
            <text:p>35,9849</text:p>
          </table:table-cell>
          <table:table-cell table:style-name="ce61" office:value-type="float" office:value="70.80767" calcext:value-type="float">
            <text:p>70,8077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0_n25_m7</text:p>
          </table:table-cell>
          <table:table-cell table:style-name="ce15" office:value-type="float" office:value="151.238492" calcext:value-type="float">
            <text:p>151,2385</text:p>
          </table:table-cell>
          <table:table-cell table:style-name="ce61" office:value-type="float" office:value="52.6370939999999" calcext:value-type="float">
            <text:p>52,6371</text:p>
          </table:table-cell>
          <table:table-cell/>
          <table:table-cell table:style-name="ce43" office:value-type="string" calcext:value-type="string">
            <text:p>GKD-b_10_n25_m7</text:p>
          </table:table-cell>
          <table:table-cell table:style-name="ce19" office:value-type="float" office:value="0.000323245799999999" calcext:value-type="float">
            <text:p>3,23E-04</text:p>
          </table:table-cell>
          <table:table-cell table:style-name="ce64" office:value-type="float" office:value="0.00216839719999999" calcext:value-type="float">
            <text:p>2,17E-03</text:p>
          </table:table-cell>
          <table:table-cell table:number-columns-repeated="2"/>
          <table:table-cell table:style-name="ce43" office:value-type="string" calcext:value-type="string">
            <text:p>GKD-b_10_n25_m7</text:p>
          </table:table-cell>
          <table:table-cell table:style-name="ce61" office:value-type="float" office:value="35.1925199999998" calcext:value-type="float">
            <text:p>35,1925</text:p>
          </table:table-cell>
          <table:table-cell table:style-name="ce61" office:value-type="float" office:value="76.4304600000003" calcext:value-type="float">
            <text:p>76,4305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1_n50_m5</text:p>
          </table:table-cell>
          <table:table-cell table:style-name="ce15" office:value-type="float" office:value="110.647618" calcext:value-type="float">
            <text:p>110,6476</text:p>
          </table:table-cell>
          <table:table-cell table:style-name="ce61" office:value-type="float" office:value="15.0192840000001" calcext:value-type="float">
            <text:p>15,0193</text:p>
          </table:table-cell>
          <table:table-cell/>
          <table:table-cell table:style-name="ce43" office:value-type="string" calcext:value-type="string">
            <text:p>GKD-b_11_n50_m5</text:p>
          </table:table-cell>
          <table:table-cell table:style-name="ce19" office:value-type="float" office:value="0.000346215199999994" calcext:value-type="float">
            <text:p>3,46E-04</text:p>
          </table:table-cell>
          <table:table-cell table:style-name="ce64" office:value-type="float" office:value="0.00269202719999997" calcext:value-type="float">
            <text:p>2,69E-03</text:p>
          </table:table-cell>
          <table:table-cell table:number-columns-repeated="2"/>
          <table:table-cell table:style-name="ce43" office:value-type="string" calcext:value-type="string">
            <text:p>GKD-b_11_n50_m5</text:p>
          </table:table-cell>
          <table:table-cell table:style-name="ce61" office:value-type="float" office:value="12.1605500000002" calcext:value-type="float">
            <text:p>12,1606</text:p>
          </table:table-cell>
          <table:table-cell table:style-name="ce61" office:value-type="float" office:value="17.7499500000001" calcext:value-type="float">
            <text:p>17,7500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2_n50_m5</text:p>
          </table:table-cell>
          <table:table-cell table:style-name="ce15" office:value-type="float" office:value="80.441032" calcext:value-type="float">
            <text:p>80,4410</text:p>
          </table:table-cell>
          <table:table-cell table:style-name="ce61" office:value-type="float" office:value="19.531482" calcext:value-type="float">
            <text:p>19,5315</text:p>
          </table:table-cell>
          <table:table-cell/>
          <table:table-cell table:style-name="ce43" office:value-type="string" calcext:value-type="string">
            <text:p>GKD-b_12_n50_m5</text:p>
          </table:table-cell>
          <table:table-cell table:style-name="ce19" office:value-type="float" office:value="0.000344788200000007" calcext:value-type="float">
            <text:p>3,45E-04</text:p>
          </table:table-cell>
          <table:table-cell table:style-name="ce64" office:value-type="float" office:value="0.003275329" calcext:value-type="float">
            <text:p>3,28E-03</text:p>
          </table:table-cell>
          <table:table-cell table:number-columns-repeated="2"/>
          <table:table-cell table:style-name="ce43" office:value-type="string" calcext:value-type="string">
            <text:p>GKD-b_12_n50_m5</text:p>
          </table:table-cell>
          <table:table-cell table:style-name="ce61" office:value-type="float" office:value="12.7862899999999" calcext:value-type="float">
            <text:p>12,7863</text:p>
          </table:table-cell>
          <table:table-cell table:style-name="ce61" office:value-type="float" office:value="32.93584" calcext:value-type="float">
            <text:p>32,9358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3_n50_m5</text:p>
          </table:table-cell>
          <table:table-cell table:style-name="ce15" office:value-type="float" office:value="93.633346" calcext:value-type="float">
            <text:p>93,6333</text:p>
          </table:table-cell>
          <table:table-cell table:style-name="ce61" office:value-type="float" office:value="14.159194" calcext:value-type="float">
            <text:p>14,1592</text:p>
          </table:table-cell>
          <table:table-cell/>
          <table:table-cell table:style-name="ce43" office:value-type="string" calcext:value-type="string">
            <text:p>GKD-b_13_n50_m5</text:p>
          </table:table-cell>
          <table:table-cell table:style-name="ce19" office:value-type="float" office:value="0.000345423" calcext:value-type="float">
            <text:p>3,45E-04</text:p>
          </table:table-cell>
          <table:table-cell table:style-name="ce64" office:value-type="float" office:value="0.00270296859999999" calcext:value-type="float">
            <text:p>2,70E-03</text:p>
          </table:table-cell>
          <table:table-cell table:number-columns-repeated="2"/>
          <table:table-cell table:style-name="ce43" office:value-type="string" calcext:value-type="string">
            <text:p>GKD-b_13_n50_m5</text:p>
          </table:table-cell>
          <table:table-cell table:style-name="ce61" office:value-type="float" office:value="10.73017" calcext:value-type="float">
            <text:p>10,7302</text:p>
          </table:table-cell>
          <table:table-cell table:style-name="ce61" office:value-type="float" office:value="16.2720000000001" calcext:value-type="float">
            <text:p>16,2720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4_n50_m5</text:p>
          </table:table-cell>
          <table:table-cell table:style-name="ce15" office:value-type="float" office:value="120.37966" calcext:value-type="float">
            <text:p>120,3797</text:p>
          </table:table-cell>
          <table:table-cell table:style-name="ce61" office:value-type="float" office:value="19.91996" calcext:value-type="float">
            <text:p>19,9200</text:p>
          </table:table-cell>
          <table:table-cell/>
          <table:table-cell table:style-name="ce43" office:value-type="string" calcext:value-type="string">
            <text:p>GKD-b_14_n50_m5</text:p>
          </table:table-cell>
          <table:table-cell table:style-name="ce19" office:value-type="float" office:value="0.000344890799999997" calcext:value-type="float">
            <text:p>3,45E-04</text:p>
          </table:table-cell>
          <table:table-cell table:style-name="ce64" office:value-type="float" office:value="0.00204058579999997" calcext:value-type="float">
            <text:p>2,04E-03</text:p>
          </table:table-cell>
          <table:table-cell table:number-columns-repeated="2"/>
          <table:table-cell table:style-name="ce43" office:value-type="string" calcext:value-type="string">
            <text:p>GKD-b_14_n50_m5</text:p>
          </table:table-cell>
          <table:table-cell table:style-name="ce61" office:value-type="float" office:value="14.7918399999998" calcext:value-type="float">
            <text:p>14,7918</text:p>
          </table:table-cell>
          <table:table-cell table:style-name="ce61" office:value-type="float" office:value="29.7354399999999" calcext:value-type="float">
            <text:p>29,7354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5_n50_m5</text:p>
          </table:table-cell>
          <table:table-cell table:style-name="ce15" office:value-type="float" office:value="129.412628" calcext:value-type="float">
            <text:p>129,4126</text:p>
          </table:table-cell>
          <table:table-cell table:style-name="ce61" office:value-type="float" office:value="19.003396" calcext:value-type="float">
            <text:p>19,0034</text:p>
          </table:table-cell>
          <table:table-cell/>
          <table:table-cell table:style-name="ce43" office:value-type="string" calcext:value-type="string">
            <text:p>GKD-b_15_n50_m5</text:p>
          </table:table-cell>
          <table:table-cell table:style-name="ce19" office:value-type="float" office:value="0.000345762400000005" calcext:value-type="float">
            <text:p>3,46E-04</text:p>
          </table:table-cell>
          <table:table-cell table:style-name="ce64" office:value-type="float" office:value="0.00242267020000002" calcext:value-type="float">
            <text:p>2,42E-03</text:p>
          </table:table-cell>
          <table:table-cell table:number-columns-repeated="2"/>
          <table:table-cell table:style-name="ce43" office:value-type="string" calcext:value-type="string">
            <text:p>GKD-b_15_n50_m5</text:p>
          </table:table-cell>
          <table:table-cell table:style-name="ce61" office:value-type="float" office:value="13.8209199999999" calcext:value-type="float">
            <text:p>13,8209</text:p>
          </table:table-cell>
          <table:table-cell table:style-name="ce61" office:value-type="float" office:value="26.8154599999998" calcext:value-type="float">
            <text:p>26,8155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6_n50_m15</text:p>
          </table:table-cell>
          <table:table-cell table:style-name="ce15" office:value-type="float" office:value="302.288778" calcext:value-type="float">
            <text:p>302,2888</text:p>
          </table:table-cell>
          <table:table-cell table:style-name="ce61" office:value-type="float" office:value="154.771028" calcext:value-type="float">
            <text:p>154,7710</text:p>
          </table:table-cell>
          <table:table-cell/>
          <table:table-cell table:style-name="ce43" office:value-type="string" calcext:value-type="string">
            <text:p>GKD-b_16_n50_m15</text:p>
          </table:table-cell>
          <table:table-cell table:style-name="ce19" office:value-type="float" office:value="0.00266768980000003" calcext:value-type="float">
            <text:p>2,67E-03</text:p>
          </table:table-cell>
          <table:table-cell table:style-name="ce64" office:value-type="float" office:value="0.0183029196" calcext:value-type="float">
            <text:p>1,83E-02</text:p>
          </table:table-cell>
          <table:table-cell table:number-columns-repeated="2"/>
          <table:table-cell table:style-name="ce43" office:value-type="string" calcext:value-type="string">
            <text:p>GKD-b_16_n50_m15</text:p>
          </table:table-cell>
          <table:table-cell table:style-name="ce61" office:value-type="float" office:value="110.17049" calcext:value-type="float">
            <text:p>110,1705</text:p>
          </table:table-cell>
          <table:table-cell table:style-name="ce61" office:value-type="float" office:value="191.40991" calcext:value-type="float">
            <text:p>191,4099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7_n50_m15</text:p>
          </table:table-cell>
          <table:table-cell table:style-name="ce15" office:value-type="float" office:value="344.017424" calcext:value-type="float">
            <text:p>344,0174</text:p>
          </table:table-cell>
          <table:table-cell table:style-name="ce61" office:value-type="float" office:value="120.450042" calcext:value-type="float">
            <text:p>120,4500</text:p>
          </table:table-cell>
          <table:table-cell/>
          <table:table-cell table:style-name="ce43" office:value-type="string" calcext:value-type="string">
            <text:p>GKD-b_17_n50_m15</text:p>
          </table:table-cell>
          <table:table-cell table:style-name="ce19" office:value-type="float" office:value="0.0026929952" calcext:value-type="float">
            <text:p>2,69E-03</text:p>
          </table:table-cell>
          <table:table-cell table:style-name="ce64" office:value-type="float" office:value="0.0246485746" calcext:value-type="float">
            <text:p>2,46E-02</text:p>
          </table:table-cell>
          <table:table-cell table:number-columns-repeated="2"/>
          <table:table-cell table:style-name="ce43" office:value-type="string" calcext:value-type="string">
            <text:p>GKD-b_17_n50_m15</text:p>
          </table:table-cell>
          <table:table-cell table:style-name="ce61" office:value-type="float" office:value="93.1828199999999" calcext:value-type="float">
            <text:p>93,1828</text:p>
          </table:table-cell>
          <table:table-cell table:style-name="ce61" office:value-type="float" office:value="152.7154" calcext:value-type="float">
            <text:p>152,7154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8_n50_m15</text:p>
          </table:table-cell>
          <table:table-cell table:style-name="ce15" office:value-type="float" office:value="387.236324" calcext:value-type="float">
            <text:p>387,2363</text:p>
          </table:table-cell>
          <table:table-cell table:style-name="ce61" office:value-type="float" office:value="118.89675" calcext:value-type="float">
            <text:p>118,8968</text:p>
          </table:table-cell>
          <table:table-cell/>
          <table:table-cell table:style-name="ce43" office:value-type="string" calcext:value-type="string">
            <text:p>GKD-b_18_n50_m15</text:p>
          </table:table-cell>
          <table:table-cell table:style-name="ce19" office:value-type="float" office:value="0.00268892840000001" calcext:value-type="float">
            <text:p>2,69E-03</text:p>
          </table:table-cell>
          <table:table-cell table:style-name="ce64" office:value-type="float" office:value="0.0291248788" calcext:value-type="float">
            <text:p>2,91E-02</text:p>
          </table:table-cell>
          <table:table-cell table:number-columns-repeated="2"/>
          <table:table-cell table:style-name="ce43" office:value-type="string" calcext:value-type="string">
            <text:p>GKD-b_18_n50_m15</text:p>
          </table:table-cell>
          <table:table-cell table:style-name="ce61" office:value-type="float" office:value="79.20128" calcext:value-type="float">
            <text:p>79,2013</text:p>
          </table:table-cell>
          <table:table-cell table:style-name="ce61" office:value-type="float" office:value="139.18099" calcext:value-type="float">
            <text:p>139,1810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9_n50_m15</text:p>
          </table:table-cell>
          <table:table-cell table:style-name="ce15" office:value-type="float" office:value="432.759124" calcext:value-type="float">
            <text:p>432,7591</text:p>
          </table:table-cell>
          <table:table-cell table:style-name="ce61" office:value-type="float" office:value="113.379462" calcext:value-type="float">
            <text:p>113,3795</text:p>
          </table:table-cell>
          <table:table-cell/>
          <table:table-cell table:style-name="ce43" office:value-type="string" calcext:value-type="string">
            <text:p>GKD-b_19_n50_m15</text:p>
          </table:table-cell>
          <table:table-cell table:style-name="ce19" office:value-type="float" office:value="0.0026725214" calcext:value-type="float">
            <text:p>2,67E-03</text:p>
          </table:table-cell>
          <table:table-cell table:style-name="ce64" office:value-type="float" office:value="0.0272387582" calcext:value-type="float">
            <text:p>2,72E-02</text:p>
          </table:table-cell>
          <table:table-cell table:number-columns-repeated="2"/>
          <table:table-cell table:style-name="ce43" office:value-type="string" calcext:value-type="string">
            <text:p>GKD-b_19_n50_m15</text:p>
          </table:table-cell>
          <table:table-cell table:style-name="ce61" office:value-type="float" office:value="91.7966400000003" calcext:value-type="float">
            <text:p>91,7966</text:p>
          </table:table-cell>
          <table:table-cell table:style-name="ce61" office:value-type="float" office:value="157.087810000001" calcext:value-type="float">
            <text:p>157,0878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0_n50_m15</text:p>
          </table:table-cell>
          <table:table-cell table:style-name="ce15" office:value-type="float" office:value="427.77152" calcext:value-type="float">
            <text:p>427,7715</text:p>
          </table:table-cell>
          <table:table-cell table:style-name="ce61" office:value-type="float" office:value="84.4172579999999" calcext:value-type="float">
            <text:p>84,4173</text:p>
          </table:table-cell>
          <table:table-cell/>
          <table:table-cell table:style-name="ce43" office:value-type="string" calcext:value-type="string">
            <text:p>GKD-b_20_n50_m15</text:p>
          </table:table-cell>
          <table:table-cell table:style-name="ce19" office:value-type="float" office:value="0.00266688459999997" calcext:value-type="float">
            <text:p>2,67E-03</text:p>
          </table:table-cell>
          <table:table-cell table:style-name="ce64" office:value-type="float" office:value="0.0360041736" calcext:value-type="float">
            <text:p>3,60E-02</text:p>
          </table:table-cell>
          <table:table-cell table:number-columns-repeated="2"/>
          <table:table-cell table:style-name="ce43" office:value-type="string" calcext:value-type="string">
            <text:p>GKD-b_20_n50_m15</text:p>
          </table:table-cell>
          <table:table-cell table:style-name="ce61" office:value-type="float" office:value="52.3986500000001" calcext:value-type="float">
            <text:p>52,3987</text:p>
          </table:table-cell>
          <table:table-cell table:style-name="ce61" office:value-type="float" office:value="103.23932" calcext:value-type="float">
            <text:p>103,2393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1_n100_m10</text:p>
          </table:table-cell>
          <table:table-cell table:style-name="ce15" office:value-type="float" office:value="171.759002" calcext:value-type="float">
            <text:p>171,7590</text:p>
          </table:table-cell>
          <table:table-cell table:style-name="ce61" office:value-type="float" office:value="53.7561099999999" calcext:value-type="float">
            <text:p>53,7561</text:p>
          </table:table-cell>
          <table:table-cell/>
          <table:table-cell table:style-name="ce43" office:value-type="string" calcext:value-type="string">
            <text:p>GKD-b_21_n100_m10</text:p>
          </table:table-cell>
          <table:table-cell table:style-name="ce19" office:value-type="float" office:value="0.00264311420000001" calcext:value-type="float">
            <text:p>2,64E-03</text:p>
          </table:table-cell>
          <table:table-cell table:style-name="ce64" office:value-type="float" office:value="0.0247735656000001" calcext:value-type="float">
            <text:p>2,48E-02</text:p>
          </table:table-cell>
          <table:table-cell table:number-columns-repeated="2"/>
          <table:table-cell table:style-name="ce43" office:value-type="string" calcext:value-type="string">
            <text:p>GKD-b_21_n100_m10</text:p>
          </table:table-cell>
          <table:table-cell table:style-name="ce61" office:value-type="float" office:value="33.24138" calcext:value-type="float">
            <text:p>33,2414</text:p>
          </table:table-cell>
          <table:table-cell table:style-name="ce61" office:value-type="float" office:value="68.5437299999994" calcext:value-type="float">
            <text:p>68,5437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2_n100_m10</text:p>
          </table:table-cell>
          <table:table-cell table:style-name="ce15" office:value-type="float" office:value="240.656058" calcext:value-type="float">
            <text:p>240,6561</text:p>
          </table:table-cell>
          <table:table-cell table:style-name="ce61" office:value-type="float" office:value="59.2516" calcext:value-type="float">
            <text:p>59,2516</text:p>
          </table:table-cell>
          <table:table-cell/>
          <table:table-cell table:style-name="ce43" office:value-type="string" calcext:value-type="string">
            <text:p>GKD-b_22_n100_m10</text:p>
          </table:table-cell>
          <table:table-cell table:style-name="ce19" office:value-type="float" office:value="0.00264984199999998" calcext:value-type="float">
            <text:p>2,65E-03</text:p>
          </table:table-cell>
          <table:table-cell table:style-name="ce64" office:value-type="float" office:value="0.0255729402" calcext:value-type="float">
            <text:p>2,56E-02</text:p>
          </table:table-cell>
          <table:table-cell table:number-columns-repeated="2"/>
          <table:table-cell table:style-name="ce43" office:value-type="string" calcext:value-type="string">
            <text:p>GKD-b_22_n100_m10</text:p>
          </table:table-cell>
          <table:table-cell table:style-name="ce61" office:value-type="float" office:value="45.5720899999999" calcext:value-type="float">
            <text:p>45,5721</text:p>
          </table:table-cell>
          <table:table-cell table:style-name="ce61" office:value-type="float" office:value="65.3303599999997" calcext:value-type="float">
            <text:p>65,3304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3_n100_m10</text:p>
          </table:table-cell>
          <table:table-cell table:style-name="ce15" office:value-type="float" office:value="253.982776" calcext:value-type="float">
            <text:p>253,9828</text:p>
          </table:table-cell>
          <table:table-cell table:style-name="ce61" office:value-type="float" office:value="44.0998499999999" calcext:value-type="float">
            <text:p>44,0998</text:p>
          </table:table-cell>
          <table:table-cell/>
          <table:table-cell table:style-name="ce43" office:value-type="string" calcext:value-type="string">
            <text:p>GKD-b_23_n100_m10</text:p>
          </table:table-cell>
          <table:table-cell table:style-name="ce19" office:value-type="float" office:value="0.00268891440000005" calcext:value-type="float">
            <text:p>2,69E-03</text:p>
          </table:table-cell>
          <table:table-cell table:style-name="ce64" office:value-type="float" office:value="0.0258201506" calcext:value-type="float">
            <text:p>2,58E-02</text:p>
          </table:table-cell>
          <table:table-cell table:number-columns-repeated="2"/>
          <table:table-cell table:style-name="ce43" office:value-type="string" calcext:value-type="string">
            <text:p>GKD-b_23_n100_m10</text:p>
          </table:table-cell>
          <table:table-cell table:style-name="ce61" office:value-type="float" office:value="31.6259299999999" calcext:value-type="float">
            <text:p>31,6259</text:p>
          </table:table-cell>
          <table:table-cell table:style-name="ce61" office:value-type="float" office:value="70.2775099999997" calcext:value-type="float">
            <text:p>70,2775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4_n100_m10</text:p>
          </table:table-cell>
          <table:table-cell table:style-name="ce15" office:value-type="float" office:value="322.262762" calcext:value-type="float">
            <text:p>322,2628</text:p>
          </table:table-cell>
          <table:table-cell table:style-name="ce61" office:value-type="float" office:value="39.4464100000002" calcext:value-type="float">
            <text:p>39,4464</text:p>
          </table:table-cell>
          <table:table-cell/>
          <table:table-cell table:style-name="ce43" office:value-type="string" calcext:value-type="string">
            <text:p>GKD-b_24_n100_m10</text:p>
          </table:table-cell>
          <table:table-cell table:style-name="ce19" office:value-type="float" office:value="0.0026294944" calcext:value-type="float">
            <text:p>2,63E-03</text:p>
          </table:table-cell>
          <table:table-cell table:style-name="ce64" office:value-type="float" office:value="0.02239954" calcext:value-type="float">
            <text:p>2,24E-02</text:p>
          </table:table-cell>
          <table:table-cell table:number-columns-repeated="2"/>
          <table:table-cell table:style-name="ce43" office:value-type="string" calcext:value-type="string">
            <text:p>GKD-b_24_n100_m10</text:p>
          </table:table-cell>
          <table:table-cell table:style-name="ce61" office:value-type="float" office:value="33.7143500000006" calcext:value-type="float">
            <text:p>33,7144</text:p>
          </table:table-cell>
          <table:table-cell table:style-name="ce61" office:value-type="float" office:value="42.2378500000004" calcext:value-type="float">
            <text:p>42,2379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5_n100_m10</text:p>
          </table:table-cell>
          <table:table-cell table:style-name="ce15" office:value-type="float" office:value="238.784276" calcext:value-type="float">
            <text:p>238,7843</text:p>
          </table:table-cell>
          <table:table-cell table:style-name="ce61" office:value-type="float" office:value="42.1936280000002" calcext:value-type="float">
            <text:p>42,1936</text:p>
          </table:table-cell>
          <table:table-cell/>
          <table:table-cell table:style-name="ce43" office:value-type="string" calcext:value-type="string">
            <text:p>GKD-b_25_n100_m10</text:p>
          </table:table-cell>
          <table:table-cell table:style-name="ce19" office:value-type="float" office:value="0.00264723499999997" calcext:value-type="float">
            <text:p>2,65E-03</text:p>
          </table:table-cell>
          <table:table-cell table:style-name="ce64" office:value-type="float" office:value="0.0227332933999999" calcext:value-type="float">
            <text:p>2,27E-02</text:p>
          </table:table-cell>
          <table:table-cell table:number-columns-repeated="2"/>
          <table:table-cell table:style-name="ce43" office:value-type="string" calcext:value-type="string">
            <text:p>GKD-b_25_n100_m10</text:p>
          </table:table-cell>
          <table:table-cell table:style-name="ce61" office:value-type="float" office:value="31.7280299999998" calcext:value-type="float">
            <text:p>31,7280</text:p>
          </table:table-cell>
          <table:table-cell table:style-name="ce61" office:value-type="float" office:value="63.5695200000002" calcext:value-type="float">
            <text:p>63,5695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6_n100_m30</text:p>
          </table:table-cell>
          <table:table-cell table:style-name="ce15" office:value-type="float" office:value="839.391296" calcext:value-type="float">
            <text:p>839,3913</text:p>
          </table:table-cell>
          <table:table-cell table:style-name="ce61" office:value-type="float" office:value="299.913719999999" calcext:value-type="float">
            <text:p>299,9137</text:p>
          </table:table-cell>
          <table:table-cell/>
          <table:table-cell table:style-name="ce43" office:value-type="string" calcext:value-type="string">
            <text:p>GKD-b_26_n100_m30</text:p>
          </table:table-cell>
          <table:table-cell table:style-name="ce19" office:value-type="float" office:value="0.0197211010000002" calcext:value-type="float">
            <text:p>1,97E-02</text:p>
          </table:table-cell>
          <table:table-cell table:style-name="ce64" office:value-type="float" office:value="0.3709935742" calcext:value-type="float">
            <text:p>3,71E-01</text:p>
          </table:table-cell>
          <table:table-cell table:number-columns-repeated="2"/>
          <table:table-cell table:style-name="ce43" office:value-type="string" calcext:value-type="string">
            <text:p>GKD-b_26_n100_m30</text:p>
          </table:table-cell>
          <table:table-cell table:style-name="ce61" office:value-type="float" office:value="240.787479999999" calcext:value-type="float">
            <text:p>240,7875</text:p>
          </table:table-cell>
          <table:table-cell table:style-name="ce61" office:value-type="float" office:value="354.820190000001" calcext:value-type="float">
            <text:p>354,8202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7_n100_m30</text:p>
          </table:table-cell>
          <table:table-cell table:style-name="ce15" office:value-type="float" office:value="901.559392" calcext:value-type="float">
            <text:p>901,5594</text:p>
          </table:table-cell>
          <table:table-cell table:style-name="ce61" office:value-type="float" office:value="315.194026" calcext:value-type="float">
            <text:p>315,1940</text:p>
          </table:table-cell>
          <table:table-cell/>
          <table:table-cell table:style-name="ce43" office:value-type="string" calcext:value-type="string">
            <text:p>GKD-b_27_n100_m30</text:p>
          </table:table-cell>
          <table:table-cell table:style-name="ce19" office:value-type="float" office:value="0.0205757891999999" calcext:value-type="float">
            <text:p>2,06E-02</text:p>
          </table:table-cell>
          <table:table-cell table:style-name="ce64" office:value-type="float" office:value="0.3010049522" calcext:value-type="float">
            <text:p>3,01E-01</text:p>
          </table:table-cell>
          <table:table-cell table:number-columns-repeated="2"/>
          <table:table-cell table:style-name="ce43" office:value-type="string" calcext:value-type="string">
            <text:p>GKD-b_27_n100_m30</text:p>
          </table:table-cell>
          <table:table-cell table:style-name="ce61" office:value-type="float" office:value="280.99685" calcext:value-type="float">
            <text:p>280,9969</text:p>
          </table:table-cell>
          <table:table-cell table:style-name="ce61" office:value-type="float" office:value="351.28385" calcext:value-type="float">
            <text:p>351,2839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8_n100_m30</text:p>
          </table:table-cell>
          <table:table-cell table:style-name="ce15" office:value-type="float" office:value="889.614356" calcext:value-type="float">
            <text:p>889,6144</text:p>
          </table:table-cell>
          <table:table-cell table:style-name="ce61" office:value-type="float" office:value="465.370573999998" calcext:value-type="float">
            <text:p>465,3706</text:p>
          </table:table-cell>
          <table:table-cell/>
          <table:table-cell table:style-name="ce43" office:value-type="string" calcext:value-type="string">
            <text:p>GKD-b_28_n100_m30</text:p>
          </table:table-cell>
          <table:table-cell table:style-name="ce19" office:value-type="float" office:value="0.0204667249999998" calcext:value-type="float">
            <text:p>2,05E-02</text:p>
          </table:table-cell>
          <table:table-cell table:style-name="ce64" office:value-type="float" office:value="0.219771519" calcext:value-type="float">
            <text:p>2,20E-01</text:p>
          </table:table-cell>
          <table:table-cell table:number-columns-repeated="2"/>
          <table:table-cell table:style-name="ce43" office:value-type="string" calcext:value-type="string">
            <text:p>GKD-b_28_n100_m30</text:p>
          </table:table-cell>
          <table:table-cell table:style-name="ce61" office:value-type="float" office:value="346.868189999997" calcext:value-type="float">
            <text:p>346,8682</text:p>
          </table:table-cell>
          <table:table-cell table:style-name="ce61" office:value-type="float" office:value="560.020089999997" calcext:value-type="float">
            <text:p>560,0201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9_n100_m30</text:p>
          </table:table-cell>
          <table:table-cell table:style-name="ce15" office:value-type="float" office:value="865.484062000001" calcext:value-type="float">
            <text:p>865,4841</text:p>
          </table:table-cell>
          <table:table-cell table:style-name="ce61" office:value-type="float" office:value="310.076060000002" calcext:value-type="float">
            <text:p>310,0761</text:p>
          </table:table-cell>
          <table:table-cell/>
          <table:table-cell table:style-name="ce43" office:value-type="string" calcext:value-type="string">
            <text:p>GKD-b_29_n100_m30</text:p>
          </table:table-cell>
          <table:table-cell table:style-name="ce19" office:value-type="float" office:value="0.0209562372000002" calcext:value-type="float">
            <text:p>2,10E-02</text:p>
          </table:table-cell>
          <table:table-cell table:style-name="ce64" office:value-type="float" office:value="0.2558843282" calcext:value-type="float">
            <text:p>2,56E-01</text:p>
          </table:table-cell>
          <table:table-cell table:number-columns-repeated="2"/>
          <table:table-cell table:style-name="ce43" office:value-type="string" calcext:value-type="string">
            <text:p>GKD-b_29_n100_m30</text:p>
          </table:table-cell>
          <table:table-cell table:style-name="ce61" office:value-type="float" office:value="285.783900000002" calcext:value-type="float">
            <text:p>285,7839</text:p>
          </table:table-cell>
          <table:table-cell table:style-name="ce61" office:value-type="float" office:value="351.436790000002" calcext:value-type="float">
            <text:p>351,4368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0_n100_m30</text:p>
          </table:table-cell>
          <table:table-cell table:style-name="ce15" office:value-type="float" office:value="700.424222" calcext:value-type="float">
            <text:p>700,4242</text:p>
          </table:table-cell>
          <table:table-cell table:style-name="ce61" office:value-type="float" office:value="340.445052" calcext:value-type="float">
            <text:p>340,4451</text:p>
          </table:table-cell>
          <table:table-cell/>
          <table:table-cell table:style-name="ce43" office:value-type="string" calcext:value-type="string">
            <text:p>GKD-b_30_n100_m30</text:p>
          </table:table-cell>
          <table:table-cell table:style-name="ce19" office:value-type="float" office:value="0.0213756877999998" calcext:value-type="float">
            <text:p>2,14E-02</text:p>
          </table:table-cell>
          <table:table-cell table:style-name="ce64" office:value-type="float" office:value="0.3023921936" calcext:value-type="float">
            <text:p>3,02E-01</text:p>
          </table:table-cell>
          <table:table-cell table:number-columns-repeated="2"/>
          <table:table-cell table:style-name="ce43" office:value-type="string" calcext:value-type="string">
            <text:p>GKD-b_30_n100_m30</text:p>
          </table:table-cell>
          <table:table-cell table:style-name="ce61" office:value-type="float" office:value="260.039419999999" calcext:value-type="float">
            <text:p>260,0394</text:p>
          </table:table-cell>
          <table:table-cell table:style-name="ce61" office:value-type="float" office:value="421.381499999999" calcext:value-type="float">
            <text:p>421,3815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1_n125_m12</text:p>
          </table:table-cell>
          <table:table-cell table:style-name="ce15" office:value-type="float" office:value="86.361808" calcext:value-type="float">
            <text:p>86,3618</text:p>
          </table:table-cell>
          <table:table-cell table:style-name="ce61" office:value-type="float" office:value="51.387662" calcext:value-type="float">
            <text:p>51,3877</text:p>
          </table:table-cell>
          <table:table-cell/>
          <table:table-cell table:style-name="ce43" office:value-type="string" calcext:value-type="string">
            <text:p>GKD-b_31_n125_m12</text:p>
          </table:table-cell>
          <table:table-cell table:style-name="ce19" office:value-type="float" office:value="0.00461447239999977" calcext:value-type="float">
            <text:p>4,61E-03</text:p>
          </table:table-cell>
          <table:table-cell table:style-name="ce64" office:value-type="float" office:value="0.0839584425999998" calcext:value-type="float">
            <text:p>8,40E-02</text:p>
          </table:table-cell>
          <table:table-cell table:number-columns-repeated="2"/>
          <table:table-cell table:style-name="ce43" office:value-type="string" calcext:value-type="string">
            <text:p>GKD-b_31_n125_m12</text:p>
          </table:table-cell>
          <table:table-cell table:style-name="ce61" office:value-type="float" office:value="37.48397" calcext:value-type="float">
            <text:p>37,4840</text:p>
          </table:table-cell>
          <table:table-cell table:style-name="ce61" office:value-type="float" office:value="62.6896399999997" calcext:value-type="float">
            <text:p>62,6896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2_n125_m12</text:p>
          </table:table-cell>
          <table:table-cell table:style-name="ce15" office:value-type="float" office:value="316.882864" calcext:value-type="float">
            <text:p>316,8829</text:p>
          </table:table-cell>
          <table:table-cell table:style-name="ce61" office:value-type="float" office:value="52.1606139999999" calcext:value-type="float">
            <text:p>52,1606</text:p>
          </table:table-cell>
          <table:table-cell/>
          <table:table-cell table:style-name="ce43" office:value-type="string" calcext:value-type="string">
            <text:p>GKD-b_32_n125_m12</text:p>
          </table:table-cell>
          <table:table-cell table:style-name="ce19" office:value-type="float" office:value="0.00479001399999994" calcext:value-type="float">
            <text:p>4,79E-03</text:p>
          </table:table-cell>
          <table:table-cell table:style-name="ce64" office:value-type="float" office:value="0.0439546042" calcext:value-type="float">
            <text:p>4,40E-02</text:p>
          </table:table-cell>
          <table:table-cell table:number-columns-repeated="2"/>
          <table:table-cell table:style-name="ce43" office:value-type="string" calcext:value-type="string">
            <text:p>GKD-b_32_n125_m12</text:p>
          </table:table-cell>
          <table:table-cell table:style-name="ce61" office:value-type="float" office:value="47.3629799999994" calcext:value-type="float">
            <text:p>47,3630</text:p>
          </table:table-cell>
          <table:table-cell table:style-name="ce61" office:value-type="float" office:value="60.7922300000005" calcext:value-type="float">
            <text:p>60,7922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3_n125_m12</text:p>
          </table:table-cell>
          <table:table-cell table:style-name="ce15" office:value-type="float" office:value="262.11549" calcext:value-type="float">
            <text:p>262,1155</text:p>
          </table:table-cell>
          <table:table-cell table:style-name="ce61" office:value-type="float" office:value="74.9053499999999" calcext:value-type="float">
            <text:p>74,9053</text:p>
          </table:table-cell>
          <table:table-cell/>
          <table:table-cell table:style-name="ce43" office:value-type="string" calcext:value-type="string">
            <text:p>GKD-b_33_n125_m12</text:p>
          </table:table-cell>
          <table:table-cell table:style-name="ce19" office:value-type="float" office:value="0.0046367587999999" calcext:value-type="float">
            <text:p>4,64E-03</text:p>
          </table:table-cell>
          <table:table-cell table:style-name="ce64" office:value-type="float" office:value="0.0605489464000001" calcext:value-type="float">
            <text:p>6,05E-02</text:p>
          </table:table-cell>
          <table:table-cell table:number-columns-repeated="2"/>
          <table:table-cell table:style-name="ce43" office:value-type="string" calcext:value-type="string">
            <text:p>GKD-b_33_n125_m12</text:p>
          </table:table-cell>
          <table:table-cell table:style-name="ce61" office:value-type="float" office:value="49.2417499999998" calcext:value-type="float">
            <text:p>49,2417</text:p>
          </table:table-cell>
          <table:table-cell table:style-name="ce61" office:value-type="float" office:value="92.0815200000002" calcext:value-type="float">
            <text:p>92,0815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4_n125_m12</text:p>
          </table:table-cell>
          <table:table-cell table:style-name="ce15" office:value-type="float" office:value="298.951612" calcext:value-type="float">
            <text:p>298,9516</text:p>
          </table:table-cell>
          <table:table-cell table:style-name="ce61" office:value-type="float" office:value="66.0790279999999" calcext:value-type="float">
            <text:p>66,0790</text:p>
          </table:table-cell>
          <table:table-cell/>
          <table:table-cell table:style-name="ce43" office:value-type="string" calcext:value-type="string">
            <text:p>GKD-b_34_n125_m12</text:p>
          </table:table-cell>
          <table:table-cell table:style-name="ce19" office:value-type="float" office:value="0.0046547989999997" calcext:value-type="float">
            <text:p>4,65E-03</text:p>
          </table:table-cell>
          <table:table-cell table:style-name="ce64" office:value-type="float" office:value="0.0776516471999997" calcext:value-type="float">
            <text:p>7,77E-02</text:p>
          </table:table-cell>
          <table:table-cell table:number-columns-repeated="2"/>
          <table:table-cell table:style-name="ce43" office:value-type="string" calcext:value-type="string">
            <text:p>GKD-b_34_n125_m12</text:p>
          </table:table-cell>
          <table:table-cell table:style-name="ce61" office:value-type="float" office:value="46.35734" calcext:value-type="float">
            <text:p>46,3573</text:p>
          </table:table-cell>
          <table:table-cell table:style-name="ce61" office:value-type="float" office:value="109.36185" calcext:value-type="float">
            <text:p>109,3619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5_n125_m12</text:p>
          </table:table-cell>
          <table:table-cell table:style-name="ce15" office:value-type="float" office:value="214.92085" calcext:value-type="float">
            <text:p>214,9209</text:p>
          </table:table-cell>
          <table:table-cell table:style-name="ce61" office:value-type="float" office:value="64.5465160000002" calcext:value-type="float">
            <text:p>64,5465</text:p>
          </table:table-cell>
          <table:table-cell/>
          <table:table-cell table:style-name="ce43" office:value-type="string" calcext:value-type="string">
            <text:p>GKD-b_35_n125_m12</text:p>
          </table:table-cell>
          <table:table-cell table:style-name="ce19" office:value-type="float" office:value="0.00479706500000034" calcext:value-type="float">
            <text:p>4,80E-03</text:p>
          </table:table-cell>
          <table:table-cell table:style-name="ce64" office:value-type="float" office:value="0.0570107001999997" calcext:value-type="float">
            <text:p>5,70E-02</text:p>
          </table:table-cell>
          <table:table-cell table:number-columns-repeated="2"/>
          <table:table-cell table:style-name="ce43" office:value-type="string" calcext:value-type="string">
            <text:p>GKD-b_35_n125_m12</text:p>
          </table:table-cell>
          <table:table-cell table:style-name="ce61" office:value-type="float" office:value="53.0918200000001" calcext:value-type="float">
            <text:p>53,0918</text:p>
          </table:table-cell>
          <table:table-cell table:style-name="ce61" office:value-type="float" office:value="79.7032700000004" calcext:value-type="float">
            <text:p>79,7033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6_n125_m37</text:p>
          </table:table-cell>
          <table:table-cell table:style-name="ce15" office:value-type="float" office:value="1094.485294" calcext:value-type="float">
            <text:p>1094,4853</text:p>
          </table:table-cell>
          <table:table-cell table:style-name="ce61" office:value-type="float" office:value="322.404753999999" calcext:value-type="float">
            <text:p>322,4048</text:p>
          </table:table-cell>
          <table:table-cell/>
          <table:table-cell table:style-name="ce43" office:value-type="string" calcext:value-type="string">
            <text:p>GKD-b_36_n125_m37</text:p>
          </table:table-cell>
          <table:table-cell table:style-name="ce19" office:value-type="float" office:value="0.0372513439999999" calcext:value-type="float">
            <text:p>3,73E-02</text:p>
          </table:table-cell>
          <table:table-cell table:style-name="ce64" office:value-type="float" office:value="0.623106274" calcext:value-type="float">
            <text:p>6,23E-01</text:p>
          </table:table-cell>
          <table:table-cell table:number-columns-repeated="2"/>
          <table:table-cell table:style-name="ce43" office:value-type="string" calcext:value-type="string">
            <text:p>GKD-b_36_n125_m37</text:p>
          </table:table-cell>
          <table:table-cell table:style-name="ce61" office:value-type="float" office:value="260.290749999997" calcext:value-type="float">
            <text:p>260,2907</text:p>
          </table:table-cell>
          <table:table-cell table:style-name="ce61" office:value-type="float" office:value="373.213900000001" calcext:value-type="float">
            <text:p>373,2139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7_n125_m37</text:p>
          </table:table-cell>
          <table:table-cell table:style-name="ce15" office:value-type="float" office:value="1606.55645" calcext:value-type="float">
            <text:p>1606,5565</text:p>
          </table:table-cell>
          <table:table-cell table:style-name="ce61" office:value-type="float" office:value="448.124445999999" calcext:value-type="float">
            <text:p>448,1244</text:p>
          </table:table-cell>
          <table:table-cell/>
          <table:table-cell table:style-name="ce43" office:value-type="string" calcext:value-type="string">
            <text:p>GKD-b_37_n125_m37</text:p>
          </table:table-cell>
          <table:table-cell table:style-name="ce19" office:value-type="float" office:value="0.0371641242000003" calcext:value-type="float">
            <text:p>3,72E-02</text:p>
          </table:table-cell>
          <table:table-cell table:style-name="ce64" office:value-type="float" office:value="0.377812570799999" calcext:value-type="float">
            <text:p>3,78E-01</text:p>
          </table:table-cell>
          <table:table-cell table:number-columns-repeated="2"/>
          <table:table-cell table:style-name="ce43" office:value-type="string" calcext:value-type="string">
            <text:p>GKD-b_37_n125_m37</text:p>
          </table:table-cell>
          <table:table-cell table:style-name="ce61" office:value-type="float" office:value="393.99279" calcext:value-type="float">
            <text:p>393,9928</text:p>
          </table:table-cell>
          <table:table-cell table:style-name="ce61" office:value-type="float" office:value="472.852479999999" calcext:value-type="float">
            <text:p>472,8525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8_n125_m37</text:p>
          </table:table-cell>
          <table:table-cell table:style-name="ce15" office:value-type="float" office:value="1066.373364" calcext:value-type="float">
            <text:p>1066,3734</text:p>
          </table:table-cell>
          <table:table-cell table:style-name="ce61" office:value-type="float" office:value="358.605807999999" calcext:value-type="float">
            <text:p>358,6058</text:p>
          </table:table-cell>
          <table:table-cell/>
          <table:table-cell table:style-name="ce43" office:value-type="string" calcext:value-type="string">
            <text:p>GKD-b_38_n125_m37</text:p>
          </table:table-cell>
          <table:table-cell table:style-name="ce19" office:value-type="float" office:value="0.0375905512000003" calcext:value-type="float">
            <text:p>3,76E-02</text:p>
          </table:table-cell>
          <table:table-cell table:style-name="ce64" office:value-type="float" office:value="0.795917082" calcext:value-type="float">
            <text:p>7,96E-01</text:p>
          </table:table-cell>
          <table:table-cell table:number-columns-repeated="2"/>
          <table:table-cell table:style-name="ce43" office:value-type="string" calcext:value-type="string">
            <text:p>GKD-b_38_n125_m37</text:p>
          </table:table-cell>
          <table:table-cell table:style-name="ce61" office:value-type="float" office:value="332.452769999999" calcext:value-type="float">
            <text:p>332,4528</text:p>
          </table:table-cell>
          <table:table-cell table:style-name="ce61" office:value-type="float" office:value="393.972649999998" calcext:value-type="float">
            <text:p>393,9726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9_n125_m37</text:p>
          </table:table-cell>
          <table:table-cell table:style-name="ce15" office:value-type="float" office:value="1097.413286" calcext:value-type="float">
            <text:p>1097,4133</text:p>
          </table:table-cell>
          <table:table-cell table:style-name="ce61" office:value-type="float" office:value="355.263750000001" calcext:value-type="float">
            <text:p>355,2638</text:p>
          </table:table-cell>
          <table:table-cell/>
          <table:table-cell table:style-name="ce43" office:value-type="string" calcext:value-type="string">
            <text:p>GKD-b_39_n125_m37</text:p>
          </table:table-cell>
          <table:table-cell table:style-name="ce19" office:value-type="float" office:value="0.0375063585999996" calcext:value-type="float">
            <text:p>3,75E-02</text:p>
          </table:table-cell>
          <table:table-cell table:style-name="ce64" office:value-type="float" office:value="0.7907231574" calcext:value-type="float">
            <text:p>7,91E-01</text:p>
          </table:table-cell>
          <table:table-cell table:number-columns-repeated="2"/>
          <table:table-cell table:style-name="ce43" office:value-type="string" calcext:value-type="string">
            <text:p>GKD-b_39_n125_m37</text:p>
          </table:table-cell>
          <table:table-cell table:style-name="ce61" office:value-type="float" office:value="281.743870000003" calcext:value-type="float">
            <text:p>281,7439</text:p>
          </table:table-cell>
          <table:table-cell table:style-name="ce61" office:value-type="float" office:value="437.72775" calcext:value-type="float">
            <text:p>437,7278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0_n125_m37</text:p>
          </table:table-cell>
          <table:table-cell table:style-name="ce15" office:value-type="float" office:value="924.181918" calcext:value-type="float">
            <text:p>924,1819</text:p>
          </table:table-cell>
          <table:table-cell table:style-name="ce61" office:value-type="float" office:value="359.049206" calcext:value-type="float">
            <text:p>359,0492</text:p>
          </table:table-cell>
          <table:table-cell/>
          <table:table-cell table:style-name="ce43" office:value-type="string" calcext:value-type="string">
            <text:p>GKD-b_40_n125_m37</text:p>
          </table:table-cell>
          <table:table-cell table:style-name="ce19" office:value-type="float" office:value="0.0373458645999982" calcext:value-type="float">
            <text:p>3,73E-02</text:p>
          </table:table-cell>
          <table:table-cell table:style-name="ce64" office:value-type="float" office:value="0.592419663199999" calcext:value-type="float">
            <text:p>5,92E-01</text:p>
          </table:table-cell>
          <table:table-cell table:number-columns-repeated="2"/>
          <table:table-cell table:style-name="ce43" office:value-type="string" calcext:value-type="string">
            <text:p>GKD-b_40_n125_m37</text:p>
          </table:table-cell>
          <table:table-cell table:style-name="ce61" office:value-type="float" office:value="260.969330000002" calcext:value-type="float">
            <text:p>260,9693</text:p>
          </table:table-cell>
          <table:table-cell table:style-name="ce61" office:value-type="float" office:value="514.641500000001" calcext:value-type="float">
            <text:p>514,6415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1_n150_m15</text:p>
          </table:table-cell>
          <table:table-cell table:style-name="ce15" office:value-type="float" office:value="378.92008" calcext:value-type="float">
            <text:p>378,9201</text:p>
          </table:table-cell>
          <table:table-cell table:style-name="ce61" office:value-type="float" office:value="90.0940600000002" calcext:value-type="float">
            <text:p>90,0941</text:p>
          </table:table-cell>
          <table:table-cell/>
          <table:table-cell table:style-name="ce43" office:value-type="string" calcext:value-type="string">
            <text:p>GKD-b_41_n150_m15</text:p>
          </table:table-cell>
          <table:table-cell table:style-name="ce19" office:value-type="float" office:value="0.00861527260000017" calcext:value-type="float">
            <text:p>8,62E-03</text:p>
          </table:table-cell>
          <table:table-cell table:style-name="ce64" office:value-type="float" office:value="0.0672151098000008" calcext:value-type="float">
            <text:p>6,72E-02</text:p>
          </table:table-cell>
          <table:table-cell table:number-columns-repeated="2"/>
          <table:table-cell table:style-name="ce43" office:value-type="string" calcext:value-type="string">
            <text:p>GKD-b_41_n150_m15</text:p>
          </table:table-cell>
          <table:table-cell table:style-name="ce61" office:value-type="float" office:value="48.5017200000002" calcext:value-type="float">
            <text:p>48,5017</text:p>
          </table:table-cell>
          <table:table-cell table:style-name="ce61" office:value-type="float" office:value="135.13089" calcext:value-type="float">
            <text:p>135,1309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2_n150_m15</text:p>
          </table:table-cell>
          <table:table-cell table:style-name="ce15" office:value-type="float" office:value="383.697756" calcext:value-type="float">
            <text:p>383,6978</text:p>
          </table:table-cell>
          <table:table-cell table:style-name="ce61" office:value-type="float" office:value="73.7697560000001" calcext:value-type="float">
            <text:p>73,7698</text:p>
          </table:table-cell>
          <table:table-cell/>
          <table:table-cell table:style-name="ce43" office:value-type="string" calcext:value-type="string">
            <text:p>GKD-b_42_n150_m15</text:p>
          </table:table-cell>
          <table:table-cell table:style-name="ce19" office:value-type="float" office:value="0.00855933280000087" calcext:value-type="float">
            <text:p>8,56E-03</text:p>
          </table:table-cell>
          <table:table-cell table:style-name="ce64" office:value-type="float" office:value="0.124577872599999" calcext:value-type="float">
            <text:p>1,25E-01</text:p>
          </table:table-cell>
          <table:table-cell table:number-columns-repeated="2"/>
          <table:table-cell table:style-name="ce43" office:value-type="string" calcext:value-type="string">
            <text:p>GKD-b_42_n150_m15</text:p>
          </table:table-cell>
          <table:table-cell table:style-name="ce61" office:value-type="float" office:value="59.4882100000004" calcext:value-type="float">
            <text:p>59,4882</text:p>
          </table:table-cell>
          <table:table-cell table:style-name="ce61" office:value-type="float" office:value="86.2661200000005" calcext:value-type="float">
            <text:p>86,2661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3_n150_m15</text:p>
          </table:table-cell>
          <table:table-cell table:style-name="ce15" office:value-type="float" office:value="335.261972" calcext:value-type="float">
            <text:p>335,2620</text:p>
          </table:table-cell>
          <table:table-cell table:style-name="ce61" office:value-type="float" office:value="74.512318" calcext:value-type="float">
            <text:p>74,5123</text:p>
          </table:table-cell>
          <table:table-cell/>
          <table:table-cell table:style-name="ce43" office:value-type="string" calcext:value-type="string">
            <text:p>GKD-b_43_n150_m15</text:p>
          </table:table-cell>
          <table:table-cell table:style-name="ce19" office:value-type="float" office:value="0.00865318620000082" calcext:value-type="float">
            <text:p>8,65E-03</text:p>
          </table:table-cell>
          <table:table-cell table:style-name="ce64" office:value-type="float" office:value="0.094204530199999" calcext:value-type="float">
            <text:p>9,42E-02</text:p>
          </table:table-cell>
          <table:table-cell table:number-columns-repeated="2"/>
          <table:table-cell table:style-name="ce43" office:value-type="string" calcext:value-type="string">
            <text:p>GKD-b_43_n150_m15</text:p>
          </table:table-cell>
          <table:table-cell table:style-name="ce61" office:value-type="float" office:value="58.5297400000004" calcext:value-type="float">
            <text:p>58,5297</text:p>
          </table:table-cell>
          <table:table-cell table:style-name="ce61" office:value-type="float" office:value="101.99839" calcext:value-type="float">
            <text:p>101,9984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4_n150_m15</text:p>
          </table:table-cell>
          <table:table-cell table:style-name="ce15" office:value-type="float" office:value="399.904812" calcext:value-type="float">
            <text:p>399,9048</text:p>
          </table:table-cell>
          <table:table-cell table:style-name="ce61" office:value-type="float" office:value="65.7905060000001" calcext:value-type="float">
            <text:p>65,7905</text:p>
          </table:table-cell>
          <table:table-cell/>
          <table:table-cell table:style-name="ce43" office:value-type="string" calcext:value-type="string">
            <text:p>GKD-b_44_n150_m15</text:p>
          </table:table-cell>
          <table:table-cell table:style-name="ce19" office:value-type="float" office:value="0.00870909499999897" calcext:value-type="float">
            <text:p>8,71E-03</text:p>
          </table:table-cell>
          <table:table-cell table:style-name="ce64" office:value-type="float" office:value="0.149104775800002" calcext:value-type="float">
            <text:p>1,49E-01</text:p>
          </table:table-cell>
          <table:table-cell table:number-columns-repeated="2"/>
          <table:table-cell table:style-name="ce43" office:value-type="string" calcext:value-type="string">
            <text:p>GKD-b_44_n150_m15</text:p>
          </table:table-cell>
          <table:table-cell table:style-name="ce61" office:value-type="float" office:value="53.9210899999994" calcext:value-type="float">
            <text:p>53,9211</text:p>
          </table:table-cell>
          <table:table-cell table:style-name="ce61" office:value-type="float" office:value="99.4061100000004" calcext:value-type="float">
            <text:p>99,4061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5_n150_m15</text:p>
          </table:table-cell>
          <table:table-cell table:style-name="ce15" office:value-type="float" office:value="405.105458" calcext:value-type="float">
            <text:p>405,1055</text:p>
          </table:table-cell>
          <table:table-cell table:style-name="ce61" office:value-type="float" office:value="95.5109460000003" calcext:value-type="float">
            <text:p>95,5109</text:p>
          </table:table-cell>
          <table:table-cell/>
          <table:table-cell table:style-name="ce43" office:value-type="string" calcext:value-type="string">
            <text:p>GKD-b_45_n150_m15</text:p>
          </table:table-cell>
          <table:table-cell table:style-name="ce19" office:value-type="float" office:value="0.00838012619999944" calcext:value-type="float">
            <text:p>8,38E-03</text:p>
          </table:table-cell>
          <table:table-cell table:style-name="ce64" office:value-type="float" office:value="0.1008065034" calcext:value-type="float">
            <text:p>1,01E-01</text:p>
          </table:table-cell>
          <table:table-cell table:number-columns-repeated="2"/>
          <table:table-cell table:style-name="ce43" office:value-type="string" calcext:value-type="string">
            <text:p>GKD-b_45_n150_m15</text:p>
          </table:table-cell>
          <table:table-cell table:style-name="ce61" office:value-type="float" office:value="68.5775400000014" calcext:value-type="float">
            <text:p>68,5775</text:p>
          </table:table-cell>
          <table:table-cell table:style-name="ce61" office:value-type="float" office:value="149.691" calcext:value-type="float">
            <text:p>149,6910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6_n150_m45</text:p>
          </table:table-cell>
          <table:table-cell table:style-name="ce15" office:value-type="float" office:value="1214.163764" calcext:value-type="float">
            <text:p>1214,1638</text:p>
          </table:table-cell>
          <table:table-cell table:style-name="ce61" office:value-type="float" office:value="503.340773999999" calcext:value-type="float">
            <text:p>503,3408</text:p>
          </table:table-cell>
          <table:table-cell/>
          <table:table-cell table:style-name="ce43" office:value-type="string" calcext:value-type="string">
            <text:p>GKD-b_46_n150_m45</text:p>
          </table:table-cell>
          <table:table-cell table:style-name="ce19" office:value-type="float" office:value="0.0651563958000011" calcext:value-type="float">
            <text:p>6,52E-02</text:p>
          </table:table-cell>
          <table:table-cell table:style-name="ce64" office:value-type="float" office:value="1.5487995284" calcext:value-type="float">
            <text:p>1,55E+00</text:p>
          </table:table-cell>
          <table:table-cell table:number-columns-repeated="2"/>
          <table:table-cell table:style-name="ce43" office:value-type="string" calcext:value-type="string">
            <text:p>GKD-b_46_n150_m45</text:p>
          </table:table-cell>
          <table:table-cell table:style-name="ce61" office:value-type="float" office:value="431.314109999996" calcext:value-type="float">
            <text:p>431,3141</text:p>
          </table:table-cell>
          <table:table-cell table:style-name="ce61" office:value-type="float" office:value="634.276569999998" calcext:value-type="float">
            <text:p>634,2766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7_n150_m45</text:p>
          </table:table-cell>
          <table:table-cell table:style-name="ce15" office:value-type="float" office:value="1125.709308" calcext:value-type="float">
            <text:p>1125,7093</text:p>
          </table:table-cell>
          <table:table-cell table:style-name="ce61" office:value-type="float" office:value="472.333665999998" calcext:value-type="float">
            <text:p>472,3337</text:p>
          </table:table-cell>
          <table:table-cell/>
          <table:table-cell table:style-name="ce43" office:value-type="string" calcext:value-type="string">
            <text:p>GKD-b_47_n150_m45</text:p>
          </table:table-cell>
          <table:table-cell table:style-name="ce19" office:value-type="float" office:value="0.0648433802000014" calcext:value-type="float">
            <text:p>6,48E-02</text:p>
          </table:table-cell>
          <table:table-cell table:style-name="ce64" office:value-type="float" office:value="1.9055142388" calcext:value-type="float">
            <text:p>1,91E+00</text:p>
          </table:table-cell>
          <table:table-cell table:number-columns-repeated="2"/>
          <table:table-cell table:style-name="ce43" office:value-type="string" calcext:value-type="string">
            <text:p>GKD-b_47_n150_m45</text:p>
          </table:table-cell>
          <table:table-cell table:style-name="ce61" office:value-type="float" office:value="438.307639999995" calcext:value-type="float">
            <text:p>438,3076</text:p>
          </table:table-cell>
          <table:table-cell table:style-name="ce61" office:value-type="float" office:value="515.380620000003" calcext:value-type="float">
            <text:p>515,3806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8_n150_m45</text:p>
          </table:table-cell>
          <table:table-cell table:style-name="ce15" office:value-type="float" office:value="1265.877792" calcext:value-type="float">
            <text:p>1265,8778</text:p>
          </table:table-cell>
          <table:table-cell table:style-name="ce61" office:value-type="float" office:value="475.13397" calcext:value-type="float">
            <text:p>475,1340</text:p>
          </table:table-cell>
          <table:table-cell/>
          <table:table-cell table:style-name="ce43" office:value-type="string" calcext:value-type="string">
            <text:p>GKD-b_48_n150_m45</text:p>
          </table:table-cell>
          <table:table-cell table:style-name="ce19" office:value-type="float" office:value="0.0647801579999992" calcext:value-type="float">
            <text:p>6,48E-02</text:p>
          </table:table-cell>
          <table:table-cell table:style-name="ce64" office:value-type="float" office:value="2.2475613638" calcext:value-type="float">
            <text:p>2,25E+00</text:p>
          </table:table-cell>
          <table:table-cell table:number-columns-repeated="2"/>
          <table:table-cell table:style-name="ce43" office:value-type="string" calcext:value-type="string">
            <text:p>GKD-b_48_n150_m45</text:p>
          </table:table-cell>
          <table:table-cell table:style-name="ce61" office:value-type="float" office:value="441.272300000001" calcext:value-type="float">
            <text:p>441,2723</text:p>
          </table:table-cell>
          <table:table-cell table:style-name="ce61" office:value-type="float" office:value="533.79538" calcext:value-type="float">
            <text:p>533,7954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9_n150_m45</text:p>
          </table:table-cell>
          <table:table-cell table:style-name="ce15" office:value-type="float" office:value="1316.047592" calcext:value-type="float">
            <text:p>1316,0476</text:p>
          </table:table-cell>
          <table:table-cell table:style-name="ce61" office:value-type="float" office:value="530.005464" calcext:value-type="float">
            <text:p>530,0055</text:p>
          </table:table-cell>
          <table:table-cell/>
          <table:table-cell table:style-name="ce43" office:value-type="string" calcext:value-type="string">
            <text:p>GKD-b_49_n150_m45</text:p>
          </table:table-cell>
          <table:table-cell table:style-name="ce19" office:value-type="float" office:value="0.064305936400001" calcext:value-type="float">
            <text:p>6,43E-02</text:p>
          </table:table-cell>
          <table:table-cell table:style-name="ce64" office:value-type="float" office:value="1.0213581204" calcext:value-type="float">
            <text:p>1,02E+00</text:p>
          </table:table-cell>
          <table:table-cell table:number-columns-repeated="2"/>
          <table:table-cell table:style-name="ce43" office:value-type="string" calcext:value-type="string">
            <text:p>GKD-b_49_n150_m45</text:p>
          </table:table-cell>
          <table:table-cell table:style-name="ce61" office:value-type="float" office:value="387.927590000003" calcext:value-type="float">
            <text:p>387,9276</text:p>
          </table:table-cell>
          <table:table-cell table:style-name="ce61" office:value-type="float" office:value="632.745849999998" calcext:value-type="float">
            <text:p>632,7458</text:p>
          </table:table-cell>
          <table:table-cell table:number-columns-repeated="232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50_n150_m45</text:p>
          </table:table-cell>
          <table:table-cell table:style-name="ce15" office:value-type="float" office:value="1592.498726" calcext:value-type="float">
            <text:p>1592,4987</text:p>
          </table:table-cell>
          <table:table-cell table:style-name="ce61" office:value-type="float" office:value="380.94273" calcext:value-type="float">
            <text:p>380,9427</text:p>
          </table:table-cell>
          <table:table-cell/>
          <table:table-cell table:style-name="ce43" office:value-type="string" calcext:value-type="string">
            <text:p>GKD-b_50_n150_m45</text:p>
          </table:table-cell>
          <table:table-cell table:style-name="ce19" office:value-type="float" office:value="0.0649501400000005" calcext:value-type="float">
            <text:p>6,50E-02</text:p>
          </table:table-cell>
          <table:table-cell table:style-name="ce64" office:value-type="float" office:value="1.3610928552" calcext:value-type="float">
            <text:p>1,36E+00</text:p>
          </table:table-cell>
          <table:table-cell table:number-columns-repeated="2"/>
          <table:table-cell table:style-name="ce43" office:value-type="string" calcext:value-type="string">
            <text:p>GKD-b_50_n150_m45</text:p>
          </table:table-cell>
          <table:table-cell table:style-name="ce61" office:value-type="float" office:value="322.41774" calcext:value-type="float">
            <text:p>322,4177</text:p>
          </table:table-cell>
          <table:table-cell table:style-name="ce61" office:value-type="float" office:value="462.46173" calcext:value-type="float">
            <text:p>462,4617</text:p>
          </table:table-cell>
          <table:table-cell table:number-columns-repeated="232"/>
          <table:table-cell table:style-name="Default"/>
        </table:table-row>
        <table:table-row table:style-name="ro5" table:number-rows-repeated="1048467">
          <table:table-cell table:number-columns-repeated="257"/>
        </table:table-row>
        <table:table-row table:style-name="ro5">
          <table:table-cell table:number-columns-repeated="257"/>
        </table:table-row>
        <table:named-expressions>
          <table:named-range table:name="Excel_BuiltIn__FilterDatabase" table:base-cell-address="$'2021-22'.$A$1" table:cell-range-address="$'2021-22'.$H$4:.$H$53"/>
        </table:named-expressions>
        <calcext:conditional-formats>
          <calcext:conditional-format calcext:target-range-address="'2021-22'.H4:'2021-22'.H53 '2021-22'.P4:'2021-22'.P53">
            <calcext:condition calcext:apply-style-name="Excel_CondFormat_1_1_1" calcext:value="&lt;0" calcext:base-cell-address="'2021-22'.H4"/>
          </calcext:conditional-format>
        </calcext:conditional-formats>
      </table:table>
      <table:named-expressions/>
      <table:database-ranges>
        <table:database-range table:name="__Anonymous_Sheet_DB__0" table:target-range-address="'2021-22'.F2:'2021-22'.I53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c0000"/>
      <style:text-properties fo:color="#ffffff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13:29:35.1025065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1-22" style:display-name="PageStyle_2021-2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scar</meta:initial-creator>
    <meta:creation-date>2013-02-26T01:11:28</meta:creation-date>
    <dc:date>2022-04-04T13:50:01.398341094</dc:date>
    <meta:editing-cycles>18</meta:editing-cycles>
    <meta:editing-duration>PT1H25M49S</meta:editing-duration>
    <meta:generator>LibreOffice/6.4.7.2$Linux_X86_64 LibreOffice_project/40$Build-2</meta:generator>
    <meta:document-statistic meta:table-count="1" meta:cell-count="149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9cm" xlink:href=".." xlink:type="simple" chart:class="chart:line" chart:style-name="ch1">
        <chart:title svg:x="3.643cm" svg:y="0.316cm" chart:style-name="ch2">
          <text:p>Dispersiones medias obtenidas por archivo</text:p>
        </chart:title>
        <chart:legend chart:legend-position="end" svg:x="13.544cm" svg:y="3.956cm" style:legend-expansion="high" chart:style-name="ch3"/>
        <chart:plot-area chart:style-name="ch4" table:cell-range-address="'2021-22'.M58:'2021-22'.O108" chart:data-source-has-labels="both" svg:x="1.33cm" svg:y="1.275cm" svg:width="11.895cm" svg:height="6.573cm">
          <chartooo:coordinate-region svg:x="3.456cm" svg:y="1.275cm" svg:width="9.769cm" svg:height="3.468cm"/>
          <chart:axis chart:dimension="x" chart:name="primary-x" chart:style-name="ch5" chartooo:axis-type="auto">
            <chartooo:date-scale/>
            <chart:title svg:x="6.677cm" svg:y="8.028cm" chart:style-name="ch6">
              <text:p>Archivo</text:p>
            </chart:title>
            <chart:categories table:cell-range-address="'2021-22'.M59:'2021-22'.M108"/>
          </chart:axis>
          <chart:axis chart:dimension="y" chart:name="primary-y" chart:style-name="ch7">
            <chart:title svg:x="0.451cm" svg:y="5.399cm" chart:style-name="ch8">
              <text:p>Dispersión</text:p>
            </chart:title>
            <chart:grid chart:style-name="ch9" chart:class="major"/>
          </chart:axis>
          <chart:series chart:style-name="ch10" chart:values-cell-range-address="'2021-22'.N59:'2021-22'.N108" chart:label-cell-address="'2021-22'.N58:'2021-22'.N58" chart:class="chart:line">
            <chart:data-point chart:repeated="50"/>
          </chart:series>
          <chart:series chart:style-name="ch11" chart:values-cell-range-address="'2021-22'.O59:'2021-22'.O108" chart:label-cell-address="'2021-22'.O58:'2021-22'.O58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edy</text:p>
                <draw:g>
                  <svg:desc>'2021-22'.N58:'2021-22'.N58</svg:desc>
                </draw:g>
              </table:table-cell>
              <table:table-cell office:value-type="string">
                <text:p>BL</text:p>
                <draw:g>
                  <svg:desc>'2021-22'.O58:'2021-22'.O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KD-b_1_n25_m2</text:p>
                <draw:g>
                  <svg:desc>'2021-22'.M59:'2021-22'.M108</svg:desc>
                </draw:g>
              </table:table-cell>
              <table:table-cell office:value-type="float" office:value="0">
                <text:p>0</text:p>
                <draw:g>
                  <svg:desc>'2021-22'.N59:'2021-22'.N108</svg:desc>
                </draw:g>
              </table:table-cell>
              <table:table-cell office:value-type="float" office:value="0">
                <text:p>0</text:p>
                <draw:g>
                  <svg:desc>'2021-22'.O59:'2021-22'.O108</svg:desc>
                </draw:g>
              </table:table-cell>
            </table:table-row>
            <table:table-row>
              <table:table-cell office:value-type="string">
                <text:p>GKD-b_2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3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4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5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6_n25_m7</text:p>
              </table:table-cell>
              <table:table-cell office:value-type="float" office:value="172.938918">
                <text:p>172.938918</text:p>
              </table:table-cell>
              <table:table-cell office:value-type="float" office:value="49.0832840000001">
                <text:p>49.0832840000001</text:p>
              </table:table-cell>
            </table:table-row>
            <table:table-row>
              <table:table-cell office:value-type="string">
                <text:p>GKD-b_7_n25_m7</text:p>
              </table:table-cell>
              <table:table-cell office:value-type="float" office:value="151.478394">
                <text:p>151.478394</text:p>
              </table:table-cell>
              <table:table-cell office:value-type="float" office:value="34.5253380000001">
                <text:p>34.5253380000001</text:p>
              </table:table-cell>
            </table:table-row>
            <table:table-row>
              <table:table-cell office:value-type="string">
                <text:p>GKD-b_8_n25_m7</text:p>
              </table:table-cell>
              <table:table-cell office:value-type="float" office:value="132.59337">
                <text:p>132.59337</text:p>
              </table:table-cell>
              <table:table-cell office:value-type="float" office:value="44.745148">
                <text:p>44.745148</text:p>
              </table:table-cell>
            </table:table-row>
            <table:table-row>
              <table:table-cell office:value-type="string">
                <text:p>GKD-b_9_n25_m7</text:p>
              </table:table-cell>
              <table:table-cell office:value-type="float" office:value="131.454126">
                <text:p>131.454126</text:p>
              </table:table-cell>
              <table:table-cell office:value-type="float" office:value="50.384496">
                <text:p>50.384496</text:p>
              </table:table-cell>
            </table:table-row>
            <table:table-row>
              <table:table-cell office:value-type="string">
                <text:p>GKD-b_10_n25_m7</text:p>
              </table:table-cell>
              <table:table-cell office:value-type="float" office:value="151.238492">
                <text:p>151.238492</text:p>
              </table:table-cell>
              <table:table-cell office:value-type="float" office:value="52.6370939999999">
                <text:p>52.6370939999999</text:p>
              </table:table-cell>
            </table:table-row>
            <table:table-row>
              <table:table-cell office:value-type="string">
                <text:p>GKD-b_11_n50_m5</text:p>
              </table:table-cell>
              <table:table-cell office:value-type="float" office:value="110.647618">
                <text:p>110.647618</text:p>
              </table:table-cell>
              <table:table-cell office:value-type="float" office:value="15.0192840000001">
                <text:p>15.0192840000001</text:p>
              </table:table-cell>
            </table:table-row>
            <table:table-row>
              <table:table-cell office:value-type="string">
                <text:p>GKD-b_12_n50_m5</text:p>
              </table:table-cell>
              <table:table-cell office:value-type="float" office:value="80.441032">
                <text:p>80.441032</text:p>
              </table:table-cell>
              <table:table-cell office:value-type="float" office:value="19.531482">
                <text:p>19.531482</text:p>
              </table:table-cell>
            </table:table-row>
            <table:table-row>
              <table:table-cell office:value-type="string">
                <text:p>GKD-b_13_n50_m5</text:p>
              </table:table-cell>
              <table:table-cell office:value-type="float" office:value="93.633346">
                <text:p>93.633346</text:p>
              </table:table-cell>
              <table:table-cell office:value-type="float" office:value="14.159194">
                <text:p>14.159194</text:p>
              </table:table-cell>
            </table:table-row>
            <table:table-row>
              <table:table-cell office:value-type="string">
                <text:p>GKD-b_14_n50_m5</text:p>
              </table:table-cell>
              <table:table-cell office:value-type="float" office:value="120.37966">
                <text:p>120.37966</text:p>
              </table:table-cell>
              <table:table-cell office:value-type="float" office:value="19.91996">
                <text:p>19.91996</text:p>
              </table:table-cell>
            </table:table-row>
            <table:table-row>
              <table:table-cell office:value-type="string">
                <text:p>GKD-b_15_n50_m5</text:p>
              </table:table-cell>
              <table:table-cell office:value-type="float" office:value="129.412628">
                <text:p>129.412628</text:p>
              </table:table-cell>
              <table:table-cell office:value-type="float" office:value="19.003396">
                <text:p>19.003396</text:p>
              </table:table-cell>
            </table:table-row>
            <table:table-row>
              <table:table-cell office:value-type="string">
                <text:p>GKD-b_16_n50_m15</text:p>
              </table:table-cell>
              <table:table-cell office:value-type="float" office:value="302.288778">
                <text:p>302.288778</text:p>
              </table:table-cell>
              <table:table-cell office:value-type="float" office:value="154.771028">
                <text:p>154.771028</text:p>
              </table:table-cell>
            </table:table-row>
            <table:table-row>
              <table:table-cell office:value-type="string">
                <text:p>GKD-b_17_n50_m15</text:p>
              </table:table-cell>
              <table:table-cell office:value-type="float" office:value="344.017424">
                <text:p>344.017424</text:p>
              </table:table-cell>
              <table:table-cell office:value-type="float" office:value="120.450042">
                <text:p>120.450042</text:p>
              </table:table-cell>
            </table:table-row>
            <table:table-row>
              <table:table-cell office:value-type="string">
                <text:p>GKD-b_18_n50_m15</text:p>
              </table:table-cell>
              <table:table-cell office:value-type="float" office:value="387.236324">
                <text:p>387.236324</text:p>
              </table:table-cell>
              <table:table-cell office:value-type="float" office:value="118.89675">
                <text:p>118.89675</text:p>
              </table:table-cell>
            </table:table-row>
            <table:table-row>
              <table:table-cell office:value-type="string">
                <text:p>GKD-b_19_n50_m15</text:p>
              </table:table-cell>
              <table:table-cell office:value-type="float" office:value="432.759124">
                <text:p>432.759124</text:p>
              </table:table-cell>
              <table:table-cell office:value-type="float" office:value="113.379462">
                <text:p>113.379462</text:p>
              </table:table-cell>
            </table:table-row>
            <table:table-row>
              <table:table-cell office:value-type="string">
                <text:p>GKD-b_20_n50_m15</text:p>
              </table:table-cell>
              <table:table-cell office:value-type="float" office:value="427.77152">
                <text:p>427.77152</text:p>
              </table:table-cell>
              <table:table-cell office:value-type="float" office:value="84.4172579999999">
                <text:p>84.4172579999999</text:p>
              </table:table-cell>
            </table:table-row>
            <table:table-row>
              <table:table-cell office:value-type="string">
                <text:p>GKD-b_21_n100_m10</text:p>
              </table:table-cell>
              <table:table-cell office:value-type="float" office:value="171.759002">
                <text:p>171.759002</text:p>
              </table:table-cell>
              <table:table-cell office:value-type="float" office:value="53.7561099999999">
                <text:p>53.7561099999999</text:p>
              </table:table-cell>
            </table:table-row>
            <table:table-row>
              <table:table-cell office:value-type="string">
                <text:p>GKD-b_22_n100_m10</text:p>
              </table:table-cell>
              <table:table-cell office:value-type="float" office:value="240.656058">
                <text:p>240.656058</text:p>
              </table:table-cell>
              <table:table-cell office:value-type="float" office:value="59.2516">
                <text:p>59.2516</text:p>
              </table:table-cell>
            </table:table-row>
            <table:table-row>
              <table:table-cell office:value-type="string">
                <text:p>GKD-b_23_n100_m10</text:p>
              </table:table-cell>
              <table:table-cell office:value-type="float" office:value="253.982776">
                <text:p>253.982776</text:p>
              </table:table-cell>
              <table:table-cell office:value-type="float" office:value="44.0998499999999">
                <text:p>44.0998499999999</text:p>
              </table:table-cell>
            </table:table-row>
            <table:table-row>
              <table:table-cell office:value-type="string">
                <text:p>GKD-b_24_n100_m10</text:p>
              </table:table-cell>
              <table:table-cell office:value-type="float" office:value="322.262762">
                <text:p>322.262762</text:p>
              </table:table-cell>
              <table:table-cell office:value-type="float" office:value="39.4464100000002">
                <text:p>39.4464100000002</text:p>
              </table:table-cell>
            </table:table-row>
            <table:table-row>
              <table:table-cell office:value-type="string">
                <text:p>GKD-b_25_n100_m10</text:p>
              </table:table-cell>
              <table:table-cell office:value-type="float" office:value="238.784276">
                <text:p>238.784276</text:p>
              </table:table-cell>
              <table:table-cell office:value-type="float" office:value="42.1936280000002">
                <text:p>42.1936280000002</text:p>
              </table:table-cell>
            </table:table-row>
            <table:table-row>
              <table:table-cell office:value-type="string">
                <text:p>GKD-b_26_n100_m30</text:p>
              </table:table-cell>
              <table:table-cell office:value-type="float" office:value="839.391296">
                <text:p>839.391296</text:p>
              </table:table-cell>
              <table:table-cell office:value-type="float" office:value="299.913719999999">
                <text:p>299.913719999999</text:p>
              </table:table-cell>
            </table:table-row>
            <table:table-row>
              <table:table-cell office:value-type="string">
                <text:p>GKD-b_27_n100_m30</text:p>
              </table:table-cell>
              <table:table-cell office:value-type="float" office:value="901.559392">
                <text:p>901.559392</text:p>
              </table:table-cell>
              <table:table-cell office:value-type="float" office:value="315.194026">
                <text:p>315.194026</text:p>
              </table:table-cell>
            </table:table-row>
            <table:table-row>
              <table:table-cell office:value-type="string">
                <text:p>GKD-b_28_n100_m30</text:p>
              </table:table-cell>
              <table:table-cell office:value-type="float" office:value="889.614356">
                <text:p>889.614356</text:p>
              </table:table-cell>
              <table:table-cell office:value-type="float" office:value="465.370573999998">
                <text:p>465.370573999998</text:p>
              </table:table-cell>
            </table:table-row>
            <table:table-row>
              <table:table-cell office:value-type="string">
                <text:p>GKD-b_29_n100_m30</text:p>
              </table:table-cell>
              <table:table-cell office:value-type="float" office:value="865.484062000001">
                <text:p>865.484062000001</text:p>
              </table:table-cell>
              <table:table-cell office:value-type="float" office:value="310.076060000002">
                <text:p>310.076060000002</text:p>
              </table:table-cell>
            </table:table-row>
            <table:table-row>
              <table:table-cell office:value-type="string">
                <text:p>GKD-b_30_n100_m30</text:p>
              </table:table-cell>
              <table:table-cell office:value-type="float" office:value="700.424222">
                <text:p>700.424222</text:p>
              </table:table-cell>
              <table:table-cell office:value-type="float" office:value="340.445052">
                <text:p>340.445052</text:p>
              </table:table-cell>
            </table:table-row>
            <table:table-row>
              <table:table-cell office:value-type="string">
                <text:p>GKD-b_31_n125_m12</text:p>
              </table:table-cell>
              <table:table-cell office:value-type="float" office:value="86.361808">
                <text:p>86.361808</text:p>
              </table:table-cell>
              <table:table-cell office:value-type="float" office:value="51.387662">
                <text:p>51.387662</text:p>
              </table:table-cell>
            </table:table-row>
            <table:table-row>
              <table:table-cell office:value-type="string">
                <text:p>GKD-b_32_n125_m12</text:p>
              </table:table-cell>
              <table:table-cell office:value-type="float" office:value="316.882864">
                <text:p>316.882864</text:p>
              </table:table-cell>
              <table:table-cell office:value-type="float" office:value="52.1606139999999">
                <text:p>52.1606139999999</text:p>
              </table:table-cell>
            </table:table-row>
            <table:table-row>
              <table:table-cell office:value-type="string">
                <text:p>GKD-b_33_n125_m12</text:p>
              </table:table-cell>
              <table:table-cell office:value-type="float" office:value="262.11549">
                <text:p>262.11549</text:p>
              </table:table-cell>
              <table:table-cell office:value-type="float" office:value="74.9053499999999">
                <text:p>74.9053499999999</text:p>
              </table:table-cell>
            </table:table-row>
            <table:table-row>
              <table:table-cell office:value-type="string">
                <text:p>GKD-b_34_n125_m12</text:p>
              </table:table-cell>
              <table:table-cell office:value-type="float" office:value="298.951612">
                <text:p>298.951612</text:p>
              </table:table-cell>
              <table:table-cell office:value-type="float" office:value="66.0790279999999">
                <text:p>66.0790279999999</text:p>
              </table:table-cell>
            </table:table-row>
            <table:table-row>
              <table:table-cell office:value-type="string">
                <text:p>GKD-b_35_n125_m12</text:p>
              </table:table-cell>
              <table:table-cell office:value-type="float" office:value="214.92085">
                <text:p>214.92085</text:p>
              </table:table-cell>
              <table:table-cell office:value-type="float" office:value="64.5465160000002">
                <text:p>64.5465160000002</text:p>
              </table:table-cell>
            </table:table-row>
            <table:table-row>
              <table:table-cell office:value-type="string">
                <text:p>GKD-b_36_n125_m37</text:p>
              </table:table-cell>
              <table:table-cell office:value-type="float" office:value="1094.485294">
                <text:p>1094.485294</text:p>
              </table:table-cell>
              <table:table-cell office:value-type="float" office:value="322.404753999999">
                <text:p>322.404753999999</text:p>
              </table:table-cell>
            </table:table-row>
            <table:table-row>
              <table:table-cell office:value-type="string">
                <text:p>GKD-b_37_n125_m37</text:p>
              </table:table-cell>
              <table:table-cell office:value-type="float" office:value="1606.55645">
                <text:p>1606.55645</text:p>
              </table:table-cell>
              <table:table-cell office:value-type="float" office:value="448.124445999999">
                <text:p>448.124445999999</text:p>
              </table:table-cell>
            </table:table-row>
            <table:table-row>
              <table:table-cell office:value-type="string">
                <text:p>GKD-b_38_n125_m37</text:p>
              </table:table-cell>
              <table:table-cell office:value-type="float" office:value="1066.373364">
                <text:p>1066.373364</text:p>
              </table:table-cell>
              <table:table-cell office:value-type="float" office:value="358.605807999999">
                <text:p>358.605807999999</text:p>
              </table:table-cell>
            </table:table-row>
            <table:table-row>
              <table:table-cell office:value-type="string">
                <text:p>GKD-b_39_n125_m37</text:p>
              </table:table-cell>
              <table:table-cell office:value-type="float" office:value="1097.413286">
                <text:p>1097.413286</text:p>
              </table:table-cell>
              <table:table-cell office:value-type="float" office:value="355.263750000001">
                <text:p>355.263750000001</text:p>
              </table:table-cell>
            </table:table-row>
            <table:table-row>
              <table:table-cell office:value-type="string">
                <text:p>GKD-b_40_n125_m37</text:p>
              </table:table-cell>
              <table:table-cell office:value-type="float" office:value="924.181918">
                <text:p>924.181918</text:p>
              </table:table-cell>
              <table:table-cell office:value-type="float" office:value="359.049206">
                <text:p>359.049206</text:p>
              </table:table-cell>
            </table:table-row>
            <table:table-row>
              <table:table-cell office:value-type="string">
                <text:p>GKD-b_41_n150_m15</text:p>
              </table:table-cell>
              <table:table-cell office:value-type="float" office:value="378.92008">
                <text:p>378.92008</text:p>
              </table:table-cell>
              <table:table-cell office:value-type="float" office:value="90.0940600000002">
                <text:p>90.0940600000002</text:p>
              </table:table-cell>
            </table:table-row>
            <table:table-row>
              <table:table-cell office:value-type="string">
                <text:p>GKD-b_42_n150_m15</text:p>
              </table:table-cell>
              <table:table-cell office:value-type="float" office:value="383.697756">
                <text:p>383.697756</text:p>
              </table:table-cell>
              <table:table-cell office:value-type="float" office:value="73.7697560000001">
                <text:p>73.7697560000001</text:p>
              </table:table-cell>
            </table:table-row>
            <table:table-row>
              <table:table-cell office:value-type="string">
                <text:p>GKD-b_43_n150_m15</text:p>
              </table:table-cell>
              <table:table-cell office:value-type="float" office:value="335.261972">
                <text:p>335.261972</text:p>
              </table:table-cell>
              <table:table-cell office:value-type="float" office:value="74.512318">
                <text:p>74.512318</text:p>
              </table:table-cell>
            </table:table-row>
            <table:table-row>
              <table:table-cell office:value-type="string">
                <text:p>GKD-b_44_n150_m15</text:p>
              </table:table-cell>
              <table:table-cell office:value-type="float" office:value="399.904812">
                <text:p>399.904812</text:p>
              </table:table-cell>
              <table:table-cell office:value-type="float" office:value="65.7905060000001">
                <text:p>65.7905060000001</text:p>
              </table:table-cell>
            </table:table-row>
            <table:table-row>
              <table:table-cell office:value-type="string">
                <text:p>GKD-b_45_n150_m15</text:p>
              </table:table-cell>
              <table:table-cell office:value-type="float" office:value="405.105458">
                <text:p>405.105458</text:p>
              </table:table-cell>
              <table:table-cell office:value-type="float" office:value="95.5109460000003">
                <text:p>95.5109460000003</text:p>
              </table:table-cell>
            </table:table-row>
            <table:table-row>
              <table:table-cell office:value-type="string">
                <text:p>GKD-b_46_n150_m45</text:p>
              </table:table-cell>
              <table:table-cell office:value-type="float" office:value="1214.163764">
                <text:p>1214.163764</text:p>
              </table:table-cell>
              <table:table-cell office:value-type="float" office:value="503.340773999999">
                <text:p>503.340773999999</text:p>
              </table:table-cell>
            </table:table-row>
            <table:table-row>
              <table:table-cell office:value-type="string">
                <text:p>GKD-b_47_n150_m45</text:p>
              </table:table-cell>
              <table:table-cell office:value-type="float" office:value="1125.709308">
                <text:p>1125.709308</text:p>
              </table:table-cell>
              <table:table-cell office:value-type="float" office:value="472.333665999998">
                <text:p>472.333665999998</text:p>
              </table:table-cell>
            </table:table-row>
            <table:table-row>
              <table:table-cell office:value-type="string">
                <text:p>GKD-b_48_n150_m45</text:p>
              </table:table-cell>
              <table:table-cell office:value-type="float" office:value="1265.877792">
                <text:p>1265.877792</text:p>
              </table:table-cell>
              <table:table-cell office:value-type="float" office:value="475.13397">
                <text:p>475.13397</text:p>
              </table:table-cell>
            </table:table-row>
            <table:table-row>
              <table:table-cell office:value-type="string">
                <text:p>GKD-b_49_n150_m45</text:p>
              </table:table-cell>
              <table:table-cell office:value-type="float" office:value="1316.047592">
                <text:p>1316.047592</text:p>
              </table:table-cell>
              <table:table-cell office:value-type="float" office:value="530.005464">
                <text:p>530.005464</text:p>
              </table:table-cell>
            </table:table-row>
            <table:table-row>
              <table:table-cell office:value-type="string">
                <text:p>GKD-b_50_n150_m45</text:p>
              </table:table-cell>
              <table:table-cell office:value-type="float" office:value="1592.498726">
                <text:p>1592.498726</text:p>
              </table:table-cell>
              <table:table-cell office:value-type="float" office:value="380.94273">
                <text:p>380.94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1cm" xlink:href=".." xlink:type="simple" chart:class="chart:line" chart:style-name="ch1">
        <chart:title svg:x="4.093cm" svg:y="0.316cm" chart:style-name="ch2">
          <text:p>Tiempos medios obtenidos por archivo</text:p>
        </chart:title>
        <chart:legend chart:legend-position="end" svg:x="13.544cm" svg:y="3.957cm" style:legend-expansion="high" chart:style-name="ch3"/>
        <chart:plot-area chart:style-name="ch4" table:cell-range-address="'2021-22'.Q58:'2021-22'.S108" chart:data-source-has-labels="both" svg:x="1.33cm" svg:y="1.275cm" svg:width="11.895cm" svg:height="6.574cm">
          <chartooo:coordinate-region svg:x="3.456cm" svg:y="1.275cm" svg:width="9.769cm" svg:height="3.469cm"/>
          <chart:axis chart:dimension="x" chart:name="primary-x" chart:style-name="ch5" chartooo:axis-type="auto">
            <chartooo:date-scale/>
            <chart:title svg:x="6.677cm" svg:y="8.029cm" chart:style-name="ch6">
              <text:p>Archivo</text:p>
            </chart:title>
            <chart:categories table:cell-range-address="'2021-22'.Q59:'2021-22'.Q108"/>
          </chart:axis>
          <chart:axis chart:dimension="y" chart:name="primary-y" chart:style-name="ch7">
            <chart:title svg:x="0.451cm" svg:y="5.347cm" chart:style-name="ch8">
              <text:p>Tiempo(s)</text:p>
            </chart:title>
            <chart:grid chart:style-name="ch9" chart:class="major"/>
          </chart:axis>
          <chart:series chart:style-name="ch10" chart:values-cell-range-address="'2021-22'.R59:'2021-22'.R108" chart:label-cell-address="'2021-22'.R58:'2021-22'.R58" chart:class="chart:line">
            <chart:data-point chart:repeated="50"/>
          </chart:series>
          <chart:series chart:style-name="ch11" chart:values-cell-range-address="'2021-22'.S59:'2021-22'.S108" chart:label-cell-address="'2021-22'.S58:'2021-22'.S58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edy</text:p>
                <draw:g>
                  <svg:desc>'2021-22'.R58:'2021-22'.R58</svg:desc>
                </draw:g>
              </table:table-cell>
              <table:table-cell office:value-type="string">
                <text:p>BL</text:p>
                <draw:g>
                  <svg:desc>'2021-22'.S58:'2021-22'.S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KD-b_1_n25_m2</text:p>
                <draw:g>
                  <svg:desc>'2021-22'.Q59:'2021-22'.Q108</svg:desc>
                </draw:g>
              </table:table-cell>
              <table:table-cell office:value-type="float" office:value="0.00000846359999999713">
                <text:p>0.00000846359999999713</text:p>
                <draw:g>
                  <svg:desc>'2021-22'.R59:'2021-22'.R108</svg:desc>
                </draw:g>
              </table:table-cell>
              <table:table-cell office:value-type="float" office:value="0.000310747199999994">
                <text:p>0.000310747199999994</text:p>
                <draw:g>
                  <svg:desc>'2021-22'.S59:'2021-22'.S108</svg:desc>
                </draw:g>
              </table:table-cell>
            </table:table-row>
            <table:table-row>
              <table:table-cell office:value-type="string">
                <text:p>GKD-b_2_n25_m2</text:p>
              </table:table-cell>
              <table:table-cell office:value-type="float" office:value="0.00000684679999999605">
                <text:p>0.00000684679999999605</text:p>
              </table:table-cell>
              <table:table-cell office:value-type="float" office:value="0.000210545599999989">
                <text:p>0.000210545599999989</text:p>
              </table:table-cell>
            </table:table-row>
            <table:table-row>
              <table:table-cell office:value-type="string">
                <text:p>GKD-b_3_n25_m2</text:p>
              </table:table-cell>
              <table:table-cell office:value-type="float" office:value="0.00000668400000000124">
                <text:p>0.00000668400000000124</text:p>
              </table:table-cell>
              <table:table-cell office:value-type="float" office:value="0.000211346199999996">
                <text:p>0.000211346199999996</text:p>
              </table:table-cell>
            </table:table-row>
            <table:table-row>
              <table:table-cell office:value-type="string">
                <text:p>GKD-b_4_n25_m2</text:p>
              </table:table-cell>
              <table:table-cell office:value-type="float" office:value="0.00000648780000000182">
                <text:p>0.00000648780000000182</text:p>
              </table:table-cell>
              <table:table-cell office:value-type="float" office:value="0.000222469200000008">
                <text:p>0.000222469200000008</text:p>
              </table:table-cell>
            </table:table-row>
            <table:table-row>
              <table:table-cell office:value-type="string">
                <text:p>GKD-b_5_n25_m2</text:p>
              </table:table-cell>
              <table:table-cell office:value-type="float" office:value="0.0000067276000000005">
                <text:p>0.0000067276000000005</text:p>
              </table:table-cell>
              <table:table-cell office:value-type="float" office:value="0.000213925799999992">
                <text:p>0.000213925799999992</text:p>
              </table:table-cell>
            </table:table-row>
            <table:table-row>
              <table:table-cell office:value-type="string">
                <text:p>GKD-b_6_n25_m7</text:p>
              </table:table-cell>
              <table:table-cell office:value-type="float" office:value="0.000327868799999997">
                <text:p>0.000327868799999997</text:p>
              </table:table-cell>
              <table:table-cell office:value-type="float" office:value="0.00245744780000001">
                <text:p>0.00245744780000001</text:p>
              </table:table-cell>
            </table:table-row>
            <table:table-row>
              <table:table-cell office:value-type="string">
                <text:p>GKD-b_7_n25_m7</text:p>
              </table:table-cell>
              <table:table-cell office:value-type="float" office:value="0.000324279200000005">
                <text:p>0.000324279200000005</text:p>
              </table:table-cell>
              <table:table-cell office:value-type="float" office:value="0.0028955066">
                <text:p>0.0028955066</text:p>
              </table:table-cell>
            </table:table-row>
            <table:table-row>
              <table:table-cell office:value-type="string">
                <text:p>GKD-b_8_n25_m7</text:p>
              </table:table-cell>
              <table:table-cell office:value-type="float" office:value="0.000327238199999996">
                <text:p>0.000327238199999996</text:p>
              </table:table-cell>
              <table:table-cell office:value-type="float" office:value="0.00206939879999999">
                <text:p>0.00206939879999999</text:p>
              </table:table-cell>
            </table:table-row>
            <table:table-row>
              <table:table-cell office:value-type="string">
                <text:p>GKD-b_9_n25_m7</text:p>
              </table:table-cell>
              <table:table-cell office:value-type="float" office:value="0.000325509800000007">
                <text:p>0.000325509800000007</text:p>
              </table:table-cell>
              <table:table-cell office:value-type="float" office:value="0.00266474639999996">
                <text:p>0.00266474639999996</text:p>
              </table:table-cell>
            </table:table-row>
            <table:table-row>
              <table:table-cell office:value-type="string">
                <text:p>GKD-b_10_n25_m7</text:p>
              </table:table-cell>
              <table:table-cell office:value-type="float" office:value="0.000323245799999999">
                <text:p>0.000323245799999999</text:p>
              </table:table-cell>
              <table:table-cell office:value-type="float" office:value="0.00216839719999999">
                <text:p>0.00216839719999999</text:p>
              </table:table-cell>
            </table:table-row>
            <table:table-row>
              <table:table-cell office:value-type="string">
                <text:p>GKD-b_11_n50_m5</text:p>
              </table:table-cell>
              <table:table-cell office:value-type="float" office:value="0.000346215199999994">
                <text:p>0.000346215199999994</text:p>
              </table:table-cell>
              <table:table-cell office:value-type="float" office:value="0.00269202719999997">
                <text:p>0.00269202719999997</text:p>
              </table:table-cell>
            </table:table-row>
            <table:table-row>
              <table:table-cell office:value-type="string">
                <text:p>GKD-b_12_n50_m5</text:p>
              </table:table-cell>
              <table:table-cell office:value-type="float" office:value="0.000344788200000007">
                <text:p>0.000344788200000007</text:p>
              </table:table-cell>
              <table:table-cell office:value-type="float" office:value="0.003275329">
                <text:p>0.003275329</text:p>
              </table:table-cell>
            </table:table-row>
            <table:table-row>
              <table:table-cell office:value-type="string">
                <text:p>GKD-b_13_n50_m5</text:p>
              </table:table-cell>
              <table:table-cell office:value-type="float" office:value="0.000345423">
                <text:p>0.000345423</text:p>
              </table:table-cell>
              <table:table-cell office:value-type="float" office:value="0.00270296859999999">
                <text:p>0.00270296859999999</text:p>
              </table:table-cell>
            </table:table-row>
            <table:table-row>
              <table:table-cell office:value-type="string">
                <text:p>GKD-b_14_n50_m5</text:p>
              </table:table-cell>
              <table:table-cell office:value-type="float" office:value="0.000344890799999997">
                <text:p>0.000344890799999997</text:p>
              </table:table-cell>
              <table:table-cell office:value-type="float" office:value="0.00204058579999997">
                <text:p>0.00204058579999997</text:p>
              </table:table-cell>
            </table:table-row>
            <table:table-row>
              <table:table-cell office:value-type="string">
                <text:p>GKD-b_15_n50_m5</text:p>
              </table:table-cell>
              <table:table-cell office:value-type="float" office:value="0.000345762400000005">
                <text:p>0.000345762400000005</text:p>
              </table:table-cell>
              <table:table-cell office:value-type="float" office:value="0.00242267020000002">
                <text:p>0.00242267020000002</text:p>
              </table:table-cell>
            </table:table-row>
            <table:table-row>
              <table:table-cell office:value-type="string">
                <text:p>GKD-b_16_n50_m15</text:p>
              </table:table-cell>
              <table:table-cell office:value-type="float" office:value="0.00266768980000003">
                <text:p>0.00266768980000003</text:p>
              </table:table-cell>
              <table:table-cell office:value-type="float" office:value="0.0183029196">
                <text:p>0.0183029196</text:p>
              </table:table-cell>
            </table:table-row>
            <table:table-row>
              <table:table-cell office:value-type="string">
                <text:p>GKD-b_17_n50_m15</text:p>
              </table:table-cell>
              <table:table-cell office:value-type="float" office:value="0.0026929952">
                <text:p>0.0026929952</text:p>
              </table:table-cell>
              <table:table-cell office:value-type="float" office:value="0.0246485746">
                <text:p>0.0246485746</text:p>
              </table:table-cell>
            </table:table-row>
            <table:table-row>
              <table:table-cell office:value-type="string">
                <text:p>GKD-b_18_n50_m15</text:p>
              </table:table-cell>
              <table:table-cell office:value-type="float" office:value="0.00268892840000001">
                <text:p>0.00268892840000001</text:p>
              </table:table-cell>
              <table:table-cell office:value-type="float" office:value="0.0291248788">
                <text:p>0.0291248788</text:p>
              </table:table-cell>
            </table:table-row>
            <table:table-row>
              <table:table-cell office:value-type="string">
                <text:p>GKD-b_19_n50_m15</text:p>
              </table:table-cell>
              <table:table-cell office:value-type="float" office:value="0.0026725214">
                <text:p>0.0026725214</text:p>
              </table:table-cell>
              <table:table-cell office:value-type="float" office:value="0.0272387582">
                <text:p>0.0272387582</text:p>
              </table:table-cell>
            </table:table-row>
            <table:table-row>
              <table:table-cell office:value-type="string">
                <text:p>GKD-b_20_n50_m15</text:p>
              </table:table-cell>
              <table:table-cell office:value-type="float" office:value="0.00266688459999997">
                <text:p>0.00266688459999997</text:p>
              </table:table-cell>
              <table:table-cell office:value-type="float" office:value="0.0360041736">
                <text:p>0.0360041736</text:p>
              </table:table-cell>
            </table:table-row>
            <table:table-row>
              <table:table-cell office:value-type="string">
                <text:p>GKD-b_21_n100_m10</text:p>
              </table:table-cell>
              <table:table-cell office:value-type="float" office:value="0.00264311420000001">
                <text:p>0.00264311420000001</text:p>
              </table:table-cell>
              <table:table-cell office:value-type="float" office:value="0.0247735656000001">
                <text:p>0.0247735656000001</text:p>
              </table:table-cell>
            </table:table-row>
            <table:table-row>
              <table:table-cell office:value-type="string">
                <text:p>GKD-b_22_n100_m10</text:p>
              </table:table-cell>
              <table:table-cell office:value-type="float" office:value="0.00264984199999998">
                <text:p>0.00264984199999998</text:p>
              </table:table-cell>
              <table:table-cell office:value-type="float" office:value="0.0255729402">
                <text:p>0.0255729402</text:p>
              </table:table-cell>
            </table:table-row>
            <table:table-row>
              <table:table-cell office:value-type="string">
                <text:p>GKD-b_23_n100_m10</text:p>
              </table:table-cell>
              <table:table-cell office:value-type="float" office:value="0.00268891440000005">
                <text:p>0.00268891440000005</text:p>
              </table:table-cell>
              <table:table-cell office:value-type="float" office:value="0.0258201506">
                <text:p>0.0258201506</text:p>
              </table:table-cell>
            </table:table-row>
            <table:table-row>
              <table:table-cell office:value-type="string">
                <text:p>GKD-b_24_n100_m10</text:p>
              </table:table-cell>
              <table:table-cell office:value-type="float" office:value="0.0026294944">
                <text:p>0.0026294944</text:p>
              </table:table-cell>
              <table:table-cell office:value-type="float" office:value="0.02239954">
                <text:p>0.02239954</text:p>
              </table:table-cell>
            </table:table-row>
            <table:table-row>
              <table:table-cell office:value-type="string">
                <text:p>GKD-b_25_n100_m10</text:p>
              </table:table-cell>
              <table:table-cell office:value-type="float" office:value="0.00264723499999997">
                <text:p>0.00264723499999997</text:p>
              </table:table-cell>
              <table:table-cell office:value-type="float" office:value="0.0227332933999999">
                <text:p>0.0227332933999999</text:p>
              </table:table-cell>
            </table:table-row>
            <table:table-row>
              <table:table-cell office:value-type="string">
                <text:p>GKD-b_26_n100_m30</text:p>
              </table:table-cell>
              <table:table-cell office:value-type="float" office:value="0.0197211010000002">
                <text:p>0.0197211010000002</text:p>
              </table:table-cell>
              <table:table-cell office:value-type="float" office:value="0.3709935742">
                <text:p>0.3709935742</text:p>
              </table:table-cell>
            </table:table-row>
            <table:table-row>
              <table:table-cell office:value-type="string">
                <text:p>GKD-b_27_n100_m30</text:p>
              </table:table-cell>
              <table:table-cell office:value-type="float" office:value="0.0205757891999999">
                <text:p>0.0205757891999999</text:p>
              </table:table-cell>
              <table:table-cell office:value-type="float" office:value="0.3010049522">
                <text:p>0.3010049522</text:p>
              </table:table-cell>
            </table:table-row>
            <table:table-row>
              <table:table-cell office:value-type="string">
                <text:p>GKD-b_28_n100_m30</text:p>
              </table:table-cell>
              <table:table-cell office:value-type="float" office:value="0.0204667249999998">
                <text:p>0.0204667249999998</text:p>
              </table:table-cell>
              <table:table-cell office:value-type="float" office:value="0.219771519">
                <text:p>0.219771519</text:p>
              </table:table-cell>
            </table:table-row>
            <table:table-row>
              <table:table-cell office:value-type="string">
                <text:p>GKD-b_29_n100_m30</text:p>
              </table:table-cell>
              <table:table-cell office:value-type="float" office:value="0.0209562372000002">
                <text:p>0.0209562372000002</text:p>
              </table:table-cell>
              <table:table-cell office:value-type="float" office:value="0.2558843282">
                <text:p>0.2558843282</text:p>
              </table:table-cell>
            </table:table-row>
            <table:table-row>
              <table:table-cell office:value-type="string">
                <text:p>GKD-b_30_n100_m30</text:p>
              </table:table-cell>
              <table:table-cell office:value-type="float" office:value="0.0213756877999998">
                <text:p>0.0213756877999998</text:p>
              </table:table-cell>
              <table:table-cell office:value-type="float" office:value="0.3023921936">
                <text:p>0.3023921936</text:p>
              </table:table-cell>
            </table:table-row>
            <table:table-row>
              <table:table-cell office:value-type="string">
                <text:p>GKD-b_31_n125_m12</text:p>
              </table:table-cell>
              <table:table-cell office:value-type="float" office:value="0.00461447239999977">
                <text:p>0.00461447239999977</text:p>
              </table:table-cell>
              <table:table-cell office:value-type="float" office:value="0.0839584425999998">
                <text:p>0.0839584425999998</text:p>
              </table:table-cell>
            </table:table-row>
            <table:table-row>
              <table:table-cell office:value-type="string">
                <text:p>GKD-b_32_n125_m12</text:p>
              </table:table-cell>
              <table:table-cell office:value-type="float" office:value="0.00479001399999994">
                <text:p>0.00479001399999994</text:p>
              </table:table-cell>
              <table:table-cell office:value-type="float" office:value="0.0439546042">
                <text:p>0.0439546042</text:p>
              </table:table-cell>
            </table:table-row>
            <table:table-row>
              <table:table-cell office:value-type="string">
                <text:p>GKD-b_33_n125_m12</text:p>
              </table:table-cell>
              <table:table-cell office:value-type="float" office:value="0.0046367587999999">
                <text:p>0.0046367587999999</text:p>
              </table:table-cell>
              <table:table-cell office:value-type="float" office:value="0.0605489464000001">
                <text:p>0.0605489464000001</text:p>
              </table:table-cell>
            </table:table-row>
            <table:table-row>
              <table:table-cell office:value-type="string">
                <text:p>GKD-b_34_n125_m12</text:p>
              </table:table-cell>
              <table:table-cell office:value-type="float" office:value="0.0046547989999997">
                <text:p>0.0046547989999997</text:p>
              </table:table-cell>
              <table:table-cell office:value-type="float" office:value="0.0776516471999997">
                <text:p>0.0776516471999997</text:p>
              </table:table-cell>
            </table:table-row>
            <table:table-row>
              <table:table-cell office:value-type="string">
                <text:p>GKD-b_35_n125_m12</text:p>
              </table:table-cell>
              <table:table-cell office:value-type="float" office:value="0.00479706500000034">
                <text:p>0.00479706500000034</text:p>
              </table:table-cell>
              <table:table-cell office:value-type="float" office:value="0.0570107001999997">
                <text:p>0.0570107001999997</text:p>
              </table:table-cell>
            </table:table-row>
            <table:table-row>
              <table:table-cell office:value-type="string">
                <text:p>GKD-b_36_n125_m37</text:p>
              </table:table-cell>
              <table:table-cell office:value-type="float" office:value="0.0372513439999999">
                <text:p>0.0372513439999999</text:p>
              </table:table-cell>
              <table:table-cell office:value-type="float" office:value="0.623106274">
                <text:p>0.623106274</text:p>
              </table:table-cell>
            </table:table-row>
            <table:table-row>
              <table:table-cell office:value-type="string">
                <text:p>GKD-b_37_n125_m37</text:p>
              </table:table-cell>
              <table:table-cell office:value-type="float" office:value="0.0371641242000003">
                <text:p>0.0371641242000003</text:p>
              </table:table-cell>
              <table:table-cell office:value-type="float" office:value="0.377812570799999">
                <text:p>0.377812570799999</text:p>
              </table:table-cell>
            </table:table-row>
            <table:table-row>
              <table:table-cell office:value-type="string">
                <text:p>GKD-b_38_n125_m37</text:p>
              </table:table-cell>
              <table:table-cell office:value-type="float" office:value="0.0375905512000003">
                <text:p>0.0375905512000003</text:p>
              </table:table-cell>
              <table:table-cell office:value-type="float" office:value="0.795917082">
                <text:p>0.795917082</text:p>
              </table:table-cell>
            </table:table-row>
            <table:table-row>
              <table:table-cell office:value-type="string">
                <text:p>GKD-b_39_n125_m37</text:p>
              </table:table-cell>
              <table:table-cell office:value-type="float" office:value="0.0375063585999996">
                <text:p>0.0375063585999996</text:p>
              </table:table-cell>
              <table:table-cell office:value-type="float" office:value="0.7907231574">
                <text:p>0.7907231574</text:p>
              </table:table-cell>
            </table:table-row>
            <table:table-row>
              <table:table-cell office:value-type="string">
                <text:p>GKD-b_40_n125_m37</text:p>
              </table:table-cell>
              <table:table-cell office:value-type="float" office:value="0.0373458645999982">
                <text:p>0.0373458645999982</text:p>
              </table:table-cell>
              <table:table-cell office:value-type="float" office:value="0.592419663199999">
                <text:p>0.592419663199999</text:p>
              </table:table-cell>
            </table:table-row>
            <table:table-row>
              <table:table-cell office:value-type="string">
                <text:p>GKD-b_41_n150_m15</text:p>
              </table:table-cell>
              <table:table-cell office:value-type="float" office:value="0.00861527260000017">
                <text:p>0.00861527260000017</text:p>
              </table:table-cell>
              <table:table-cell office:value-type="float" office:value="0.0672151098000008">
                <text:p>0.0672151098000008</text:p>
              </table:table-cell>
            </table:table-row>
            <table:table-row>
              <table:table-cell office:value-type="string">
                <text:p>GKD-b_42_n150_m15</text:p>
              </table:table-cell>
              <table:table-cell office:value-type="float" office:value="0.00855933280000087">
                <text:p>0.00855933280000087</text:p>
              </table:table-cell>
              <table:table-cell office:value-type="float" office:value="0.124577872599999">
                <text:p>0.124577872599999</text:p>
              </table:table-cell>
            </table:table-row>
            <table:table-row>
              <table:table-cell office:value-type="string">
                <text:p>GKD-b_43_n150_m15</text:p>
              </table:table-cell>
              <table:table-cell office:value-type="float" office:value="0.00865318620000082">
                <text:p>0.00865318620000082</text:p>
              </table:table-cell>
              <table:table-cell office:value-type="float" office:value="0.094204530199999">
                <text:p>0.094204530199999</text:p>
              </table:table-cell>
            </table:table-row>
            <table:table-row>
              <table:table-cell office:value-type="string">
                <text:p>GKD-b_44_n150_m15</text:p>
              </table:table-cell>
              <table:table-cell office:value-type="float" office:value="0.00870909499999897">
                <text:p>0.00870909499999897</text:p>
              </table:table-cell>
              <table:table-cell office:value-type="float" office:value="0.149104775800002">
                <text:p>0.149104775800002</text:p>
              </table:table-cell>
            </table:table-row>
            <table:table-row>
              <table:table-cell office:value-type="string">
                <text:p>GKD-b_45_n150_m15</text:p>
              </table:table-cell>
              <table:table-cell office:value-type="float" office:value="0.00838012619999944">
                <text:p>0.00838012619999944</text:p>
              </table:table-cell>
              <table:table-cell office:value-type="float" office:value="0.1008065034">
                <text:p>0.1008065034</text:p>
              </table:table-cell>
            </table:table-row>
            <table:table-row>
              <table:table-cell office:value-type="string">
                <text:p>GKD-b_46_n150_m45</text:p>
              </table:table-cell>
              <table:table-cell office:value-type="float" office:value="0.0651563958000011">
                <text:p>0.0651563958000011</text:p>
              </table:table-cell>
              <table:table-cell office:value-type="float" office:value="1.5487995284">
                <text:p>1.5487995284</text:p>
              </table:table-cell>
            </table:table-row>
            <table:table-row>
              <table:table-cell office:value-type="string">
                <text:p>GKD-b_47_n150_m45</text:p>
              </table:table-cell>
              <table:table-cell office:value-type="float" office:value="0.0648433802000014">
                <text:p>0.0648433802000014</text:p>
              </table:table-cell>
              <table:table-cell office:value-type="float" office:value="1.9055142388">
                <text:p>1.9055142388</text:p>
              </table:table-cell>
            </table:table-row>
            <table:table-row>
              <table:table-cell office:value-type="string">
                <text:p>GKD-b_48_n150_m45</text:p>
              </table:table-cell>
              <table:table-cell office:value-type="float" office:value="0.0647801579999992">
                <text:p>0.0647801579999992</text:p>
              </table:table-cell>
              <table:table-cell office:value-type="float" office:value="2.2475613638">
                <text:p>2.2475613638</text:p>
              </table:table-cell>
            </table:table-row>
            <table:table-row>
              <table:table-cell office:value-type="string">
                <text:p>GKD-b_49_n150_m45</text:p>
              </table:table-cell>
              <table:table-cell office:value-type="float" office:value="0.064305936400001">
                <text:p>0.064305936400001</text:p>
              </table:table-cell>
              <table:table-cell office:value-type="float" office:value="1.0213581204">
                <text:p>1.0213581204</text:p>
              </table:table-cell>
            </table:table-row>
            <table:table-row>
              <table:table-cell office:value-type="string">
                <text:p>GKD-b_50_n150_m45</text:p>
              </table:table-cell>
              <table:table-cell office:value-type="float" office:value="0.0649501400000005">
                <text:p>0.0649501400000005</text:p>
              </table:table-cell>
              <table:table-cell office:value-type="float" office:value="1.3610928552">
                <text:p>1.36109285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1cm" xlink:href=".." xlink:type="simple" chart:class="chart:line" chart:style-name="ch1">
        <chart:title svg:x="3.722cm" svg:y="0.316cm" chart:style-name="ch2">
          <text:p>Diferencia mejor-peor caso BL por archivo</text:p>
        </chart:title>
        <chart:legend chart:legend-position="end" svg:x="13.279cm" svg:y="3.957cm" style:legend-expansion="high" chart:style-name="ch3"/>
        <chart:plot-area chart:style-name="ch4" table:cell-range-address="'2021-22'.V58:'2021-22'.X108" chart:data-source-has-labels="both" svg:x="1.33cm" svg:y="1.275cm" svg:width="11.63cm" svg:height="6.574cm">
          <chartooo:coordinate-region svg:x="3.456cm" svg:y="1.275cm" svg:width="9.504cm" svg:height="3.469cm"/>
          <chart:axis chart:dimension="x" chart:name="primary-x" chart:style-name="ch5" chartooo:axis-type="auto">
            <chartooo:date-scale/>
            <chart:title svg:x="6.545cm" svg:y="8.029cm" chart:style-name="ch6">
              <text:p>Archivo</text:p>
            </chart:title>
            <chart:categories table:cell-range-address="'2021-22'.V59:'2021-22'.V108"/>
          </chart:axis>
          <chart:axis chart:dimension="y" chart:name="primary-y" chart:style-name="ch7">
            <chart:title svg:x="0.451cm" svg:y="5.4cm" chart:style-name="ch8">
              <text:p>Dispersión</text:p>
            </chart:title>
            <chart:grid chart:style-name="ch9" chart:class="major"/>
          </chart:axis>
          <chart:series chart:style-name="ch10" chart:values-cell-range-address="'2021-22'.W59:'2021-22'.W108" chart:label-cell-address="'2021-22'.W58:'2021-22'.W58" chart:class="chart:line">
            <chart:data-point chart:repeated="50"/>
          </chart:series>
          <chart:series chart:style-name="ch11" chart:values-cell-range-address="'2021-22'.X59:'2021-22'.X108" chart:label-cell-address="'2021-22'.X58:'2021-22'.X58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BL</text:p>
                <draw:g>
                  <svg:desc>'2021-22'.W58:'2021-22'.W58</svg:desc>
                </draw:g>
              </table:table-cell>
              <table:table-cell office:value-type="string">
                <text:p>Peor BL</text:p>
                <draw:g>
                  <svg:desc>'2021-22'.X58:'2021-22'.X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KD-b_1_n25_m2</text:p>
                <draw:g>
                  <svg:desc>'2021-22'.V59:'2021-22'.V108</svg:desc>
                </draw:g>
              </table:table-cell>
              <table:table-cell office:value-type="float" office:value="0">
                <text:p>0</text:p>
                <draw:g>
                  <svg:desc>'2021-22'.W59:'2021-22'.W108</svg:desc>
                </draw:g>
              </table:table-cell>
              <table:table-cell office:value-type="float" office:value="0">
                <text:p>0</text:p>
                <draw:g>
                  <svg:desc>'2021-22'.X59:'2021-22'.X108</svg:desc>
                </draw:g>
              </table:table-cell>
            </table:table-row>
            <table:table-row>
              <table:table-cell office:value-type="string">
                <text:p>GKD-b_2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3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4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5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6_n25_m7</text:p>
              </table:table-cell>
              <table:table-cell office:value-type="float" office:value="40.8068099999998">
                <text:p>40.8068099999998</text:p>
              </table:table-cell>
              <table:table-cell office:value-type="float" office:value="54.4360700000002">
                <text:p>54.4360700000002</text:p>
              </table:table-cell>
            </table:table-row>
            <table:table-row>
              <table:table-cell office:value-type="string">
                <text:p>GKD-b_7_n25_m7</text:p>
              </table:table-cell>
              <table:table-cell office:value-type="float" office:value="20.8560200000002">
                <text:p>20.8560200000002</text:p>
              </table:table-cell>
              <table:table-cell office:value-type="float" office:value="50.42563">
                <text:p>50.42563</text:p>
              </table:table-cell>
            </table:table-row>
            <table:table-row>
              <table:table-cell office:value-type="string">
                <text:p>GKD-b_8_n25_m7</text:p>
              </table:table-cell>
              <table:table-cell office:value-type="float" office:value="40.0214399999998">
                <text:p>40.0214399999998</text:p>
              </table:table-cell>
              <table:table-cell office:value-type="float" office:value="50.8084100000001">
                <text:p>50.8084100000001</text:p>
              </table:table-cell>
            </table:table-row>
            <table:table-row>
              <table:table-cell office:value-type="string">
                <text:p>GKD-b_9_n25_m7</text:p>
              </table:table-cell>
              <table:table-cell office:value-type="float" office:value="35.9848999999998">
                <text:p>35.9848999999998</text:p>
              </table:table-cell>
              <table:table-cell office:value-type="float" office:value="70.80767">
                <text:p>70.80767</text:p>
              </table:table-cell>
            </table:table-row>
            <table:table-row>
              <table:table-cell office:value-type="string">
                <text:p>GKD-b_10_n25_m7</text:p>
              </table:table-cell>
              <table:table-cell office:value-type="float" office:value="35.1925199999998">
                <text:p>35.1925199999998</text:p>
              </table:table-cell>
              <table:table-cell office:value-type="float" office:value="76.4304600000003">
                <text:p>76.4304600000003</text:p>
              </table:table-cell>
            </table:table-row>
            <table:table-row>
              <table:table-cell office:value-type="string">
                <text:p>GKD-b_11_n50_m5</text:p>
              </table:table-cell>
              <table:table-cell office:value-type="float" office:value="12.1605500000002">
                <text:p>12.1605500000002</text:p>
              </table:table-cell>
              <table:table-cell office:value-type="float" office:value="17.7499500000001">
                <text:p>17.7499500000001</text:p>
              </table:table-cell>
            </table:table-row>
            <table:table-row>
              <table:table-cell office:value-type="string">
                <text:p>GKD-b_12_n50_m5</text:p>
              </table:table-cell>
              <table:table-cell office:value-type="float" office:value="12.7862899999999">
                <text:p>12.7862899999999</text:p>
              </table:table-cell>
              <table:table-cell office:value-type="float" office:value="32.93584">
                <text:p>32.93584</text:p>
              </table:table-cell>
            </table:table-row>
            <table:table-row>
              <table:table-cell office:value-type="string">
                <text:p>GKD-b_13_n50_m5</text:p>
              </table:table-cell>
              <table:table-cell office:value-type="float" office:value="10.73017">
                <text:p>10.73017</text:p>
              </table:table-cell>
              <table:table-cell office:value-type="float" office:value="16.2720000000001">
                <text:p>16.2720000000001</text:p>
              </table:table-cell>
            </table:table-row>
            <table:table-row>
              <table:table-cell office:value-type="string">
                <text:p>GKD-b_14_n50_m5</text:p>
              </table:table-cell>
              <table:table-cell office:value-type="float" office:value="14.7918399999998">
                <text:p>14.7918399999998</text:p>
              </table:table-cell>
              <table:table-cell office:value-type="float" office:value="29.7354399999999">
                <text:p>29.7354399999999</text:p>
              </table:table-cell>
            </table:table-row>
            <table:table-row>
              <table:table-cell office:value-type="string">
                <text:p>GKD-b_15_n50_m5</text:p>
              </table:table-cell>
              <table:table-cell office:value-type="float" office:value="13.8209199999999">
                <text:p>13.8209199999999</text:p>
              </table:table-cell>
              <table:table-cell office:value-type="float" office:value="26.8154599999998">
                <text:p>26.8154599999998</text:p>
              </table:table-cell>
            </table:table-row>
            <table:table-row>
              <table:table-cell office:value-type="string">
                <text:p>GKD-b_16_n50_m15</text:p>
              </table:table-cell>
              <table:table-cell office:value-type="float" office:value="110.17049">
                <text:p>110.17049</text:p>
              </table:table-cell>
              <table:table-cell office:value-type="float" office:value="191.40991">
                <text:p>191.40991</text:p>
              </table:table-cell>
            </table:table-row>
            <table:table-row>
              <table:table-cell office:value-type="string">
                <text:p>GKD-b_17_n50_m15</text:p>
              </table:table-cell>
              <table:table-cell office:value-type="float" office:value="93.1828199999999">
                <text:p>93.1828199999999</text:p>
              </table:table-cell>
              <table:table-cell office:value-type="float" office:value="152.7154">
                <text:p>152.7154</text:p>
              </table:table-cell>
            </table:table-row>
            <table:table-row>
              <table:table-cell office:value-type="string">
                <text:p>GKD-b_18_n50_m15</text:p>
              </table:table-cell>
              <table:table-cell office:value-type="float" office:value="79.20128">
                <text:p>79.20128</text:p>
              </table:table-cell>
              <table:table-cell office:value-type="float" office:value="139.18099">
                <text:p>139.18099</text:p>
              </table:table-cell>
            </table:table-row>
            <table:table-row>
              <table:table-cell office:value-type="string">
                <text:p>GKD-b_19_n50_m15</text:p>
              </table:table-cell>
              <table:table-cell office:value-type="float" office:value="91.7966400000003">
                <text:p>91.7966400000003</text:p>
              </table:table-cell>
              <table:table-cell office:value-type="float" office:value="157.087810000001">
                <text:p>157.087810000001</text:p>
              </table:table-cell>
            </table:table-row>
            <table:table-row>
              <table:table-cell office:value-type="string">
                <text:p>GKD-b_20_n50_m15</text:p>
              </table:table-cell>
              <table:table-cell office:value-type="float" office:value="52.3986500000001">
                <text:p>52.3986500000001</text:p>
              </table:table-cell>
              <table:table-cell office:value-type="float" office:value="103.23932">
                <text:p>103.23932</text:p>
              </table:table-cell>
            </table:table-row>
            <table:table-row>
              <table:table-cell office:value-type="string">
                <text:p>GKD-b_21_n100_m10</text:p>
              </table:table-cell>
              <table:table-cell office:value-type="float" office:value="33.24138">
                <text:p>33.24138</text:p>
              </table:table-cell>
              <table:table-cell office:value-type="float" office:value="68.5437299999994">
                <text:p>68.5437299999994</text:p>
              </table:table-cell>
            </table:table-row>
            <table:table-row>
              <table:table-cell office:value-type="string">
                <text:p>GKD-b_22_n100_m10</text:p>
              </table:table-cell>
              <table:table-cell office:value-type="float" office:value="45.5720899999999">
                <text:p>45.5720899999999</text:p>
              </table:table-cell>
              <table:table-cell office:value-type="float" office:value="65.3303599999997">
                <text:p>65.3303599999997</text:p>
              </table:table-cell>
            </table:table-row>
            <table:table-row>
              <table:table-cell office:value-type="string">
                <text:p>GKD-b_23_n100_m10</text:p>
              </table:table-cell>
              <table:table-cell office:value-type="float" office:value="31.6259299999999">
                <text:p>31.6259299999999</text:p>
              </table:table-cell>
              <table:table-cell office:value-type="float" office:value="70.2775099999997">
                <text:p>70.2775099999997</text:p>
              </table:table-cell>
            </table:table-row>
            <table:table-row>
              <table:table-cell office:value-type="string">
                <text:p>GKD-b_24_n100_m10</text:p>
              </table:table-cell>
              <table:table-cell office:value-type="float" office:value="33.7143500000006">
                <text:p>33.7143500000006</text:p>
              </table:table-cell>
              <table:table-cell office:value-type="float" office:value="42.2378500000004">
                <text:p>42.2378500000004</text:p>
              </table:table-cell>
            </table:table-row>
            <table:table-row>
              <table:table-cell office:value-type="string">
                <text:p>GKD-b_25_n100_m10</text:p>
              </table:table-cell>
              <table:table-cell office:value-type="float" office:value="31.7280299999998">
                <text:p>31.7280299999998</text:p>
              </table:table-cell>
              <table:table-cell office:value-type="float" office:value="63.5695200000002">
                <text:p>63.5695200000002</text:p>
              </table:table-cell>
            </table:table-row>
            <table:table-row>
              <table:table-cell office:value-type="string">
                <text:p>GKD-b_26_n100_m30</text:p>
              </table:table-cell>
              <table:table-cell office:value-type="float" office:value="240.787479999999">
                <text:p>240.787479999999</text:p>
              </table:table-cell>
              <table:table-cell office:value-type="float" office:value="354.820190000001">
                <text:p>354.820190000001</text:p>
              </table:table-cell>
            </table:table-row>
            <table:table-row>
              <table:table-cell office:value-type="string">
                <text:p>GKD-b_27_n100_m30</text:p>
              </table:table-cell>
              <table:table-cell office:value-type="float" office:value="280.99685">
                <text:p>280.99685</text:p>
              </table:table-cell>
              <table:table-cell office:value-type="float" office:value="351.28385">
                <text:p>351.28385</text:p>
              </table:table-cell>
            </table:table-row>
            <table:table-row>
              <table:table-cell office:value-type="string">
                <text:p>GKD-b_28_n100_m30</text:p>
              </table:table-cell>
              <table:table-cell office:value-type="float" office:value="346.868189999997">
                <text:p>346.868189999997</text:p>
              </table:table-cell>
              <table:table-cell office:value-type="float" office:value="560.020089999997">
                <text:p>560.020089999997</text:p>
              </table:table-cell>
            </table:table-row>
            <table:table-row>
              <table:table-cell office:value-type="string">
                <text:p>GKD-b_29_n100_m30</text:p>
              </table:table-cell>
              <table:table-cell office:value-type="float" office:value="285.783900000002">
                <text:p>285.783900000002</text:p>
              </table:table-cell>
              <table:table-cell office:value-type="float" office:value="351.436790000002">
                <text:p>351.436790000002</text:p>
              </table:table-cell>
            </table:table-row>
            <table:table-row>
              <table:table-cell office:value-type="string">
                <text:p>GKD-b_30_n100_m30</text:p>
              </table:table-cell>
              <table:table-cell office:value-type="float" office:value="260.039419999999">
                <text:p>260.039419999999</text:p>
              </table:table-cell>
              <table:table-cell office:value-type="float" office:value="421.381499999999">
                <text:p>421.381499999999</text:p>
              </table:table-cell>
            </table:table-row>
            <table:table-row>
              <table:table-cell office:value-type="string">
                <text:p>GKD-b_31_n125_m12</text:p>
              </table:table-cell>
              <table:table-cell office:value-type="float" office:value="37.48397">
                <text:p>37.48397</text:p>
              </table:table-cell>
              <table:table-cell office:value-type="float" office:value="62.6896399999997">
                <text:p>62.6896399999997</text:p>
              </table:table-cell>
            </table:table-row>
            <table:table-row>
              <table:table-cell office:value-type="string">
                <text:p>GKD-b_32_n125_m12</text:p>
              </table:table-cell>
              <table:table-cell office:value-type="float" office:value="47.3629799999994">
                <text:p>47.3629799999994</text:p>
              </table:table-cell>
              <table:table-cell office:value-type="float" office:value="60.7922300000005">
                <text:p>60.7922300000005</text:p>
              </table:table-cell>
            </table:table-row>
            <table:table-row>
              <table:table-cell office:value-type="string">
                <text:p>GKD-b_33_n125_m12</text:p>
              </table:table-cell>
              <table:table-cell office:value-type="float" office:value="49.2417499999998">
                <text:p>49.2417499999998</text:p>
              </table:table-cell>
              <table:table-cell office:value-type="float" office:value="92.0815200000002">
                <text:p>92.0815200000002</text:p>
              </table:table-cell>
            </table:table-row>
            <table:table-row>
              <table:table-cell office:value-type="string">
                <text:p>GKD-b_34_n125_m12</text:p>
              </table:table-cell>
              <table:table-cell office:value-type="float" office:value="46.35734">
                <text:p>46.35734</text:p>
              </table:table-cell>
              <table:table-cell office:value-type="float" office:value="109.36185">
                <text:p>109.36185</text:p>
              </table:table-cell>
            </table:table-row>
            <table:table-row>
              <table:table-cell office:value-type="string">
                <text:p>GKD-b_35_n125_m12</text:p>
              </table:table-cell>
              <table:table-cell office:value-type="float" office:value="53.0918200000001">
                <text:p>53.0918200000001</text:p>
              </table:table-cell>
              <table:table-cell office:value-type="float" office:value="79.7032700000004">
                <text:p>79.7032700000004</text:p>
              </table:table-cell>
            </table:table-row>
            <table:table-row>
              <table:table-cell office:value-type="string">
                <text:p>GKD-b_36_n125_m37</text:p>
              </table:table-cell>
              <table:table-cell office:value-type="float" office:value="260.290749999997">
                <text:p>260.290749999997</text:p>
              </table:table-cell>
              <table:table-cell office:value-type="float" office:value="373.213900000001">
                <text:p>373.213900000001</text:p>
              </table:table-cell>
            </table:table-row>
            <table:table-row>
              <table:table-cell office:value-type="string">
                <text:p>GKD-b_37_n125_m37</text:p>
              </table:table-cell>
              <table:table-cell office:value-type="float" office:value="393.99279">
                <text:p>393.99279</text:p>
              </table:table-cell>
              <table:table-cell office:value-type="float" office:value="472.852479999999">
                <text:p>472.852479999999</text:p>
              </table:table-cell>
            </table:table-row>
            <table:table-row>
              <table:table-cell office:value-type="string">
                <text:p>GKD-b_38_n125_m37</text:p>
              </table:table-cell>
              <table:table-cell office:value-type="float" office:value="332.452769999999">
                <text:p>332.452769999999</text:p>
              </table:table-cell>
              <table:table-cell office:value-type="float" office:value="393.972649999998">
                <text:p>393.972649999998</text:p>
              </table:table-cell>
            </table:table-row>
            <table:table-row>
              <table:table-cell office:value-type="string">
                <text:p>GKD-b_39_n125_m37</text:p>
              </table:table-cell>
              <table:table-cell office:value-type="float" office:value="281.743870000003">
                <text:p>281.743870000003</text:p>
              </table:table-cell>
              <table:table-cell office:value-type="float" office:value="437.72775">
                <text:p>437.72775</text:p>
              </table:table-cell>
            </table:table-row>
            <table:table-row>
              <table:table-cell office:value-type="string">
                <text:p>GKD-b_40_n125_m37</text:p>
              </table:table-cell>
              <table:table-cell office:value-type="float" office:value="260.969330000002">
                <text:p>260.969330000002</text:p>
              </table:table-cell>
              <table:table-cell office:value-type="float" office:value="514.641500000001">
                <text:p>514.641500000001</text:p>
              </table:table-cell>
            </table:table-row>
            <table:table-row>
              <table:table-cell office:value-type="string">
                <text:p>GKD-b_41_n150_m15</text:p>
              </table:table-cell>
              <table:table-cell office:value-type="float" office:value="48.5017200000002">
                <text:p>48.5017200000002</text:p>
              </table:table-cell>
              <table:table-cell office:value-type="float" office:value="135.13089">
                <text:p>135.13089</text:p>
              </table:table-cell>
            </table:table-row>
            <table:table-row>
              <table:table-cell office:value-type="string">
                <text:p>GKD-b_42_n150_m15</text:p>
              </table:table-cell>
              <table:table-cell office:value-type="float" office:value="59.4882100000004">
                <text:p>59.4882100000004</text:p>
              </table:table-cell>
              <table:table-cell office:value-type="float" office:value="86.2661200000005">
                <text:p>86.2661200000005</text:p>
              </table:table-cell>
            </table:table-row>
            <table:table-row>
              <table:table-cell office:value-type="string">
                <text:p>GKD-b_43_n150_m15</text:p>
              </table:table-cell>
              <table:table-cell office:value-type="float" office:value="58.5297400000004">
                <text:p>58.5297400000004</text:p>
              </table:table-cell>
              <table:table-cell office:value-type="float" office:value="101.99839">
                <text:p>101.99839</text:p>
              </table:table-cell>
            </table:table-row>
            <table:table-row>
              <table:table-cell office:value-type="string">
                <text:p>GKD-b_44_n150_m15</text:p>
              </table:table-cell>
              <table:table-cell office:value-type="float" office:value="53.9210899999994">
                <text:p>53.9210899999994</text:p>
              </table:table-cell>
              <table:table-cell office:value-type="float" office:value="99.4061100000004">
                <text:p>99.4061100000004</text:p>
              </table:table-cell>
            </table:table-row>
            <table:table-row>
              <table:table-cell office:value-type="string">
                <text:p>GKD-b_45_n150_m15</text:p>
              </table:table-cell>
              <table:table-cell office:value-type="float" office:value="68.5775400000014">
                <text:p>68.5775400000014</text:p>
              </table:table-cell>
              <table:table-cell office:value-type="float" office:value="149.691">
                <text:p>149.691</text:p>
              </table:table-cell>
            </table:table-row>
            <table:table-row>
              <table:table-cell office:value-type="string">
                <text:p>GKD-b_46_n150_m45</text:p>
              </table:table-cell>
              <table:table-cell office:value-type="float" office:value="431.314109999996">
                <text:p>431.314109999996</text:p>
              </table:table-cell>
              <table:table-cell office:value-type="float" office:value="634.276569999998">
                <text:p>634.276569999998</text:p>
              </table:table-cell>
            </table:table-row>
            <table:table-row>
              <table:table-cell office:value-type="string">
                <text:p>GKD-b_47_n150_m45</text:p>
              </table:table-cell>
              <table:table-cell office:value-type="float" office:value="438.307639999995">
                <text:p>438.307639999995</text:p>
              </table:table-cell>
              <table:table-cell office:value-type="float" office:value="515.380620000003">
                <text:p>515.380620000003</text:p>
              </table:table-cell>
            </table:table-row>
            <table:table-row>
              <table:table-cell office:value-type="string">
                <text:p>GKD-b_48_n150_m45</text:p>
              </table:table-cell>
              <table:table-cell office:value-type="float" office:value="441.272300000001">
                <text:p>441.272300000001</text:p>
              </table:table-cell>
              <table:table-cell office:value-type="float" office:value="533.79538">
                <text:p>533.79538</text:p>
              </table:table-cell>
            </table:table-row>
            <table:table-row>
              <table:table-cell office:value-type="string">
                <text:p>GKD-b_49_n150_m45</text:p>
              </table:table-cell>
              <table:table-cell office:value-type="float" office:value="387.927590000003">
                <text:p>387.927590000003</text:p>
              </table:table-cell>
              <table:table-cell office:value-type="float" office:value="632.745849999998">
                <text:p>632.745849999998</text:p>
              </table:table-cell>
            </table:table-row>
            <table:table-row>
              <table:table-cell office:value-type="string">
                <text:p>GKD-b_50_n150_m45</text:p>
              </table:table-cell>
              <table:table-cell office:value-type="float" office:value="322.41774">
                <text:p>322.41774</text:p>
              </table:table-cell>
              <table:table-cell office:value-type="float" office:value="462.46173">
                <text:p>462.461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